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6.9236in" fo:margin-left="0in" fo:margin-right="0.0014in" table:align="margins"/>
    </style:style>
    <style:style style:name="Table9.A" style:family="table-column">
      <style:table-column-properties style:column-width="1.4375in" style:rel-column-width="13606*"/>
    </style:style>
    <style:style style:name="Table9.B" style:family="table-column">
      <style:table-column-properties style:column-width="5.4861in" style:rel-column-width="51929*"/>
    </style:style>
    <style:style style:name="Table9.1" style:family="table-row">
      <style:table-row-properties fo:background-color="#e6e6e6">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2" style:family="table">
      <style:table-properties style:width="6.9236in" fo:margin-left="0in" fo:margin-right="0.0014in" table:align="margins"/>
    </style:style>
    <style:style style:name="Table12.A" style:family="table-column">
      <style:table-column-properties style:column-width="1.4375in" style:rel-column-width="13606*"/>
    </style:style>
    <style:style style:name="Table12.B" style:family="table-column">
      <style:table-column-properties style:column-width="5.4861in" style:rel-column-width="51929*"/>
    </style:style>
    <style:style style:name="Table12.1" style:family="table-row">
      <style:table-row-properties fo:background-color="#e6e6e6">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4" style:family="table">
      <style:table-properties style:width="6.9236in" fo:margin-left="0in" fo:margin-right="0.0014in" table:align="margins"/>
    </style:style>
    <style:style style:name="Table14.A" style:family="table-column">
      <style:table-column-properties style:column-width="1.4375in" style:rel-column-width="13606*"/>
    </style:style>
    <style:style style:name="Table14.B" style:family="table-column">
      <style:table-column-properties style:column-width="5.4861in" style:rel-column-width="51929*"/>
    </style:style>
    <style:style style:name="Table14.1" style:family="table-row">
      <style:table-row-properties fo:background-color="#e6e6e6">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 style:family="table">
      <style:table-properties style:width="6.9236in" fo:margin-left="0in" fo:margin-right="0.0014in" table:align="margins"/>
    </style:style>
    <style:style style:name="Table1.A" style:family="table-column">
      <style:table-column-properties style:column-width="3.3194in" style:rel-column-width="31419*"/>
    </style:style>
    <style:style style:name="Table1.B" style:family="table-column">
      <style:table-column-properties style:column-width="3.6042in" style:rel-column-width="34116*"/>
    </style:style>
    <style:style style:name="Table1.1" style:family="table-row">
      <style:table-row-properties fo:background-color="#e6e6e6">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36in"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1.6319in"/>
    </style:style>
    <style:style style:name="Table4.B" style:family="table-column">
      <style:table-column-properties style:column-width="1.7847in"/>
    </style:style>
    <style:style style:name="Table4.C" style:family="table-column">
      <style:table-column-properties style:column-width="3.5069in"/>
    </style:style>
    <style:style style:name="Table4.1" style:family="table-row">
      <style:table-row-properties fo:background-color="#e6e6e6" fo:keep-together="auto">
        <style:background-image/>
      </style:table-row-properties>
    </style:style>
    <style:style style:name="Table4.A1"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 fo:background-color="transparent" fo:padding="0.0382in" fo:border="0.05pt solid #000000" style:writing-mode="page">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3" style:family="table">
      <style:table-properties style:width="6.9236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1.6319in"/>
    </style:style>
    <style:style style:name="Table3.B" style:family="table-column">
      <style:table-column-properties style:column-width="1.7847in"/>
    </style:style>
    <style:style style:name="Table3.C" style:family="table-column">
      <style:table-column-properties style:column-width="3.5069in"/>
    </style:style>
    <style:style style:name="Table3.1" style:family="table-row">
      <style:table-row-properties fo:background-color="#e6e6e6" fo:keep-together="auto">
        <style:background-image/>
      </style:table-row-properties>
    </style:style>
    <style:style style:name="Table3.A1"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le3.C1" style:family="table-cell">
      <style:table-cell-properties style:vertical-align="" fo:background-color="transparent" fo:padding="0.0382in" fo:border="0.05pt solid #000000" style:writing-mode="page">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left="0.05pt solid #000000" fo:border-right="none" fo:border-top="none" fo:border-bottom="0.05pt solid #000000"/>
    </style:style>
    <style:style style:name="Table3.B13" style:family="table-cell">
      <style:table-cell-properties fo:padding="0.0382in" fo:border-left="0.05pt solid #000000" fo:border-right="none" fo:border-top="none" fo:border-bottom="0.05pt solid #000000"/>
    </style:style>
    <style:style style:name="Table3.C13" style:family="table-cell">
      <style:table-cell-properties fo:padding="0.0382in" fo:border-left="0.05pt solid #000000" fo:border-right="0.05pt solid #000000" fo:border-top="none" fo:border-bottom="0.05pt solid #000000"/>
    </style:style>
    <style:style style:name="Table3.A14" style:family="table-cell">
      <style:table-cell-properties fo:padding="0.0382in" fo:border-left="0.05pt solid #000000" fo:border-right="none" fo:border-top="none" fo:border-bottom="0.05pt solid #000000"/>
    </style:style>
    <style:style style:name="Table3.B14" style:family="table-cell">
      <style:table-cell-properties fo:padding="0.0382in" fo:border-left="0.05pt solid #000000" fo:border-right="none" fo:border-top="none" fo:border-bottom="0.05pt solid #000000"/>
    </style:style>
    <style:style style:name="Table3.C14" style:family="table-cell">
      <style:table-cell-properties fo:padding="0.0382in" fo:border-left="0.05pt solid #000000" fo:border-right="0.05pt solid #000000" fo:border-top="none" fo:border-bottom="0.05pt solid #000000"/>
    </style:style>
    <style:style style:name="Table3.A15" style:family="table-cell">
      <style:table-cell-properties fo:padding="0.0382in" fo:border-left="0.05pt solid #000000" fo:border-right="none" fo:border-top="none" fo:border-bottom="0.05pt solid #000000"/>
    </style:style>
    <style:style style:name="Table3.B15" style:family="table-cell">
      <style:table-cell-properties fo:padding="0.0382in" fo:border-left="0.05pt solid #000000" fo:border-right="none" fo:border-top="none" fo:border-bottom="0.05pt solid #000000"/>
    </style:style>
    <style:style style:name="Table3.C15" style:family="table-cell">
      <style:table-cell-properties fo:padding="0.0382in" fo:border-left="0.05pt solid #000000" fo:border-right="0.05pt solid #000000" fo:border-top="none" fo:border-bottom="0.05pt solid #000000"/>
    </style:style>
    <style:style style:name="Table3.A16" style:family="table-cell">
      <style:table-cell-properties fo:padding="0.0382in" fo:border-left="0.05pt solid #000000" fo:border-right="none" fo:border-top="none" fo:border-bottom="0.05pt solid #000000"/>
    </style:style>
    <style:style style:name="Table3.B16" style:family="table-cell">
      <style:table-cell-properties fo:padding="0.0382in" fo:border-left="0.05pt solid #000000" fo:border-right="none" fo:border-top="none" fo:border-bottom="0.05pt solid #000000"/>
    </style:style>
    <style:style style:name="Table3.C16" style:family="table-cell">
      <style:table-cell-properties fo:padding="0.0382in" fo:border-left="0.05pt solid #000000" fo:border-right="0.05pt solid #000000" fo:border-top="none" fo:border-bottom="0.05pt solid #000000"/>
    </style:style>
    <style:style style:name="Table3.A17" style:family="table-cell">
      <style:table-cell-properties fo:padding="0.0382in" fo:border-left="0.05pt solid #000000" fo:border-right="none" fo:border-top="none" fo:border-bottom="0.05pt solid #000000"/>
    </style:style>
    <style:style style:name="Table3.B17" style:family="table-cell">
      <style:table-cell-properties fo:padding="0.0382in" fo:border-left="0.05pt solid #000000" fo:border-right="none" fo:border-top="none" fo:border-bottom="0.05pt solid #000000"/>
    </style:style>
    <style:style style:name="Table3.C17" style:family="table-cell">
      <style:table-cell-properties fo:padding="0.0382in" fo:border-left="0.05pt solid #000000" fo:border-right="0.05pt solid #000000" fo:border-top="none" fo:border-bottom="0.05pt solid #000000"/>
    </style:style>
    <style:style style:name="Table5" style:family="table">
      <style:table-properties style:width="6.9236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1.6319in"/>
    </style:style>
    <style:style style:name="Table5.B" style:family="table-column">
      <style:table-column-properties style:column-width="1.7847in"/>
    </style:style>
    <style:style style:name="Table5.C" style:family="table-column">
      <style:table-column-properties style:column-width="3.5069in"/>
    </style:style>
    <style:style style:name="Table5.1" style:family="table-row">
      <style:table-row-properties fo:background-color="#e6e6e6" fo:keep-together="auto">
        <style:background-image/>
      </style:table-row-properties>
    </style:style>
    <style:style style:name="Table5.A1"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le5.C1" style:family="table-cell">
      <style:table-cell-properties style:vertical-align="" fo:background-color="transparent" fo:padding="0.0382in" fo:border="0.05pt solid #000000" style:writing-mode="page">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6" style:family="table">
      <style:table-properties style:width="6.9236in"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1.6319in"/>
    </style:style>
    <style:style style:name="Table6.B" style:family="table-column">
      <style:table-column-properties style:column-width="1.7847in"/>
    </style:style>
    <style:style style:name="Table6.C" style:family="table-column">
      <style:table-column-properties style:column-width="3.5069in"/>
    </style:style>
    <style:style style:name="Table6.1" style:family="table-row">
      <style:table-row-properties fo:background-color="#e6e6e6" fo:keep-together="auto">
        <style:background-image/>
      </style:table-row-properties>
    </style:style>
    <style:style style:name="Table6.A1"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le6.C1" style:family="table-cell">
      <style:table-cell-properties style:vertical-align="" fo:background-color="transparent" fo:padding="0.0382in" fo:border="0.05pt solid #000000" style:writing-mode="page">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7" style:family="table">
      <style:table-properties style:width="6.9236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1.6319in"/>
    </style:style>
    <style:style style:name="Table7.B" style:family="table-column">
      <style:table-column-properties style:column-width="1.7847in"/>
    </style:style>
    <style:style style:name="Table7.C" style:family="table-column">
      <style:table-column-properties style:column-width="3.5069in"/>
    </style:style>
    <style:style style:name="Table7.1" style:family="table-row">
      <style:table-row-properties fo:background-color="#e6e6e6" fo:keep-together="auto">
        <style:background-image/>
      </style:table-row-properties>
    </style:style>
    <style:style style:name="Table7.A1"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le7.C1" style:family="table-cell">
      <style:table-cell-properties style:vertical-align="" fo:background-color="transparent" fo:padding="0.0382in" fo:border="0.05pt solid #000000" style:writing-mode="page">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8" style:family="table">
      <style:table-properties style:width="6.9236in"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1.6319in"/>
    </style:style>
    <style:style style:name="Table8.B" style:family="table-column">
      <style:table-column-properties style:column-width="1.7847in"/>
    </style:style>
    <style:style style:name="Table8.C" style:family="table-column">
      <style:table-column-properties style:column-width="3.5069in"/>
    </style:style>
    <style:style style:name="Table8.1" style:family="table-row">
      <style:table-row-properties fo:background-color="#e6e6e6" fo:keep-together="auto">
        <style:background-image/>
      </style:table-row-properties>
    </style:style>
    <style:style style:name="Table8.A1"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le8.C1" style:family="table-cell">
      <style:table-cell-properties style:vertical-align="" fo:background-color="transparent" fo:padding="0.0382in" fo:border="0.05pt solid #000000" style:writing-mode="page">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10" style:family="table">
      <style:table-properties style:width="6.9236in"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1.6319in"/>
    </style:style>
    <style:style style:name="Table10.B" style:family="table-column">
      <style:table-column-properties style:column-width="1.7847in"/>
    </style:style>
    <style:style style:name="Table10.C" style:family="table-column">
      <style:table-column-properties style:column-width="3.5069in"/>
    </style:style>
    <style:style style:name="Table10.1" style:family="table-row">
      <style:table-row-properties fo:background-color="#e6e6e6" fo:keep-together="auto">
        <style:background-image/>
      </style:table-row-properties>
    </style:style>
    <style:style style:name="Table10.A1"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le10.C1" style:family="table-cell">
      <style:table-cell-properties style:vertical-align="" fo:background-color="transparent" fo:padding="0.0382in" fo:border="0.05pt solid #000000" style:writing-mode="page">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1" style:family="table">
      <style:table-properties style:width="6.9236in"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1.6319in"/>
    </style:style>
    <style:style style:name="Table11.B" style:family="table-column">
      <style:table-column-properties style:column-width="1.7847in"/>
    </style:style>
    <style:style style:name="Table11.C" style:family="table-column">
      <style:table-column-properties style:column-width="3.5069in"/>
    </style:style>
    <style:style style:name="Table11.1" style:family="table-row">
      <style:table-row-properties fo:background-color="#e6e6e6" fo:keep-together="auto">
        <style:background-image/>
      </style:table-row-properties>
    </style:style>
    <style:style style:name="Table11.A1"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le11.C1" style:family="table-cell">
      <style:table-cell-properties style:vertical-align="" fo:background-color="transparent" fo:padding="0.0382in" fo:border="0.05pt solid #000000" style:writing-mode="page">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9236in"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1.6319in"/>
    </style:style>
    <style:style style:name="Table13.B" style:family="table-column">
      <style:table-column-properties style:column-width="1.7847in"/>
    </style:style>
    <style:style style:name="Table13.C" style:family="table-column">
      <style:table-column-properties style:column-width="3.5069in"/>
    </style:style>
    <style:style style:name="Table13.1" style:family="table-row">
      <style:table-row-properties fo:background-color="#e6e6e6" fo:keep-together="auto">
        <style:background-image/>
      </style:table-row-properties>
    </style:style>
    <style:style style:name="Table13.A1"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le13.C1" style:family="table-cell">
      <style:table-cell-properties style:vertical-align="" fo:background-color="transparent" fo:padding="0.0382in" fo:border="0.05pt solid #000000" style:writing-mode="page">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2" style:family="table">
      <style:table-properties style:width="6.9236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6319in"/>
    </style:style>
    <style:style style:name="Table2.B" style:family="table-column">
      <style:table-column-properties style:column-width="1.7847in"/>
    </style:style>
    <style:style style:name="Table2.C" style:family="table-column">
      <style:table-column-properties style:column-width="3.5069in"/>
    </style:style>
    <style:style style:name="Table2.1" style:family="table-row">
      <style:table-row-properties fo:background-color="#e6e6e6" fo:keep-together="auto">
        <style:background-image/>
      </style:table-row-properties>
    </style:style>
    <style:style style:name="Table2.A1"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le2.C1" style:family="table-cell">
      <style:table-cell-properties style:vertical-align="" fo:background-color="transparent" fo:padding="0.0382in" fo:border="0.05pt solid #000000" style:writing-mode="page">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5ebf9" officeooo:paragraph-rsid="0015ebf9"/>
    </style:style>
    <style:style style:name="P2" style:family="paragraph" style:parent-style-name="Text_20_body">
      <style:text-properties officeooo:rsid="0015ebf9" officeooo:paragraph-rsid="005ac46d"/>
    </style:style>
    <style:style style:name="P3" style:family="paragraph" style:parent-style-name="Text_20_body">
      <style:text-properties officeooo:rsid="0016bf31" officeooo:paragraph-rsid="0016bf31"/>
    </style:style>
    <style:style style:name="P4" style:family="paragraph" style:parent-style-name="Text_20_body">
      <style:text-properties officeooo:rsid="0016bf31" officeooo:paragraph-rsid="0016fd1c"/>
    </style:style>
    <style:style style:name="P5" style:family="paragraph" style:parent-style-name="Text_20_body">
      <style:text-properties fo:font-weight="bold" officeooo:rsid="0016bf31" officeooo:paragraph-rsid="0016bf31" style:font-weight-asian="bold" style:font-weight-complex="bold"/>
    </style:style>
    <style:style style:name="P6" style:family="paragraph" style:parent-style-name="Text_20_body">
      <style:text-properties fo:font-weight="bold" officeooo:rsid="00a26d09" officeooo:paragraph-rsid="00c15979" style:font-weight-asian="bold" style:font-weight-complex="bold"/>
    </style:style>
    <style:style style:name="P7" style:family="paragraph" style:parent-style-name="Text_20_body">
      <style:text-properties fo:font-weight="bold" officeooo:rsid="00a26d09" officeooo:paragraph-rsid="00dd781b" style:font-weight-asian="bold" style:font-weight-complex="bold"/>
    </style:style>
    <style:style style:name="P8" style:family="paragraph" style:parent-style-name="Text_20_body">
      <style:text-properties fo:font-weight="bold" officeooo:rsid="00ed28e5" officeooo:paragraph-rsid="00ed28e5" style:font-weight-asian="bold" style:font-weight-complex="bold"/>
    </style:style>
    <style:style style:name="P9" style:family="paragraph" style:parent-style-name="Text_20_body">
      <style:text-properties fo:font-weight="bold" officeooo:rsid="00eadc79" officeooo:paragraph-rsid="00eadc79" style:font-weight-asian="bold" style:font-weight-complex="bold"/>
    </style:style>
    <style:style style:name="P10" style:family="paragraph" style:parent-style-name="Text_20_body">
      <style:text-properties officeooo:rsid="0016fd1c" officeooo:paragraph-rsid="0016fd1c"/>
    </style:style>
    <style:style style:name="P11" style:family="paragraph" style:parent-style-name="Text_20_body">
      <style:text-properties officeooo:rsid="00188790" officeooo:paragraph-rsid="00188790"/>
    </style:style>
    <style:style style:name="P12" style:family="paragraph" style:parent-style-name="Text_20_body">
      <style:text-properties officeooo:rsid="00188790" officeooo:paragraph-rsid="00e12659"/>
    </style:style>
    <style:style style:name="P13" style:family="paragraph" style:parent-style-name="Text_20_body">
      <style:text-properties officeooo:rsid="001f6f4e" officeooo:paragraph-rsid="001f6f4e"/>
    </style:style>
    <style:style style:name="P14" style:family="paragraph" style:parent-style-name="Text_20_body">
      <style:text-properties officeooo:rsid="001f6f4e" officeooo:paragraph-rsid="00eea1a5"/>
    </style:style>
    <style:style style:name="P15" style:family="paragraph" style:parent-style-name="Text_20_body">
      <style:text-properties officeooo:rsid="00234965" officeooo:paragraph-rsid="00234965"/>
    </style:style>
    <style:style style:name="P16" style:family="paragraph" style:parent-style-name="Text_20_body">
      <style:text-properties officeooo:rsid="00234965" officeooo:paragraph-rsid="0058192f"/>
    </style:style>
    <style:style style:name="P17" style:family="paragraph" style:parent-style-name="Text_20_body">
      <style:text-properties officeooo:rsid="00250032" officeooo:paragraph-rsid="00250032"/>
    </style:style>
    <style:style style:name="P18" style:family="paragraph" style:parent-style-name="Text_20_body">
      <style:text-properties officeooo:rsid="00250032" officeooo:paragraph-rsid="005ac46d"/>
    </style:style>
    <style:style style:name="P19" style:family="paragraph" style:parent-style-name="Text_20_body">
      <style:text-properties officeooo:paragraph-rsid="0029b34c"/>
    </style:style>
    <style:style style:name="P20" style:family="paragraph" style:parent-style-name="Text_20_body">
      <style:text-properties officeooo:rsid="0029b34c" officeooo:paragraph-rsid="0029b34c"/>
    </style:style>
    <style:style style:name="P21" style:family="paragraph" style:parent-style-name="Text_20_body">
      <style:text-properties officeooo:rsid="002b7607" officeooo:paragraph-rsid="002b7607"/>
    </style:style>
    <style:style style:name="P22" style:family="paragraph" style:parent-style-name="Text_20_body">
      <style:text-properties officeooo:rsid="002f4b52" officeooo:paragraph-rsid="002f4b52"/>
    </style:style>
    <style:style style:name="P23" style:family="paragraph" style:parent-style-name="Text_20_body">
      <style:text-properties officeooo:rsid="00342510" officeooo:paragraph-rsid="00342510"/>
    </style:style>
    <style:style style:name="P24" style:family="paragraph" style:parent-style-name="Text_20_body">
      <style:text-properties officeooo:rsid="00350be9" officeooo:paragraph-rsid="00370ef5"/>
    </style:style>
    <style:style style:name="P25" style:family="paragraph" style:parent-style-name="Text_20_body">
      <style:text-properties officeooo:rsid="00328e3b" officeooo:paragraph-rsid="00370ef5"/>
    </style:style>
    <style:style style:name="P26" style:family="paragraph" style:parent-style-name="Text_20_body">
      <style:text-properties officeooo:rsid="004965be" officeooo:paragraph-rsid="004965be"/>
    </style:style>
    <style:style style:name="P27" style:family="paragraph" style:parent-style-name="Text_20_body">
      <style:text-properties officeooo:rsid="004965be" officeooo:paragraph-rsid="004aa277"/>
    </style:style>
    <style:style style:name="P28" style:family="paragraph" style:parent-style-name="Text_20_body">
      <style:text-properties officeooo:rsid="00520638" officeooo:paragraph-rsid="00520638"/>
    </style:style>
    <style:style style:name="P29" style:family="paragraph" style:parent-style-name="Text_20_body">
      <style:text-properties officeooo:paragraph-rsid="00520638"/>
    </style:style>
    <style:style style:name="P30" style:family="paragraph" style:parent-style-name="Text_20_body">
      <style:text-properties officeooo:paragraph-rsid="0058192f"/>
    </style:style>
    <style:style style:name="P31" style:family="paragraph" style:parent-style-name="Text_20_body">
      <style:text-properties officeooo:rsid="0058192f" officeooo:paragraph-rsid="0058192f"/>
    </style:style>
    <style:style style:name="P32" style:family="paragraph" style:parent-style-name="Text_20_body">
      <style:text-properties officeooo:rsid="0058192f" officeooo:paragraph-rsid="0093cbe3"/>
    </style:style>
    <style:style style:name="P33" style:family="paragraph" style:parent-style-name="Text_20_body">
      <style:text-properties officeooo:rsid="0058192f" officeooo:paragraph-rsid="0094ebfe"/>
    </style:style>
    <style:style style:name="P34" style:family="paragraph" style:parent-style-name="Text_20_body">
      <style:text-properties officeooo:rsid="0058192f" officeooo:paragraph-rsid="009692f7"/>
    </style:style>
    <style:style style:name="P35" style:family="paragraph" style:parent-style-name="Text_20_body">
      <style:text-properties officeooo:rsid="0058192f" officeooo:paragraph-rsid="00b46a58"/>
    </style:style>
    <style:style style:name="P36" style:family="paragraph" style:parent-style-name="Text_20_body">
      <style:text-properties officeooo:rsid="005de3d4" officeooo:paragraph-rsid="005de3d4"/>
    </style:style>
    <style:style style:name="P37" style:family="paragraph" style:parent-style-name="Text_20_body">
      <style:text-properties officeooo:rsid="0069dfcb" officeooo:paragraph-rsid="0069dfcb"/>
    </style:style>
    <style:style style:name="P38" style:family="paragraph" style:parent-style-name="Text_20_body">
      <style:text-properties officeooo:rsid="006cf331" officeooo:paragraph-rsid="006cf331"/>
    </style:style>
    <style:style style:name="P39" style:family="paragraph" style:parent-style-name="Text_20_body">
      <style:text-properties officeooo:rsid="006f88ef"/>
    </style:style>
    <style:style style:name="P40" style:family="paragraph" style:parent-style-name="Text_20_body">
      <style:text-properties officeooo:rsid="006f88ef" officeooo:paragraph-rsid="006f88ef"/>
    </style:style>
    <style:style style:name="P41" style:family="paragraph" style:parent-style-name="Text_20_body">
      <style:text-properties officeooo:rsid="006f88ef" officeooo:paragraph-rsid="009e3775"/>
    </style:style>
    <style:style style:name="P42" style:family="paragraph" style:parent-style-name="Text_20_body">
      <style:text-properties officeooo:rsid="007378af" officeooo:paragraph-rsid="007378af"/>
    </style:style>
    <style:style style:name="P43" style:family="paragraph" style:parent-style-name="Text_20_body">
      <style:text-properties officeooo:rsid="001a2b9f" officeooo:paragraph-rsid="001a2b9f"/>
    </style:style>
    <style:style style:name="P44" style:family="paragraph" style:parent-style-name="Text_20_body">
      <style:text-properties officeooo:rsid="001a2b9f" officeooo:paragraph-rsid="009e3775"/>
    </style:style>
    <style:style style:name="P45" style:family="paragraph" style:parent-style-name="Text_20_body">
      <style:text-properties officeooo:rsid="00780daf" officeooo:paragraph-rsid="00780daf"/>
    </style:style>
    <style:style style:name="P46" style:family="paragraph" style:parent-style-name="Text_20_body">
      <style:text-properties officeooo:rsid="007bcfeb" officeooo:paragraph-rsid="007bcfeb"/>
    </style:style>
    <style:style style:name="P47" style:family="paragraph" style:parent-style-name="Text_20_body">
      <style:text-properties officeooo:rsid="007bcfeb" officeooo:paragraph-rsid="00e29517"/>
    </style:style>
    <style:style style:name="P48" style:family="paragraph" style:parent-style-name="Text_20_body">
      <style:text-properties officeooo:rsid="00846ccf" officeooo:paragraph-rsid="00846ccf"/>
    </style:style>
    <style:style style:name="P49" style:family="paragraph" style:parent-style-name="Text_20_body">
      <style:text-properties officeooo:rsid="003b3bd1" officeooo:paragraph-rsid="0093cbe3"/>
    </style:style>
    <style:style style:name="P50" style:family="paragraph" style:parent-style-name="Text_20_body">
      <style:text-properties officeooo:rsid="003b3bd1" officeooo:paragraph-rsid="0094ebfe"/>
    </style:style>
    <style:style style:name="P51" style:family="paragraph" style:parent-style-name="Text_20_body">
      <style:text-properties officeooo:rsid="003b3bd1" officeooo:paragraph-rsid="009692f7"/>
    </style:style>
    <style:style style:name="P52" style:family="paragraph" style:parent-style-name="Text_20_body">
      <style:text-properties officeooo:rsid="003b3bd1" officeooo:paragraph-rsid="00b46a58"/>
    </style:style>
    <style:style style:name="P53" style:family="paragraph" style:parent-style-name="Text_20_body">
      <style:text-properties officeooo:rsid="003b3bd1" officeooo:paragraph-rsid="00ba2e3c"/>
    </style:style>
    <style:style style:name="P54" style:family="paragraph" style:parent-style-name="Text_20_body">
      <style:text-properties officeooo:rsid="003b3bd1" officeooo:paragraph-rsid="00bd4070"/>
    </style:style>
    <style:style style:name="P55" style:family="paragraph" style:parent-style-name="Text_20_body">
      <style:text-properties officeooo:rsid="003b3bd1" officeooo:paragraph-rsid="00e29517"/>
    </style:style>
    <style:style style:name="P56" style:family="paragraph" style:parent-style-name="Text_20_body">
      <style:text-properties officeooo:rsid="0093cbe3" officeooo:paragraph-rsid="0093cbe3"/>
    </style:style>
    <style:style style:name="P57" style:family="paragraph" style:parent-style-name="Text_20_body">
      <style:text-properties officeooo:rsid="0093cbe3" officeooo:paragraph-rsid="0094ebfe"/>
    </style:style>
    <style:style style:name="P58" style:family="paragraph" style:parent-style-name="Text_20_body">
      <style:text-properties officeooo:rsid="0093cbe3" officeooo:paragraph-rsid="009692f7"/>
    </style:style>
    <style:style style:name="P59" style:family="paragraph" style:parent-style-name="Text_20_body">
      <style:text-properties officeooo:rsid="0093cbe3" officeooo:paragraph-rsid="00b46a58"/>
    </style:style>
    <style:style style:name="P60" style:family="paragraph" style:parent-style-name="Text_20_body">
      <style:text-properties officeooo:rsid="0093cbe3" officeooo:paragraph-rsid="00ba2e3c"/>
    </style:style>
    <style:style style:name="P61" style:family="paragraph" style:parent-style-name="Text_20_body">
      <style:text-properties officeooo:paragraph-rsid="009692f7"/>
    </style:style>
    <style:style style:name="P62" style:family="paragraph" style:parent-style-name="Text_20_body">
      <style:text-properties officeooo:rsid="0042de1e" officeooo:paragraph-rsid="0042de1e"/>
    </style:style>
    <style:style style:name="P63" style:family="paragraph" style:parent-style-name="Text_20_body">
      <style:text-properties officeooo:rsid="00ae9011" officeooo:paragraph-rsid="00ae9011"/>
    </style:style>
    <style:style style:name="P64" style:family="paragraph" style:parent-style-name="Text_20_body">
      <style:paragraph-properties fo:text-align="center" style:justify-single-word="false"/>
      <style:text-properties officeooo:rsid="00b073f7" officeooo:paragraph-rsid="00b073f7"/>
    </style:style>
    <style:style style:name="P65" style:family="paragraph" style:parent-style-name="Text_20_body">
      <style:paragraph-properties fo:text-align="start" style:justify-single-word="false"/>
      <style:text-properties officeooo:rsid="00b073f7" officeooo:paragraph-rsid="00b073f7"/>
    </style:style>
    <style:style style:name="P66" style:family="paragraph" style:parent-style-name="Text_20_body">
      <style:text-properties officeooo:paragraph-rsid="00b46a58"/>
    </style:style>
    <style:style style:name="P67" style:family="paragraph" style:parent-style-name="Text_20_body">
      <style:text-properties officeooo:paragraph-rsid="00ba2e3c"/>
    </style:style>
    <style:style style:name="P68" style:family="paragraph" style:parent-style-name="Text_20_body">
      <style:text-properties officeooo:paragraph-rsid="00bd4070"/>
    </style:style>
    <style:style style:name="P69" style:family="paragraph" style:parent-style-name="Text_20_body">
      <style:text-properties officeooo:paragraph-rsid="00c15979"/>
    </style:style>
    <style:style style:name="P70" style:family="paragraph" style:parent-style-name="Text_20_body">
      <style:text-properties officeooo:rsid="00c4abef" officeooo:paragraph-rsid="00c4abef"/>
    </style:style>
    <style:style style:name="P71" style:family="paragraph" style:parent-style-name="Text_20_body">
      <style:text-properties officeooo:rsid="00cba562" officeooo:paragraph-rsid="00cba562"/>
    </style:style>
    <style:style style:name="P72" style:family="paragraph" style:parent-style-name="Text_20_body">
      <style:text-properties officeooo:paragraph-rsid="00d73b10"/>
    </style:style>
    <style:style style:name="P73" style:family="paragraph" style:parent-style-name="Text_20_body">
      <style:text-properties officeooo:rsid="00dc87d1" officeooo:paragraph-rsid="00dc87d1"/>
    </style:style>
    <style:style style:name="P74" style:family="paragraph" style:parent-style-name="Text_20_body">
      <style:text-properties officeooo:rsid="00a26d09" officeooo:paragraph-rsid="00c15979"/>
    </style:style>
    <style:style style:name="P75" style:family="paragraph" style:parent-style-name="Text_20_body">
      <style:text-properties officeooo:paragraph-rsid="00dd781b"/>
    </style:style>
    <style:style style:name="P76" style:family="paragraph" style:parent-style-name="Text_20_body">
      <style:text-properties officeooo:rsid="00dd781b" officeooo:paragraph-rsid="00dd781b"/>
    </style:style>
    <style:style style:name="P77" style:family="paragraph" style:parent-style-name="Text_20_body">
      <style:text-properties officeooo:paragraph-rsid="00df0c86"/>
    </style:style>
    <style:style style:name="P78" style:family="paragraph" style:parent-style-name="Text_20_body">
      <style:text-properties officeooo:rsid="00df0c86" officeooo:paragraph-rsid="00df0c86"/>
    </style:style>
    <style:style style:name="P79" style:family="paragraph" style:parent-style-name="Text_20_body">
      <style:text-properties officeooo:rsid="00e12659" officeooo:paragraph-rsid="00e12659"/>
    </style:style>
    <style:style style:name="P80" style:family="paragraph" style:parent-style-name="Text_20_body">
      <style:text-properties officeooo:rsid="003255f7" officeooo:paragraph-rsid="00e12659"/>
    </style:style>
    <style:style style:name="P81" style:family="paragraph" style:parent-style-name="Text_20_body">
      <style:text-properties officeooo:rsid="00e29517" officeooo:paragraph-rsid="00e29517"/>
    </style:style>
    <style:style style:name="P82" style:family="paragraph" style:parent-style-name="Text_20_body">
      <style:text-properties officeooo:paragraph-rsid="00e4932b"/>
    </style:style>
    <style:style style:name="P83" style:family="paragraph" style:parent-style-name="Text_20_body">
      <style:text-properties officeooo:rsid="00eadc79" officeooo:paragraph-rsid="00eadc79"/>
    </style:style>
    <style:style style:name="P84" style:family="paragraph" style:parent-style-name="Text_20_body">
      <style:text-properties officeooo:rsid="00eadc79" officeooo:paragraph-rsid="00c15979"/>
    </style:style>
    <style:style style:name="P85" style:family="paragraph" style:parent-style-name="Text_20_body">
      <style:text-properties officeooo:rsid="00ebc11b" officeooo:paragraph-rsid="00ebc11b"/>
    </style:style>
    <style:style style:name="P86" style:family="paragraph" style:parent-style-name="Text_20_body">
      <style:text-properties officeooo:rsid="00ebd03c" officeooo:paragraph-rsid="00ed28e5"/>
    </style:style>
    <style:style style:name="P87" style:family="paragraph" style:parent-style-name="Text_20_body">
      <style:text-properties officeooo:rsid="00ed28e5" officeooo:paragraph-rsid="00ed28e5"/>
    </style:style>
    <style:style style:name="P88" style:family="paragraph" style:parent-style-name="Text_20_body">
      <style:text-properties officeooo:rsid="00ee63ba" officeooo:paragraph-rsid="00ee63ba"/>
    </style:style>
    <style:style style:name="P89" style:family="paragraph" style:parent-style-name="Text_20_body">
      <style:text-properties officeooo:rsid="00eea1a5" officeooo:paragraph-rsid="00eea1a5"/>
    </style:style>
    <style:style style:name="P90" style:family="paragraph" style:parent-style-name="Text_20_body">
      <style:text-properties officeooo:rsid="00efd35f" officeooo:paragraph-rsid="00efd35f"/>
    </style:style>
    <style:style style:name="P91" style:family="paragraph" style:parent-style-name="Text_20_body">
      <style:text-properties officeooo:rsid="00f1a3f0" officeooo:paragraph-rsid="00f1a3f0"/>
    </style:style>
    <style:style style:name="P92" style:family="paragraph" style:parent-style-name="Text_20_body">
      <style:text-properties officeooo:rsid="00f94fe1" officeooo:paragraph-rsid="00f94fe1"/>
    </style:style>
    <style:style style:name="P93" style:family="paragraph" style:parent-style-name="Text_20_JSON">
      <style:paragraph-properties fo:padding="0.0201in" fo:border="0.06pt solid #000000" style:shadow="none"/>
    </style:style>
    <style:style style:name="P94" style:family="paragraph" style:parent-style-name="Text_20_JSON">
      <style:paragraph-properties fo:padding="0.0201in" fo:border="0.06pt solid #000000" style:shadow="none"/>
      <style:text-properties officeooo:rsid="0015ebf9" officeooo:paragraph-rsid="0015ebf9"/>
    </style:style>
    <style:style style:name="P95" style:family="paragraph" style:parent-style-name="Text_20_JSON">
      <style:paragraph-properties fo:padding="0.0201in" fo:border="0.06pt solid #000000" style:shadow="none"/>
      <style:text-properties officeooo:rsid="0015ebf9" officeooo:paragraph-rsid="0029b34c"/>
    </style:style>
    <style:style style:name="P96" style:family="paragraph" style:parent-style-name="Text_20_JSON">
      <style:paragraph-properties fo:padding="0.0201in" fo:border="0.06pt solid #000000" style:shadow="none"/>
      <style:text-properties officeooo:rsid="0015ebf9" officeooo:paragraph-rsid="0058192f"/>
    </style:style>
    <style:style style:name="P97" style:family="paragraph" style:parent-style-name="Text_20_JSON">
      <style:paragraph-properties fo:padding="0.0201in" fo:border="0.06pt solid #000000" style:shadow="none"/>
      <style:text-properties officeooo:rsid="0015ebf9" officeooo:paragraph-rsid="0093cbe3"/>
    </style:style>
    <style:style style:name="P98" style:family="paragraph" style:parent-style-name="Text_20_JSON">
      <style:paragraph-properties fo:padding="0.0201in" fo:border="0.06pt solid #000000" style:shadow="none"/>
      <style:text-properties officeooo:rsid="0015ebf9" officeooo:paragraph-rsid="0094ebfe"/>
    </style:style>
    <style:style style:name="P99" style:family="paragraph" style:parent-style-name="Text_20_JSON">
      <style:paragraph-properties fo:padding="0.0201in" fo:border="0.06pt solid #000000" style:shadow="none"/>
      <style:text-properties officeooo:rsid="0015ebf9" officeooo:paragraph-rsid="009692f7"/>
    </style:style>
    <style:style style:name="P100" style:family="paragraph" style:parent-style-name="Text_20_JSON">
      <style:paragraph-properties fo:padding="0.0201in" fo:border="0.06pt solid #000000" style:shadow="none"/>
      <style:text-properties officeooo:rsid="0015ebf9" officeooo:paragraph-rsid="00b46a58"/>
    </style:style>
    <style:style style:name="P101" style:family="paragraph" style:parent-style-name="Text_20_JSON">
      <style:paragraph-properties fo:padding="0.0201in" fo:border="0.06pt solid #000000" style:shadow="none"/>
      <style:text-properties officeooo:rsid="0015ebf9" officeooo:paragraph-rsid="00c4abef"/>
    </style:style>
    <style:style style:name="P102" style:family="paragraph" style:parent-style-name="Text_20_JSON">
      <style:paragraph-properties fo:padding="0.0201in" fo:border="0.06pt solid #000000" style:shadow="none"/>
      <style:text-properties officeooo:rsid="0015ebf9" officeooo:paragraph-rsid="00e4932b"/>
    </style:style>
    <style:style style:name="P103" style:family="paragraph" style:parent-style-name="Text_20_JSON">
      <style:paragraph-properties fo:padding="0.0201in" fo:border="0.06pt solid #000000" style:shadow="none"/>
      <style:text-properties officeooo:paragraph-rsid="006cf331"/>
    </style:style>
    <style:style style:name="P104" style:family="paragraph" style:parent-style-name="Text_20_JSON">
      <style:paragraph-properties fo:keep-together="always" fo:padding="0.0201in" fo:border="0.06pt solid #000000" style:shadow="none" fo:keep-with-next="always"/>
      <style:text-properties officeooo:rsid="0015ebf9" officeooo:paragraph-rsid="0015ebf9"/>
    </style:style>
    <style:style style:name="P105" style:family="paragraph" style:parent-style-name="Text_20_JSON">
      <style:paragraph-properties fo:keep-together="always" fo:padding="0.0201in" fo:border="0.06pt solid #000000" style:shadow="none" fo:keep-with-next="always"/>
      <style:text-properties officeooo:rsid="0015ebf9" officeooo:paragraph-rsid="0029b34c"/>
    </style:style>
    <style:style style:name="P106" style:family="paragraph" style:parent-style-name="Text_20_JSON">
      <style:paragraph-properties fo:keep-together="always" fo:padding="0.0201in" fo:border="0.06pt solid #000000" style:shadow="none" fo:keep-with-next="always"/>
      <style:text-properties officeooo:rsid="0015ebf9" officeooo:paragraph-rsid="0058192f"/>
    </style:style>
    <style:style style:name="P107" style:family="paragraph" style:parent-style-name="Text_20_JSON">
      <style:paragraph-properties fo:keep-together="always" fo:padding="0.0201in" fo:border="0.06pt solid #000000" style:shadow="none" fo:keep-with-next="always"/>
      <style:text-properties officeooo:rsid="0015ebf9" officeooo:paragraph-rsid="0093cbe3"/>
    </style:style>
    <style:style style:name="P108" style:family="paragraph" style:parent-style-name="Text_20_JSON">
      <style:paragraph-properties fo:keep-together="always" fo:padding="0.0201in" fo:border="0.06pt solid #000000" style:shadow="none" fo:keep-with-next="always"/>
      <style:text-properties officeooo:rsid="0015ebf9" officeooo:paragraph-rsid="0094ebfe"/>
    </style:style>
    <style:style style:name="P109" style:family="paragraph" style:parent-style-name="Text_20_JSON">
      <style:paragraph-properties fo:keep-together="always" fo:padding="0.0201in" fo:border="0.06pt solid #000000" style:shadow="none" fo:keep-with-next="always"/>
      <style:text-properties officeooo:rsid="0015ebf9" officeooo:paragraph-rsid="009692f7"/>
    </style:style>
    <style:style style:name="P110" style:family="paragraph" style:parent-style-name="Text_20_JSON">
      <style:paragraph-properties fo:keep-together="always" fo:padding="0.0201in" fo:border="0.06pt solid #000000" style:shadow="none" fo:keep-with-next="always"/>
      <style:text-properties officeooo:rsid="0015ebf9" officeooo:paragraph-rsid="009e3775"/>
    </style:style>
    <style:style style:name="P111" style:family="paragraph" style:parent-style-name="Text_20_JSON">
      <style:paragraph-properties fo:keep-together="always" fo:padding="0.0201in" fo:border="0.06pt solid #000000" style:shadow="none" fo:keep-with-next="always"/>
      <style:text-properties officeooo:rsid="0015ebf9" officeooo:paragraph-rsid="00b46a58"/>
    </style:style>
    <style:style style:name="P112" style:family="paragraph" style:parent-style-name="Text_20_JSON">
      <style:paragraph-properties fo:keep-together="always" fo:padding="0.0201in" fo:border="0.06pt solid #000000" style:shadow="none" fo:keep-with-next="always"/>
      <style:text-properties officeooo:rsid="0015ebf9" officeooo:paragraph-rsid="00ba2e3c"/>
    </style:style>
    <style:style style:name="P113" style:family="paragraph" style:parent-style-name="Text_20_JSON">
      <style:paragraph-properties fo:keep-together="always" fo:padding="0.0201in" fo:border="0.06pt solid #000000" style:shadow="none" fo:keep-with-next="always"/>
      <style:text-properties officeooo:rsid="0015ebf9" officeooo:paragraph-rsid="00bd4070"/>
    </style:style>
    <style:style style:name="P114" style:family="paragraph" style:parent-style-name="Text_20_JSON">
      <style:paragraph-properties fo:keep-together="always" fo:padding="0.0201in" fo:border="0.06pt solid #000000" style:shadow="none" fo:keep-with-next="always"/>
      <style:text-properties officeooo:rsid="0015ebf9" officeooo:paragraph-rsid="00c4abef"/>
    </style:style>
    <style:style style:name="P115" style:family="paragraph" style:parent-style-name="Text_20_JSON">
      <style:paragraph-properties fo:keep-together="always" fo:padding="0.0201in" fo:border="0.06pt solid #000000" style:shadow="none" fo:keep-with-next="always"/>
      <style:text-properties officeooo:rsid="0015ebf9" officeooo:paragraph-rsid="00d73b10"/>
    </style:style>
    <style:style style:name="P116" style:family="paragraph" style:parent-style-name="Text_20_JSON">
      <style:paragraph-properties fo:keep-together="always" fo:padding="0.0201in" fo:border="0.06pt solid #000000" style:shadow="none" fo:keep-with-next="always"/>
      <style:text-properties officeooo:rsid="0015ebf9" officeooo:paragraph-rsid="00e29517"/>
    </style:style>
    <style:style style:name="P117" style:family="paragraph" style:parent-style-name="Text_20_JSON">
      <style:paragraph-properties fo:keep-together="always" fo:padding="0.0201in" fo:border="0.06pt solid #000000" style:shadow="none" fo:keep-with-next="always"/>
      <style:text-properties officeooo:rsid="0015ebf9" officeooo:paragraph-rsid="00e4932b"/>
    </style:style>
    <style:style style:name="P118" style:family="paragraph" style:parent-style-name="Text_20_JSON" style:master-page-name="">
      <style:paragraph-properties fo:keep-together="always" style:page-number="auto" fo:padding="0.0201in" fo:border="0.06pt solid #000000" style:shadow="none" fo:keep-with-next="always"/>
      <style:text-properties officeooo:rsid="0015ebf9" officeooo:paragraph-rsid="0015ebf9"/>
    </style:style>
    <style:style style:name="P119" style:family="paragraph" style:parent-style-name="Text_20_JSON" style:master-page-name="">
      <style:paragraph-properties fo:keep-together="always" style:page-number="auto" fo:padding="0.0201in" fo:border="0.06pt solid #000000" style:shadow="none" fo:keep-with-next="always"/>
      <style:text-properties officeooo:rsid="0015ebf9" officeooo:paragraph-rsid="0029b34c"/>
    </style:style>
    <style:style style:name="P120" style:family="paragraph" style:parent-style-name="Text_20_JSON" style:master-page-name="">
      <style:paragraph-properties fo:keep-together="always" style:page-number="auto" fo:padding="0.0201in" fo:border="0.06pt solid #000000" style:shadow="none" fo:keep-with-next="always"/>
      <style:text-properties officeooo:rsid="0015ebf9" officeooo:paragraph-rsid="0058192f"/>
    </style:style>
    <style:style style:name="P121" style:family="paragraph" style:parent-style-name="Text_20_JSON" style:master-page-name="">
      <style:paragraph-properties fo:keep-together="always" style:page-number="auto" fo:padding="0.0201in" fo:border="0.06pt solid #000000" style:shadow="none" fo:keep-with-next="always"/>
      <style:text-properties officeooo:rsid="0015ebf9" officeooo:paragraph-rsid="0093cbe3"/>
    </style:style>
    <style:style style:name="P122" style:family="paragraph" style:parent-style-name="Text_20_JSON" style:master-page-name="">
      <style:paragraph-properties fo:keep-together="always" style:page-number="auto" fo:padding="0.0201in" fo:border="0.06pt solid #000000" style:shadow="none" fo:keep-with-next="always"/>
      <style:text-properties officeooo:rsid="0015ebf9" officeooo:paragraph-rsid="0094ebfe"/>
    </style:style>
    <style:style style:name="P123" style:family="paragraph" style:parent-style-name="Text_20_JSON" style:master-page-name="">
      <style:paragraph-properties fo:keep-together="always" style:page-number="auto" fo:padding="0.0201in" fo:border="0.06pt solid #000000" style:shadow="none" fo:keep-with-next="always"/>
      <style:text-properties officeooo:rsid="0015ebf9" officeooo:paragraph-rsid="009692f7"/>
    </style:style>
    <style:style style:name="P124" style:family="paragraph" style:parent-style-name="Text_20_JSON" style:master-page-name="">
      <style:paragraph-properties fo:keep-together="always" style:page-number="auto" fo:padding="0.0201in" fo:border="0.06pt solid #000000" style:shadow="none" fo:keep-with-next="always"/>
      <style:text-properties officeooo:rsid="0015ebf9" officeooo:paragraph-rsid="009e3775"/>
    </style:style>
    <style:style style:name="P125" style:family="paragraph" style:parent-style-name="Text_20_JSON" style:master-page-name="">
      <style:paragraph-properties fo:keep-together="always" style:page-number="auto" fo:padding="0.0201in" fo:border="0.06pt solid #000000" style:shadow="none" fo:keep-with-next="always"/>
      <style:text-properties officeooo:rsid="0015ebf9" officeooo:paragraph-rsid="00b46a58"/>
    </style:style>
    <style:style style:name="P126" style:family="paragraph" style:parent-style-name="Text_20_JSON" style:master-page-name="">
      <style:paragraph-properties fo:keep-together="always" style:page-number="auto" fo:padding="0.0201in" fo:border="0.06pt solid #000000" style:shadow="none" fo:keep-with-next="always"/>
      <style:text-properties officeooo:rsid="0015ebf9" officeooo:paragraph-rsid="00ba2e3c"/>
    </style:style>
    <style:style style:name="P127" style:family="paragraph" style:parent-style-name="Text_20_JSON" style:master-page-name="">
      <style:paragraph-properties fo:keep-together="always" style:page-number="auto" fo:padding="0.0201in" fo:border="0.06pt solid #000000" style:shadow="none" fo:keep-with-next="always"/>
      <style:text-properties officeooo:rsid="0015ebf9" officeooo:paragraph-rsid="00bd4070"/>
    </style:style>
    <style:style style:name="P128" style:family="paragraph" style:parent-style-name="Text_20_JSON" style:master-page-name="">
      <style:paragraph-properties fo:keep-together="always" style:page-number="auto" fo:padding="0.0201in" fo:border="0.06pt solid #000000" style:shadow="none" fo:keep-with-next="always"/>
      <style:text-properties officeooo:rsid="0015ebf9" officeooo:paragraph-rsid="00d73b10"/>
    </style:style>
    <style:style style:name="P129" style:family="paragraph" style:parent-style-name="Text_20_JSON" style:master-page-name="">
      <style:paragraph-properties fo:keep-together="always" style:page-number="auto" fo:padding="0.0201in" fo:border="0.06pt solid #000000" style:shadow="none" fo:keep-with-next="always"/>
      <style:text-properties officeooo:rsid="0015ebf9" officeooo:paragraph-rsid="00e29517"/>
    </style:style>
    <style:style style:name="P130" style:family="paragraph" style:parent-style-name="Text_20_JSON" style:master-page-name="">
      <style:paragraph-properties fo:keep-together="always" style:page-number="auto" fo:padding="0.0201in" fo:border="0.06pt solid #000000" style:shadow="none" fo:keep-with-next="always"/>
      <style:text-properties officeooo:rsid="0015ebf9" officeooo:paragraph-rsid="00e4932b"/>
    </style:style>
    <style:style style:name="P131" style:family="paragraph" style:parent-style-name="Table_20_Contents">
      <style:text-properties fo:font-size="10pt" officeooo:rsid="00188790" officeooo:paragraph-rsid="00188790" style:font-size-asian="10.5pt"/>
    </style:style>
    <style:style style:name="P132" style:family="paragraph" style:parent-style-name="Table_20_Contents">
      <style:text-properties fo:font-size="10pt" officeooo:rsid="00188790" officeooo:paragraph-rsid="00dfcce0" style:font-size-asian="10.5pt"/>
    </style:style>
    <style:style style:name="P133" style:family="paragraph" style:parent-style-name="Table_20_Contents">
      <style:text-properties fo:font-size="10pt" officeooo:rsid="00234965" officeooo:paragraph-rsid="00234965" style:font-size-asian="10.5pt"/>
    </style:style>
    <style:style style:name="P134" style:family="paragraph" style:parent-style-name="Table_20_Contents">
      <style:text-properties fo:font-size="10pt" officeooo:rsid="00234965" officeooo:paragraph-rsid="0093cbe3" style:font-size-asian="10.5pt"/>
    </style:style>
    <style:style style:name="P135" style:family="paragraph" style:parent-style-name="Table_20_Contents">
      <style:text-properties fo:font-size="10pt" officeooo:rsid="00234965" officeooo:paragraph-rsid="0094ebfe" style:font-size-asian="10.5pt"/>
    </style:style>
    <style:style style:name="P136" style:family="paragraph" style:parent-style-name="Table_20_Contents">
      <style:text-properties fo:font-size="10pt" officeooo:rsid="00234965" officeooo:paragraph-rsid="009692f7" style:font-size-asian="10.5pt"/>
    </style:style>
    <style:style style:name="P137" style:family="paragraph" style:parent-style-name="Table_20_Contents">
      <style:text-properties fo:font-size="10pt" officeooo:rsid="00234965" officeooo:paragraph-rsid="00b46a58" style:font-size-asian="10.5pt"/>
    </style:style>
    <style:style style:name="P138" style:family="paragraph" style:parent-style-name="Table_20_Contents">
      <style:text-properties fo:font-size="10pt" officeooo:rsid="00234965" officeooo:paragraph-rsid="00ba2e3c" style:font-size-asian="10.5pt"/>
    </style:style>
    <style:style style:name="P139" style:family="paragraph" style:parent-style-name="Table_20_Contents">
      <style:text-properties fo:font-size="10pt" officeooo:rsid="00234965" officeooo:paragraph-rsid="008ea577" style:font-size-asian="10.5pt"/>
    </style:style>
    <style:style style:name="P140" style:family="paragraph" style:parent-style-name="Table_20_Contents">
      <style:text-properties fo:font-size="10pt" officeooo:rsid="00250032" officeooo:paragraph-rsid="00250032" style:font-size-asian="10.5pt"/>
    </style:style>
    <style:style style:name="P141" style:family="paragraph" style:parent-style-name="Table_20_Contents">
      <style:text-properties fo:font-size="10pt" officeooo:rsid="0026bb71" officeooo:paragraph-rsid="0026bb71" style:font-size-asian="10.5pt"/>
    </style:style>
    <style:style style:name="P142" style:family="paragraph" style:parent-style-name="Table_20_Contents">
      <style:text-properties fo:font-size="10pt" officeooo:rsid="0026bb71" officeooo:paragraph-rsid="0028409f" style:font-size-asian="10.5pt"/>
    </style:style>
    <style:style style:name="P143" style:family="paragraph" style:parent-style-name="Table_20_Contents">
      <style:text-properties fo:font-size="10pt" officeooo:rsid="0029b34c" officeooo:paragraph-rsid="0029b34c" style:font-size-asian="10.5pt"/>
    </style:style>
    <style:style style:name="P144" style:family="paragraph" style:parent-style-name="Table_20_Contents">
      <style:text-properties fo:font-size="10pt" officeooo:rsid="002b7607" officeooo:paragraph-rsid="002b7607" style:font-size-asian="10.5pt"/>
    </style:style>
    <style:style style:name="P145" style:family="paragraph" style:parent-style-name="Table_20_Contents">
      <style:text-properties fo:font-size="10pt" officeooo:rsid="00342510" officeooo:paragraph-rsid="00342510" style:font-size-asian="10.5pt"/>
    </style:style>
    <style:style style:name="P146" style:family="paragraph" style:parent-style-name="Table_20_Contents">
      <style:text-properties fo:font-size="10pt" officeooo:rsid="00342510" officeooo:paragraph-rsid="0058192f" style:font-size-asian="10.5pt"/>
    </style:style>
    <style:style style:name="P147" style:family="paragraph" style:parent-style-name="Table_20_Contents">
      <style:text-properties fo:font-size="10pt" officeooo:rsid="0058192f" officeooo:paragraph-rsid="0058192f" style:font-size-asian="10.5pt"/>
    </style:style>
    <style:style style:name="P148" style:family="paragraph" style:parent-style-name="Table_20_Contents">
      <style:text-properties fo:font-size="10pt" officeooo:rsid="0058192f" officeooo:paragraph-rsid="0093cbe3" style:font-size-asian="10.5pt"/>
    </style:style>
    <style:style style:name="P149" style:family="paragraph" style:parent-style-name="Table_20_Contents">
      <style:text-properties fo:font-size="10pt" officeooo:rsid="0058192f" officeooo:paragraph-rsid="0094ebfe" style:font-size-asian="10.5pt"/>
    </style:style>
    <style:style style:name="P150" style:family="paragraph" style:parent-style-name="Table_20_Contents">
      <style:text-properties fo:font-size="10pt" officeooo:rsid="0058192f" officeooo:paragraph-rsid="009692f7" style:font-size-asian="10.5pt"/>
    </style:style>
    <style:style style:name="P151" style:family="paragraph" style:parent-style-name="Table_20_Contents">
      <style:text-properties fo:font-size="10pt" officeooo:rsid="0058192f" officeooo:paragraph-rsid="00b46a58" style:font-size-asian="10.5pt"/>
    </style:style>
    <style:style style:name="P152" style:family="paragraph" style:parent-style-name="Table_20_Contents">
      <style:text-properties fo:font-size="10pt" officeooo:rsid="006cf331" officeooo:paragraph-rsid="006cf331" style:font-size-asian="10.5pt"/>
    </style:style>
    <style:style style:name="P153" style:family="paragraph" style:parent-style-name="Table_20_Contents">
      <style:text-properties fo:font-size="10pt" officeooo:rsid="007378af" officeooo:paragraph-rsid="007378af" style:font-size-asian="10.5pt"/>
    </style:style>
    <style:style style:name="P154" style:family="paragraph" style:parent-style-name="Table_20_Contents">
      <style:text-properties fo:font-size="10pt" officeooo:rsid="00769073" officeooo:paragraph-rsid="00769073" style:font-size-asian="10.5pt"/>
    </style:style>
    <style:style style:name="P155" style:family="paragraph" style:parent-style-name="Table_20_Contents">
      <style:text-properties fo:font-size="10pt" officeooo:rsid="00769073" officeooo:paragraph-rsid="00c77d67" style:font-size-asian="10.5pt"/>
    </style:style>
    <style:style style:name="P156" style:family="paragraph" style:parent-style-name="Table_20_Contents">
      <style:text-properties fo:font-size="10pt" officeooo:rsid="0093cbe3" officeooo:paragraph-rsid="0093cbe3" style:font-size-asian="10.5pt"/>
    </style:style>
    <style:style style:name="P157" style:family="paragraph" style:parent-style-name="Table_20_Contents">
      <style:text-properties fo:font-size="10pt" officeooo:rsid="0093cbe3" officeooo:paragraph-rsid="0094ebfe" style:font-size-asian="10.5pt"/>
    </style:style>
    <style:style style:name="P158" style:family="paragraph" style:parent-style-name="Table_20_Contents">
      <style:text-properties fo:font-size="10pt" officeooo:rsid="0093cbe3" officeooo:paragraph-rsid="009692f7" style:font-size-asian="10.5pt"/>
    </style:style>
    <style:style style:name="P159" style:family="paragraph" style:parent-style-name="Table_20_Contents">
      <style:text-properties fo:font-size="10pt" officeooo:rsid="0093cbe3" officeooo:paragraph-rsid="00b46a58" style:font-size-asian="10.5pt"/>
    </style:style>
    <style:style style:name="P160" style:family="paragraph" style:parent-style-name="Table_20_Contents">
      <style:text-properties fo:font-size="10pt" officeooo:rsid="0093cbe3" officeooo:paragraph-rsid="00ba2e3c" style:font-size-asian="10.5pt"/>
    </style:style>
    <style:style style:name="P161" style:family="paragraph" style:parent-style-name="Table_20_Contents">
      <style:text-properties fo:font-size="10pt" officeooo:rsid="00c4abef" officeooo:paragraph-rsid="00c4abef" style:font-size-asian="10.5pt"/>
    </style:style>
    <style:style style:name="P162" style:family="paragraph" style:parent-style-name="Table_20_Contents">
      <style:text-properties fo:font-size="10pt" officeooo:rsid="00c5491f" officeooo:paragraph-rsid="00c5491f" style:font-size-asian="10.5pt"/>
    </style:style>
    <style:style style:name="P163" style:family="paragraph" style:parent-style-name="Table_20_Contents">
      <style:text-properties fo:font-size="10pt" officeooo:rsid="00c77d67" officeooo:paragraph-rsid="00c77d67" style:font-size-asian="10.5pt"/>
    </style:style>
    <style:style style:name="P164" style:family="paragraph" style:parent-style-name="Table_20_Contents">
      <style:text-properties fo:font-size="10pt" officeooo:rsid="00c7e713" officeooo:paragraph-rsid="00c7e713" style:font-size-asian="10.5pt"/>
    </style:style>
    <style:style style:name="P165" style:family="paragraph" style:parent-style-name="Table_20_Contents">
      <style:text-properties fo:font-size="10pt" officeooo:rsid="00dfcce0" officeooo:paragraph-rsid="00dfcce0" style:font-size-asian="10.5pt"/>
    </style:style>
    <style:style style:name="P166" style:family="paragraph" style:parent-style-name="Table_20_Contents">
      <style:text-properties fo:font-size="10pt" officeooo:rsid="00e29517" officeooo:paragraph-rsid="00e29517" style:font-size-asian="10.5pt"/>
    </style:style>
    <style:style style:name="P167" style:family="paragraph" style:parent-style-name="Table_20_Contents">
      <style:text-properties fo:font-size="10pt" fo:font-weight="bold" officeooo:rsid="0016bf31" officeooo:paragraph-rsid="0029b34c" style:font-size-asian="10.5pt" style:font-weight-asian="bold" style:font-weight-complex="bold"/>
    </style:style>
    <style:style style:name="P168" style:family="paragraph" style:parent-style-name="Table_20_Contents">
      <style:text-properties fo:font-size="10pt" fo:font-weight="bold" officeooo:rsid="0016bf31" officeooo:paragraph-rsid="00234965" style:font-size-asian="10.5pt" style:font-weight-asian="bold" style:font-weight-complex="bold"/>
    </style:style>
    <style:style style:name="P169" style:family="paragraph" style:parent-style-name="Table_20_Contents">
      <style:text-properties fo:font-size="10pt" fo:font-weight="bold" officeooo:rsid="0016bf31" officeooo:paragraph-rsid="00188790" style:font-size-asian="10.5pt" style:font-weight-asian="bold" style:font-weight-complex="bold"/>
    </style:style>
    <style:style style:name="P170" style:family="paragraph" style:parent-style-name="Table_20_Contents">
      <style:text-properties fo:font-size="10pt" fo:font-weight="bold" officeooo:rsid="0016bf31" officeooo:paragraph-rsid="0058192f" style:font-size-asian="10.5pt" style:font-weight-asian="bold" style:font-weight-complex="bold"/>
    </style:style>
    <style:style style:name="P171" style:family="paragraph" style:parent-style-name="Table_20_Contents">
      <style:text-properties fo:font-size="10pt" fo:font-weight="bold" officeooo:rsid="0016bf31" officeooo:paragraph-rsid="0093cbe3" style:font-size-asian="10.5pt" style:font-weight-asian="bold" style:font-weight-complex="bold"/>
    </style:style>
    <style:style style:name="P172" style:family="paragraph" style:parent-style-name="Table_20_Contents">
      <style:text-properties fo:font-size="10pt" fo:font-weight="bold" officeooo:rsid="0016bf31" officeooo:paragraph-rsid="0094ebfe" style:font-size-asian="10.5pt" style:font-weight-asian="bold" style:font-weight-complex="bold"/>
    </style:style>
    <style:style style:name="P173" style:family="paragraph" style:parent-style-name="Table_20_Contents">
      <style:text-properties fo:font-size="10pt" fo:font-weight="bold" officeooo:rsid="0016bf31" officeooo:paragraph-rsid="009692f7" style:font-size-asian="10.5pt" style:font-weight-asian="bold" style:font-weight-complex="bold"/>
    </style:style>
    <style:style style:name="P174" style:family="paragraph" style:parent-style-name="Table_20_Contents">
      <style:text-properties fo:font-size="10pt" fo:font-weight="bold" officeooo:rsid="0016bf31" officeooo:paragraph-rsid="00b46a58" style:font-size-asian="10.5pt" style:font-weight-asian="bold" style:font-weight-complex="bold"/>
    </style:style>
    <style:style style:name="P175" style:family="paragraph" style:parent-style-name="Table_20_Contents">
      <style:text-properties fo:font-size="10pt" fo:font-weight="bold" officeooo:rsid="0016bf31" officeooo:paragraph-rsid="00ba2e3c" style:font-size-asian="10.5pt" style:font-weight-asian="bold" style:font-weight-complex="bold"/>
    </style:style>
    <style:style style:name="P176" style:family="paragraph" style:parent-style-name="Table_20_Contents">
      <style:text-properties fo:font-size="10pt" fo:font-weight="bold" officeooo:rsid="0016bf31" officeooo:paragraph-rsid="00e29517" style:font-size-asian="10.5pt" style:font-weight-asian="bold" style:font-weight-complex="bold"/>
    </style:style>
    <style:style style:name="P177" style:family="paragraph" style:parent-style-name="Table_20_Contents">
      <style:text-properties fo:font-size="10pt" fo:font-weight="bold" officeooo:rsid="00314b81" officeooo:paragraph-rsid="00314b81" style:font-size-asian="10.5pt" style:font-weight-asian="bold" style:font-weight-complex="bold"/>
    </style:style>
    <style:style style:name="P178" style:family="paragraph" style:parent-style-name="Table_20_Contents">
      <style:text-properties fo:font-size="10pt" fo:font-weight="bold" officeooo:rsid="00314b81" officeooo:paragraph-rsid="0058192f" style:font-size-asian="10.5pt" style:font-weight-asian="bold" style:font-weight-complex="bold"/>
    </style:style>
    <style:style style:name="P179" style:family="paragraph" style:parent-style-name="Table_20_Contents">
      <style:text-properties fo:font-size="10pt" fo:font-weight="bold" officeooo:rsid="00314b81" officeooo:paragraph-rsid="0093cbe3" style:font-size-asian="10.5pt" style:font-weight-asian="bold" style:font-weight-complex="bold"/>
    </style:style>
    <style:style style:name="P180" style:family="paragraph" style:parent-style-name="Table_20_Contents">
      <style:text-properties fo:font-size="10pt" fo:font-weight="bold" officeooo:rsid="00314b81" officeooo:paragraph-rsid="0094ebfe" style:font-size-asian="10.5pt" style:font-weight-asian="bold" style:font-weight-complex="bold"/>
    </style:style>
    <style:style style:name="P181" style:family="paragraph" style:parent-style-name="Table_20_Contents">
      <style:text-properties fo:font-size="10pt" fo:font-weight="bold" officeooo:rsid="00314b81" officeooo:paragraph-rsid="009692f7" style:font-size-asian="10.5pt" style:font-weight-asian="bold" style:font-weight-complex="bold"/>
    </style:style>
    <style:style style:name="P182" style:family="paragraph" style:parent-style-name="Table_20_Contents">
      <style:text-properties fo:font-size="10pt" fo:font-weight="bold" officeooo:rsid="00314b81" officeooo:paragraph-rsid="00b46a58" style:font-size-asian="10.5pt" style:font-weight-asian="bold" style:font-weight-complex="bold"/>
    </style:style>
    <style:style style:name="P183" style:family="paragraph" style:parent-style-name="Table_20_Contents">
      <style:text-properties fo:font-size="10pt" fo:font-weight="bold" officeooo:rsid="00314b81" officeooo:paragraph-rsid="00ba2e3c" style:font-size-asian="10.5pt" style:font-weight-asian="bold" style:font-weight-complex="bold"/>
    </style:style>
    <style:style style:name="P184" style:family="paragraph" style:parent-style-name="Table_20_Contents">
      <style:text-properties fo:font-size="10pt" fo:font-weight="bold" officeooo:rsid="00314b81" officeooo:paragraph-rsid="00e29517" style:font-size-asian="10.5pt" style:font-weight-asian="bold" style:font-weight-complex="bold"/>
    </style:style>
    <style:style style:name="P185" style:family="paragraph" style:parent-style-name="List_20_2">
      <style:text-properties officeooo:rsid="00520638" officeooo:paragraph-rsid="00520638"/>
    </style:style>
    <style:style style:name="P186" style:family="paragraph" style:parent-style-name="List_20_2">
      <style:text-properties officeooo:paragraph-rsid="00520638"/>
    </style:style>
    <style:style style:name="P187" style:family="paragraph" style:parent-style-name="List_20_2">
      <style:text-properties officeooo:rsid="00542261" officeooo:paragraph-rsid="00542261"/>
    </style:style>
    <style:style style:name="P188" style:family="paragraph" style:parent-style-name="List_20_2">
      <style:text-properties officeooo:paragraph-rsid="00542261"/>
    </style:style>
    <style:style style:name="P189" style:family="paragraph" style:parent-style-name="List_20_2">
      <style:text-properties officeooo:rsid="00563fd5" officeooo:paragraph-rsid="00563fd5"/>
    </style:style>
    <style:style style:name="P190" style:family="paragraph" style:parent-style-name="List_20_2">
      <style:text-properties officeooo:paragraph-rsid="00ff9b29"/>
    </style:style>
    <style:style style:name="P191" style:family="paragraph" style:parent-style-name="Title">
      <style:text-properties officeooo:rsid="0012d117" officeooo:paragraph-rsid="0012d117"/>
    </style:style>
    <style:style style:name="P192" style:family="paragraph" style:parent-style-name="Contents_20_3">
      <style:paragraph-properties>
        <style:tab-stops>
          <style:tab-stop style:position="6.5319in" style:type="right" style:leader-style="dotted" style:leader-text="."/>
        </style:tab-stops>
      </style:paragraph-properties>
    </style:style>
    <style:style style:name="P193" style:family="paragraph" style:parent-style-name="Contents_20_1">
      <style:paragraph-properties>
        <style:tab-stops>
          <style:tab-stop style:position="6.9252in" style:type="right" style:leader-style="dotted" style:leader-text="."/>
        </style:tab-stops>
      </style:paragraph-properties>
    </style:style>
    <style:style style:name="P194" style:family="paragraph" style:parent-style-name="Contents_20_2">
      <style:paragraph-properties>
        <style:tab-stops>
          <style:tab-stop style:position="6.7283in" style:type="right" style:leader-style="dotted" style:leader-text="."/>
        </style:tab-stops>
      </style:paragraph-properties>
    </style:style>
    <style:style style:name="P195" style:family="paragraph" style:parent-style-name="Contents_20_4">
      <style:paragraph-properties>
        <style:tab-stops>
          <style:tab-stop style:position="6.3354in" style:type="right" style:leader-style="dotted" style:leader-text="."/>
        </style:tab-stops>
      </style:paragraph-properties>
    </style:style>
    <style:style style:name="P196" style:family="paragraph" style:parent-style-name="Heading_20_2">
      <style:text-properties officeooo:rsid="0084344c" officeooo:paragraph-rsid="0084344c"/>
    </style:style>
    <style:style style:name="P197" style:family="paragraph" style:parent-style-name="Heading_20_2">
      <style:text-properties officeooo:rsid="0084344c" officeooo:paragraph-rsid="00ed28e5"/>
    </style:style>
    <style:style style:name="P198" style:family="paragraph" style:parent-style-name="Heading_20_2">
      <style:text-properties officeooo:rsid="00a26d09" officeooo:paragraph-rsid="00c15979"/>
    </style:style>
    <style:style style:name="P199" style:family="paragraph" style:parent-style-name="Heading_20_2">
      <style:text-properties officeooo:rsid="00ebd03c" officeooo:paragraph-rsid="00ebd03c"/>
    </style:style>
    <style:style style:name="P200" style:family="paragraph" style:parent-style-name="Heading_20_2">
      <style:text-properties officeooo:rsid="0015ebf9" officeooo:paragraph-rsid="0015ebf9"/>
    </style:style>
    <style:style style:name="P201" style:family="paragraph" style:parent-style-name="Heading_20_2">
      <style:text-properties officeooo:paragraph-rsid="0029b34c"/>
    </style:style>
    <style:style style:name="P202" style:family="paragraph" style:parent-style-name="Heading_20_2">
      <style:text-properties officeooo:rsid="00ae9011" officeooo:paragraph-rsid="00ae9011"/>
    </style:style>
    <style:style style:name="P203" style:family="paragraph" style:parent-style-name="Heading_20_2">
      <style:text-properties officeooo:rsid="00520638" officeooo:paragraph-rsid="00520638"/>
    </style:style>
    <style:style style:name="P204" style:family="paragraph" style:parent-style-name="Heading_20_1">
      <style:text-properties officeooo:rsid="00350be9" officeooo:paragraph-rsid="00370ef5"/>
    </style:style>
    <style:style style:name="P205" style:family="paragraph" style:parent-style-name="Heading_20_1">
      <style:text-properties officeooo:rsid="001f6f4e" officeooo:paragraph-rsid="001f6f4e"/>
    </style:style>
    <style:style style:name="P206" style:family="paragraph" style:parent-style-name="Heading_20_1">
      <style:text-properties officeooo:rsid="0020c9b2" officeooo:paragraph-rsid="0020c9b2"/>
    </style:style>
    <style:style style:name="P207" style:family="paragraph" style:parent-style-name="Heading_20_1">
      <style:text-properties officeooo:rsid="0012d117" officeooo:paragraph-rsid="00a26d09"/>
    </style:style>
    <style:style style:name="P208" style:family="paragraph" style:parent-style-name="Heading_20_1">
      <style:text-properties officeooo:rsid="0021f463" officeooo:paragraph-rsid="0021f463"/>
    </style:style>
    <style:style style:name="P209" style:family="paragraph" style:parent-style-name="Heading_20_1">
      <style:text-properties officeooo:rsid="00e253f0" officeooo:paragraph-rsid="00e253f0"/>
    </style:style>
    <style:style style:name="P210" style:family="paragraph" style:parent-style-name="Heading_20_1">
      <style:text-properties officeooo:rsid="00520638" officeooo:paragraph-rsid="00520638"/>
    </style:style>
    <style:style style:name="P211" style:family="paragraph" style:parent-style-name="Heading_20_3">
      <style:text-properties officeooo:rsid="00a26d09" officeooo:paragraph-rsid="00c15979"/>
    </style:style>
    <style:style style:name="P212" style:family="paragraph" style:parent-style-name="Heading_20_3">
      <style:text-properties officeooo:rsid="00df0c86" officeooo:paragraph-rsid="00df0c86"/>
    </style:style>
    <style:style style:name="P213" style:family="paragraph" style:parent-style-name="Heading_20_3">
      <style:text-properties officeooo:rsid="009e3775" officeooo:paragraph-rsid="009e3775"/>
    </style:style>
    <style:style style:name="P214" style:family="paragraph" style:parent-style-name="Heading_20_3">
      <style:text-properties officeooo:paragraph-rsid="00234965"/>
    </style:style>
    <style:style style:name="P215" style:family="paragraph" style:parent-style-name="Heading_20_3">
      <style:text-properties officeooo:rsid="00633b93" officeooo:paragraph-rsid="0044738a"/>
    </style:style>
    <style:style style:name="P216" style:family="paragraph" style:parent-style-name="Heading_20_3">
      <style:text-properties officeooo:rsid="006f3fa5" officeooo:paragraph-rsid="006f3fa5"/>
    </style:style>
    <style:style style:name="P217" style:family="paragraph" style:parent-style-name="Heading_20_3">
      <style:text-properties officeooo:rsid="009692f7" officeooo:paragraph-rsid="009692f7"/>
    </style:style>
    <style:style style:name="P218" style:family="paragraph" style:parent-style-name="Heading_20_3">
      <style:text-properties officeooo:rsid="00b5c64c" officeooo:paragraph-rsid="00b5c64c"/>
    </style:style>
    <style:style style:name="P219" style:family="paragraph" style:parent-style-name="Heading_20_3">
      <style:text-properties officeooo:rsid="00ba2e3c" officeooo:paragraph-rsid="00ba2e3c"/>
    </style:style>
    <style:style style:name="P220" style:family="paragraph" style:parent-style-name="Heading_20_3">
      <style:text-properties officeooo:rsid="00ba2e3c" officeooo:paragraph-rsid="00bd4070"/>
    </style:style>
    <style:style style:name="P221" style:family="paragraph" style:parent-style-name="Heading_20_3">
      <style:text-properties officeooo:rsid="00ba2e3c" officeooo:paragraph-rsid="00d73b10"/>
    </style:style>
    <style:style style:name="P222" style:family="paragraph" style:parent-style-name="Heading_20_3">
      <style:text-properties officeooo:rsid="00e29517" officeooo:paragraph-rsid="00e29517"/>
    </style:style>
    <style:style style:name="P223" style:family="paragraph" style:parent-style-name="Numbering_20_1">
      <style:text-properties officeooo:rsid="0020c9b2" officeooo:paragraph-rsid="0020c9b2"/>
    </style:style>
    <style:style style:name="P224" style:family="paragraph" style:parent-style-name="Numbering_20_1">
      <style:text-properties officeooo:paragraph-rsid="00ff9b29"/>
    </style:style>
    <style:style style:name="P225" style:family="paragraph" style:parent-style-name="Numbering_20_1">
      <style:text-properties officeooo:rsid="00f94fe1" officeooo:paragraph-rsid="00f94fe1"/>
    </style:style>
    <style:style style:name="P226" style:family="paragraph" style:parent-style-name="Numbering_20_1" style:list-style-name="L3">
      <style:text-properties officeooo:rsid="00f94fe1" officeooo:paragraph-rsid="00f94fe1"/>
    </style:style>
    <style:style style:name="P227" style:family="paragraph" style:parent-style-name="Numbering_20_1" style:list-style-name="Numbering_20_1">
      <style:text-properties officeooo:paragraph-rsid="0031aa63"/>
    </style:style>
    <style:style style:name="P228" style:family="paragraph" style:parent-style-name="Numbering_20_1" style:list-style-name="Numbering_20_1">
      <style:text-properties officeooo:rsid="00a64d1b" officeooo:paragraph-rsid="00c15979"/>
    </style:style>
    <style:style style:name="P229" style:family="paragraph" style:parent-style-name="Numbering_20_1" style:list-style-name="Numbering_20_1">
      <style:text-properties officeooo:rsid="00a72755" officeooo:paragraph-rsid="00a72755"/>
    </style:style>
    <style:style style:name="P230" style:family="paragraph" style:parent-style-name="Numbering_20_1">
      <style:text-properties officeooo:rsid="0085c52c" officeooo:paragraph-rsid="0085c52c"/>
    </style:style>
    <style:style style:name="P231" style:family="paragraph" style:parent-style-name="Numbering_20_1">
      <style:text-properties officeooo:rsid="00846ccf" officeooo:paragraph-rsid="00846ccf"/>
    </style:style>
    <style:style style:name="P232" style:family="paragraph" style:parent-style-name="Numbering_20_1" style:list-style-name="Numbering_20_1">
      <style:text-properties officeooo:rsid="00846ccf" officeooo:paragraph-rsid="00f94fe1"/>
    </style:style>
    <style:style style:name="P233" style:family="paragraph" style:parent-style-name="Numbering_20_1" style:list-style-name="L5">
      <style:text-properties officeooo:rsid="00846ccf" officeooo:paragraph-rsid="00f94fe1"/>
    </style:style>
    <style:style style:name="P234" style:family="paragraph" style:parent-style-name="Numbering_20_1">
      <style:text-properties officeooo:paragraph-rsid="00846ccf"/>
    </style:style>
    <style:style style:name="P235" style:family="paragraph" style:parent-style-name="List_20_1" style:list-style-name="L6"/>
    <style:style style:name="P236" style:family="paragraph" style:parent-style-name="List_20_1" style:list-style-name="L6">
      <style:text-properties officeooo:paragraph-rsid="009cc569"/>
    </style:style>
    <style:style style:name="P237" style:family="paragraph" style:parent-style-name="List_20_1" style:list-style-name="L6">
      <style:text-properties officeooo:rsid="009cc569" officeooo:paragraph-rsid="009cc569"/>
    </style:style>
    <style:style style:name="P238" style:family="paragraph" style:parent-style-name="List_20_1" style:list-style-name="L6">
      <style:text-properties officeooo:rsid="00b46a58" officeooo:paragraph-rsid="00b46a58"/>
    </style:style>
    <style:style style:name="P239" style:family="paragraph" style:parent-style-name="List_20_1" style:list-style-name="L6">
      <style:text-properties officeooo:rsid="00ba2e3c" officeooo:paragraph-rsid="00ba2e3c"/>
    </style:style>
    <style:style style:name="P240" style:family="paragraph" style:parent-style-name="List_20_1" style:list-style-name="L6">
      <style:text-properties officeooo:rsid="006f88ef" officeooo:paragraph-rsid="006f88ef"/>
    </style:style>
    <style:style style:name="P241" style:family="paragraph" style:parent-style-name="Heading_20_4">
      <style:text-properties officeooo:paragraph-rsid="00df0c86"/>
    </style:style>
    <style:style style:name="P242" style:family="paragraph" style:parent-style-name="Heading_20_4">
      <style:text-properties officeooo:rsid="003b3bd1" officeooo:paragraph-rsid="009e3775"/>
    </style:style>
    <style:style style:name="P243" style:family="paragraph" style:parent-style-name="Heading_20_4">
      <style:text-properties officeooo:rsid="003b3bd1" officeooo:paragraph-rsid="003b3bd1"/>
    </style:style>
    <style:style style:name="P244" style:family="paragraph" style:parent-style-name="Heading_20_4">
      <style:text-properties officeooo:rsid="006528bd" officeooo:paragraph-rsid="006528bd"/>
    </style:style>
    <style:style style:name="P245" style:family="paragraph" style:parent-style-name="Heading_20_4">
      <style:text-properties officeooo:rsid="006528bd" officeooo:paragraph-rsid="0093cbe3"/>
    </style:style>
    <style:style style:name="P246" style:family="paragraph" style:parent-style-name="Heading_20_4">
      <style:text-properties officeooo:rsid="006528bd" officeooo:paragraph-rsid="006f3fa5"/>
    </style:style>
    <style:style style:name="P247" style:family="paragraph" style:parent-style-name="Heading_20_4">
      <style:text-properties officeooo:rsid="006528bd" officeooo:paragraph-rsid="009692f7"/>
    </style:style>
    <style:style style:name="P248" style:family="paragraph" style:parent-style-name="Heading_20_4">
      <style:text-properties officeooo:rsid="006528bd" officeooo:paragraph-rsid="00b46a58"/>
    </style:style>
    <style:style style:name="P249" style:family="paragraph" style:parent-style-name="Heading_20_4">
      <style:text-properties officeooo:rsid="006528bd" officeooo:paragraph-rsid="00ba2e3c"/>
    </style:style>
    <style:style style:name="P250" style:family="paragraph" style:parent-style-name="Heading_20_4">
      <style:text-properties officeooo:rsid="006528bd" officeooo:paragraph-rsid="00bd4070"/>
    </style:style>
    <style:style style:name="P251" style:family="paragraph" style:parent-style-name="Heading_20_4">
      <style:text-properties officeooo:rsid="006528bd" officeooo:paragraph-rsid="00d73b10"/>
    </style:style>
    <style:style style:name="P252" style:family="paragraph" style:parent-style-name="Heading_20_4">
      <style:text-properties officeooo:rsid="006528bd" officeooo:paragraph-rsid="00e29517"/>
    </style:style>
    <style:style style:name="P253" style:family="paragraph" style:parent-style-name="Text_20_body" style:list-style-name="L1">
      <style:text-properties officeooo:rsid="00e12659" officeooo:paragraph-rsid="00e12659"/>
    </style:style>
    <style:style style:name="P254" style:family="paragraph" style:parent-style-name="Text_20_body" style:list-style-name="L2">
      <style:text-properties officeooo:rsid="00f94fe1" officeooo:paragraph-rsid="00f94fe1"/>
    </style:style>
    <style:style style:name="P255" style:family="paragraph" style:parent-style-name="Text_20_body" style:list-style-name="L4">
      <style:text-properties officeooo:rsid="00dc87d1" officeooo:paragraph-rsid="00dc87d1"/>
    </style:style>
    <style:style style:name="P256" style:family="paragraph" style:parent-style-name="Text_20_body" style:list-style-name="L7">
      <style:text-properties officeooo:rsid="00e253f0" officeooo:paragraph-rsid="00e253f0"/>
    </style:style>
    <style:style style:name="T1" style:family="text">
      <style:text-properties officeooo:rsid="00b28aa8"/>
    </style:style>
    <style:style style:name="T2" style:family="text">
      <style:text-properties officeooo:rsid="0015ebf9"/>
    </style:style>
    <style:style style:name="T3" style:family="text">
      <style:text-properties officeooo:rsid="0015f28a"/>
    </style:style>
    <style:style style:name="T4" style:family="text">
      <style:text-properties officeooo:rsid="0016bf31"/>
    </style:style>
    <style:style style:name="T5" style:family="text">
      <style:text-properties fo:font-weight="bold" officeooo:rsid="001f6f4e" style:font-weight-asian="bold" style:font-weight-complex="bold"/>
    </style:style>
    <style:style style:name="T6" style:family="text">
      <style:text-properties officeooo:rsid="0016fd1c"/>
    </style:style>
    <style:style style:name="T7" style:family="text">
      <style:text-properties officeooo:rsid="001beb42"/>
    </style:style>
    <style:style style:name="T8" style:family="text">
      <style:text-properties officeooo:rsid="001dd5a8"/>
    </style:style>
    <style:style style:name="T9" style:family="text">
      <style:text-properties officeooo:rsid="001f6f4e"/>
    </style:style>
    <style:style style:name="T10" style:family="text">
      <style:text-properties officeooo:rsid="0020c9b2"/>
    </style:style>
    <style:style style:name="T11" style:family="text">
      <style:text-properties officeooo:rsid="00250032"/>
    </style:style>
    <style:style style:name="T12" style:family="text">
      <style:text-properties officeooo:rsid="0028409f"/>
    </style:style>
    <style:style style:name="T13" style:family="text">
      <style:text-properties officeooo:rsid="0029b34c"/>
    </style:style>
    <style:style style:name="T14" style:family="text">
      <style:text-properties officeooo:rsid="002c43c2"/>
    </style:style>
    <style:style style:name="T15" style:family="text">
      <style:text-properties officeooo:rsid="002e1634"/>
    </style:style>
    <style:style style:name="T16" style:family="text">
      <style:text-properties officeooo:rsid="002ef042"/>
    </style:style>
    <style:style style:name="T17" style:family="text">
      <style:text-properties officeooo:rsid="002fc9cc"/>
    </style:style>
    <style:style style:name="T18" style:family="text">
      <style:text-properties officeooo:rsid="00314b81"/>
    </style:style>
    <style:style style:name="T19" style:family="text">
      <style:text-properties officeooo:rsid="00353e51"/>
    </style:style>
    <style:style style:name="T20" style:family="text">
      <style:text-properties officeooo:rsid="003d2cbe"/>
    </style:style>
    <style:style style:name="T21" style:family="text">
      <style:text-properties officeooo:rsid="003ddd3b"/>
    </style:style>
    <style:style style:name="T22" style:family="text">
      <style:text-properties officeooo:rsid="0041f955"/>
    </style:style>
    <style:style style:name="T23" style:family="text">
      <style:text-properties officeooo:rsid="004aa277"/>
    </style:style>
    <style:style style:name="T24" style:family="text">
      <style:text-properties officeooo:rsid="004e1c60"/>
    </style:style>
    <style:style style:name="T25" style:family="text">
      <style:text-properties officeooo:rsid="004f4b08"/>
    </style:style>
    <style:style style:name="T26" style:family="text">
      <style:text-properties officeooo:rsid="00518ed6"/>
    </style:style>
    <style:style style:name="T27" style:family="text">
      <style:text-properties officeooo:rsid="00520638"/>
    </style:style>
    <style:style style:name="T28" style:family="text">
      <style:text-properties officeooo:rsid="0053d842"/>
    </style:style>
    <style:style style:name="T29" style:family="text">
      <style:text-properties officeooo:rsid="00542261"/>
    </style:style>
    <style:style style:name="T30" style:family="text">
      <style:text-properties officeooo:rsid="0054b2a6"/>
    </style:style>
    <style:style style:name="T31" style:family="text">
      <style:text-properties officeooo:rsid="00568c16"/>
    </style:style>
    <style:style style:name="T32" style:family="text">
      <style:text-properties officeooo:rsid="0058192f"/>
    </style:style>
    <style:style style:name="T33" style:family="text">
      <style:text-properties officeooo:rsid="005948ab"/>
    </style:style>
    <style:style style:name="T34" style:family="text">
      <style:text-properties officeooo:rsid="005ac46d"/>
    </style:style>
    <style:style style:name="T35" style:family="text">
      <style:text-properties officeooo:rsid="005c6a24"/>
    </style:style>
    <style:style style:name="T36" style:family="text">
      <style:text-properties officeooo:rsid="005e22c4"/>
    </style:style>
    <style:style style:name="T37" style:family="text">
      <style:text-properties officeooo:rsid="005ffa5f"/>
    </style:style>
    <style:style style:name="T38" style:family="text">
      <style:text-properties officeooo:rsid="00671b8a"/>
    </style:style>
    <style:style style:name="T39" style:family="text">
      <style:text-properties officeooo:rsid="0067cc46"/>
    </style:style>
    <style:style style:name="T40" style:family="text">
      <style:text-properties officeooo:rsid="00696179"/>
    </style:style>
    <style:style style:name="T41" style:family="text">
      <style:text-properties officeooo:rsid="0069dfcb"/>
    </style:style>
    <style:style style:name="T42" style:family="text">
      <style:text-properties officeooo:rsid="006bfb5d"/>
    </style:style>
    <style:style style:name="T43" style:family="text">
      <style:text-properties officeooo:rsid="006cf331"/>
    </style:style>
    <style:style style:name="T44" style:family="text">
      <style:text-properties officeooo:rsid="007378af"/>
    </style:style>
    <style:style style:name="T45" style:family="text">
      <style:text-properties officeooo:rsid="0073a486"/>
    </style:style>
    <style:style style:name="T46" style:family="text">
      <style:text-properties officeooo:rsid="00769073"/>
    </style:style>
    <style:style style:name="T47" style:family="text">
      <style:text-properties officeooo:rsid="00771531"/>
    </style:style>
    <style:style style:name="T48" style:family="text">
      <style:text-properties officeooo:rsid="00777665"/>
    </style:style>
    <style:style style:name="T49" style:family="text">
      <style:text-properties officeooo:rsid="00780daf"/>
    </style:style>
    <style:style style:name="T50" style:family="text">
      <style:text-properties officeooo:rsid="007a81a8"/>
    </style:style>
    <style:style style:name="T51" style:family="text">
      <style:text-properties officeooo:rsid="007bcfeb"/>
    </style:style>
    <style:style style:name="T52" style:family="text">
      <style:text-properties officeooo:rsid="008142ec"/>
    </style:style>
    <style:style style:name="T53" style:family="text">
      <style:text-properties officeooo:rsid="00846ccf"/>
    </style:style>
    <style:style style:name="T54" style:family="text">
      <style:text-properties officeooo:rsid="0085c52c"/>
    </style:style>
    <style:style style:name="T55" style:family="text">
      <style:text-properties officeooo:rsid="0086a5f4"/>
    </style:style>
    <style:style style:name="T56" style:family="text">
      <style:text-properties officeooo:rsid="0089d803"/>
    </style:style>
    <style:style style:name="T57" style:family="text">
      <style:text-properties officeooo:rsid="008afba3"/>
    </style:style>
    <style:style style:name="T58" style:family="text">
      <style:text-properties officeooo:rsid="008d5123"/>
    </style:style>
    <style:style style:name="T59" style:family="text">
      <style:text-properties officeooo:rsid="008ea577"/>
    </style:style>
    <style:style style:name="T60" style:family="text">
      <style:text-properties officeooo:rsid="008eb9f2"/>
    </style:style>
    <style:style style:name="T61" style:family="text">
      <style:text-properties officeooo:rsid="00900af0"/>
    </style:style>
    <style:style style:name="T62" style:family="text">
      <style:text-properties officeooo:rsid="009194b2"/>
    </style:style>
    <style:style style:name="T63" style:family="text">
      <style:text-properties officeooo:rsid="0093cbe3"/>
    </style:style>
    <style:style style:name="T64" style:family="text">
      <style:text-properties officeooo:rsid="00949b8d"/>
    </style:style>
    <style:style style:name="T65" style:family="text">
      <style:text-properties officeooo:rsid="0094ebfe"/>
    </style:style>
    <style:style style:name="T66" style:family="text">
      <style:text-properties officeooo:rsid="006f88ef"/>
    </style:style>
    <style:style style:name="T67" style:family="text">
      <style:text-properties officeooo:rsid="009692f7"/>
    </style:style>
    <style:style style:name="T68" style:family="text">
      <style:text-properties officeooo:rsid="009e3775"/>
    </style:style>
    <style:style style:name="T69" style:family="text">
      <style:text-properties officeooo:rsid="00a26d09"/>
    </style:style>
    <style:style style:name="T70" style:family="text">
      <style:text-properties officeooo:rsid="00a64d1b"/>
    </style:style>
    <style:style style:name="T71" style:family="text">
      <style:text-properties officeooo:rsid="00a7d30a"/>
    </style:style>
    <style:style style:name="T72" style:family="text">
      <style:text-properties officeooo:rsid="00b218fa"/>
    </style:style>
    <style:style style:name="T73" style:family="text">
      <style:text-properties officeooo:rsid="00b46a58"/>
    </style:style>
    <style:style style:name="T74" style:family="text">
      <style:text-properties officeooo:rsid="00b8bc7d"/>
    </style:style>
    <style:style style:name="T75" style:family="text">
      <style:text-properties officeooo:rsid="00bbad60"/>
    </style:style>
    <style:style style:name="T76" style:family="text">
      <style:text-properties officeooo:rsid="00bd4070"/>
    </style:style>
    <style:style style:name="T77" style:family="text">
      <style:text-properties officeooo:rsid="00c4abef"/>
    </style:style>
    <style:style style:name="T78" style:family="text">
      <style:text-properties officeooo:rsid="00c7e713"/>
    </style:style>
    <style:style style:name="T79" style:family="text">
      <style:text-properties officeooo:rsid="00c9c4a9"/>
    </style:style>
    <style:style style:name="T80" style:family="text">
      <style:text-properties officeooo:rsid="00cd3d59"/>
    </style:style>
    <style:style style:name="T81" style:family="text">
      <style:text-properties officeooo:rsid="00cf068d"/>
    </style:style>
    <style:style style:name="T82" style:family="text">
      <style:text-properties officeooo:rsid="00cfd9d7"/>
    </style:style>
    <style:style style:name="T83" style:family="text">
      <style:text-properties officeooo:rsid="00d0f414"/>
    </style:style>
    <style:style style:name="T84" style:family="text">
      <style:text-properties officeooo:rsid="00d20f57"/>
    </style:style>
    <style:style style:name="T85" style:family="text">
      <style:text-properties officeooo:rsid="00d73b10"/>
    </style:style>
    <style:style style:name="T86" style:family="text">
      <style:text-properties officeooo:rsid="00da6b01"/>
    </style:style>
    <style:style style:name="T87" style:family="text">
      <style:text-properties officeooo:rsid="00dd781b"/>
    </style:style>
    <style:style style:name="T88" style:family="text">
      <style:text-properties officeooo:rsid="00df0c86"/>
    </style:style>
    <style:style style:name="T89" style:family="text">
      <style:text-properties officeooo:rsid="00dfcce0"/>
    </style:style>
    <style:style style:name="T90" style:family="text">
      <style:text-properties officeooo:rsid="00e29517"/>
    </style:style>
    <style:style style:name="T91" style:family="text">
      <style:text-properties officeooo:rsid="00e4932b"/>
    </style:style>
    <style:style style:name="T92" style:family="text">
      <style:text-properties officeooo:rsid="00eadc79"/>
    </style:style>
    <style:style style:name="T93" style:family="text">
      <style:text-properties officeooo:rsid="00ebc11b"/>
    </style:style>
    <style:style style:name="T94" style:family="text">
      <style:text-properties officeooo:rsid="00ee1c42"/>
    </style:style>
    <style:style style:name="T95" style:family="text">
      <style:text-properties officeooo:rsid="00ee63ba"/>
    </style:style>
    <style:style style:name="T96" style:family="text">
      <style:text-properties officeooo:rsid="00ee824b"/>
    </style:style>
    <style:style style:name="T97" style:family="text">
      <style:text-properties officeooo:rsid="00eea1a5"/>
    </style:style>
    <style:style style:name="T98" style:family="text">
      <style:text-properties officeooo:rsid="00efa084"/>
    </style:style>
    <style:style style:name="T99" style:family="text">
      <style:text-properties officeooo:rsid="00f3c3a2"/>
    </style:style>
    <style:style style:name="T100" style:family="text">
      <style:text-properties officeooo:rsid="00f701e1"/>
    </style:style>
    <style:style style:name="T101" style:family="text">
      <style:text-properties officeooo:rsid="00f94fe1"/>
    </style:style>
    <style:style style:name="T102" style:family="text">
      <style:text-properties officeooo:rsid="00f9e5f0"/>
    </style:style>
    <style:style style:name="T103" style:family="text">
      <style:text-properties officeooo:rsid="00fa7b72"/>
    </style:style>
    <style:style style:name="T104" style:family="text">
      <style:text-properties officeooo:rsid="00fb6449"/>
    </style:style>
    <style:style style:name="T105" style:family="text">
      <style:text-properties officeooo:rsid="00fdbc61"/>
    </style:style>
    <style:style style:name="T106" style:family="text">
      <style:text-properties officeooo:rsid="00ff9b29"/>
    </style:style>
    <style:style style:name="T107" style:family="text">
      <style:text-properties officeooo:rsid="0104de6f"/>
    </style:style>
    <style:style style:name="T108" style:family="text">
      <style:text-properties officeooo:rsid="01073b24"/>
    </style:style>
    <style:style style:name="T109" style:family="text">
      <style:text-properties officeooo:rsid="01093266"/>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AtHomePowerlineServer</text:p>
      <text:p text:style-name="P64">Copyright © 2014, <text:span text:style-name="T92">2018</text:span> Dave Hocker (<text:a xlink:type="simple" xlink:href="mailto:AtHomeX10@gmail.com" text:style-name="Internet_20_link" text:visited-style-name="Visited_20_Internet_20_Link">AtHomeX10@gmail.com</text:a>)</text:p>
      <text:p text:style-name="P65">This program is free software: you can redistribute it and/or modify it under the terms of the GNU General Public License as published by the Free Software Foundation, version 3 of the License. See the LICENSE file for more details.</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93"><text:a xlink:type="simple" xlink:href="#__RefHeading__726_1353654000" text:style-name="Index_20_Link" text:visited-style-name="Index_20_Link">1 Overview<text:tab/>2</text:a></text:p>
          <text:p text:style-name="P193"><text:a xlink:type="simple" xlink:href="#__RefHeading__728_1353654000" text:style-name="Index_20_Link" text:visited-style-name="Index_20_Link">2 License<text:tab/>3</text:a></text:p>
          <text:p text:style-name="P193"><text:a xlink:type="simple" xlink:href="#__RefHeading__730_1353654000" text:style-name="Index_20_Link" text:visited-style-name="Index_20_Link">3 Source Code<text:tab/>3</text:a></text:p>
          <text:p text:style-name="P193"><text:a xlink:type="simple" xlink:href="#__RefHeading__732_1353654000" text:style-name="Index_20_Link" text:visited-style-name="Index_20_Link">4 Installation<text:tab/>3</text:a></text:p>
          <text:p text:style-name="P194"><text:a xlink:type="simple" xlink:href="#__RefHeading__1360_1177287362" text:style-name="Index_20_Link" text:visited-style-name="Index_20_Link">4.1 Basic Steps<text:tab/>3</text:a></text:p>
          <text:p text:style-name="P194"><text:a xlink:type="simple" xlink:href="#__RefHeading__1988_478316312" text:style-name="Index_20_Link" text:visited-style-name="Index_20_Link">4.2 Files and Their Location<text:tab/>4</text:a></text:p>
          <text:p text:style-name="P192"><text:a xlink:type="simple" xlink:href="#__RefHeading__1766_838893960" text:style-name="Index_20_Link" text:visited-style-name="Index_20_Link">4.2.1 Linux Based Systems<text:tab/>4</text:a></text:p>
          <text:p text:style-name="P192"><text:a xlink:type="simple" xlink:href="#__RefHeading__1768_838893960" text:style-name="Index_20_Link" text:visited-style-name="Index_20_Link">4.2.2 Windows<text:tab/>4</text:a></text:p>
          <text:p text:style-name="P194"><text:a xlink:type="simple" xlink:href="#__RefHeading__2536_1488884349" text:style-name="Index_20_Link" text:visited-style-name="Index_20_Link">4.3 Configuration File<text:tab/>5</text:a></text:p>
          <text:p text:style-name="P194"><text:a xlink:type="simple" xlink:href="#__RefHeading__2064_478316312" text:style-name="Index_20_Link" text:visited-style-name="Index_20_Link">4.4 Running the Server<text:tab/>5</text:a></text:p>
          <text:p text:style-name="P192"><text:a xlink:type="simple" xlink:href="#__RefHeading__2291_714493993" text:style-name="Index_20_Link" text:visited-style-name="Index_20_Link">4.4.1 Raspbian Wheezy/Jessie<text:tab/>5</text:a></text:p>
          <text:p text:style-name="P195"><text:a xlink:type="simple" xlink:href="#__RefHeading__2293_714493993" text:style-name="Index_20_Link" text:visited-style-name="Index_20_Link">4.4.1.1 As an Application<text:tab/>5</text:a></text:p>
          <text:p text:style-name="P195"><text:a xlink:type="simple" xlink:href="#__RefHeading__1364_1177287362" text:style-name="Index_20_Link" text:visited-style-name="Index_20_Link">4.4.1.2 As a Daemon<text:tab/>6</text:a></text:p>
          <text:p text:style-name="P192"><text:a xlink:type="simple" xlink:href="#__RefHeading__2295_714493993" text:style-name="Index_20_Link" text:visited-style-name="Index_20_Link">4.4.2 Windows<text:tab/>6</text:a></text:p>
          <text:p text:style-name="P193"><text:a xlink:type="simple" xlink:href="#__RefHeading__734_1353654000" text:style-name="Index_20_Link" text:visited-style-name="Index_20_Link">5 TCP/IP Protocol<text:tab/>6</text:a></text:p>
          <text:p text:style-name="P194"><text:a xlink:type="simple" xlink:href="#__RefHeading__736_1353654000" text:style-name="Index_20_Link" text:visited-style-name="Index_20_Link">5.1 Standard Response Content<text:tab/>6</text:a></text:p>
          <text:p text:style-name="P194"><text:a xlink:type="simple" xlink:href="#__RefHeading__738_1353654000" text:style-name="Index_20_Link" text:visited-style-name="Index_20_Link">5.2 Requests<text:tab/>7</text:a></text:p>
          <text:p text:style-name="P192"><text:a xlink:type="simple" xlink:href="#__RefHeading__3773_732590779" text:style-name="Index_20_Link" text:visited-style-name="Index_20_Link">5.2.1 StatusRequest<text:tab/>8</text:a></text:p>
          <text:p text:style-name="P195"><text:a xlink:type="simple" xlink:href="#__RefHeading__3775_732590779" text:style-name="Index_20_Link" text:visited-style-name="Index_20_Link">5.2.1.1 Request<text:tab/>8</text:a></text:p>
          <text:p text:style-name="P195"><text:a xlink:type="simple" xlink:href="#__RefHeading__3777_732590779" text:style-name="Index_20_Link" text:visited-style-name="Index_20_Link">5.2.1.2 Response<text:tab/>8</text:a></text:p>
          <text:p text:style-name="P192"><text:a xlink:type="simple" xlink:href="#__RefHeading__740_1353654000" text:style-name="Index_20_Link" text:visited-style-name="Index_20_Link">5.2.2 LoadTimers<text:tab/>8</text:a></text:p>
          <text:p text:style-name="P195"><text:a xlink:type="simple" xlink:href="#__RefHeading__742_1353654000" text:style-name="Index_20_Link" text:visited-style-name="Index_20_Link">5.2.2.1 Request<text:tab/>8</text:a></text:p>
          <text:p text:style-name="P195"><text:a xlink:type="simple" xlink:href="#__RefHeading__744_1353654000" text:style-name="Index_20_Link" text:visited-style-name="Index_20_Link">5.2.2.2 Response<text:tab/>10</text:a></text:p>
          <text:p text:style-name="P192"><text:a xlink:type="simple" xlink:href="#__RefHeading__746_1353654000" text:style-name="Index_20_Link" text:visited-style-name="Index_20_Link">5.2.3 LoadActions<text:tab/>10</text:a></text:p>
          <text:p text:style-name="P195"><text:a xlink:type="simple" xlink:href="#__RefHeading__748_1353654000" text:style-name="Index_20_Link" text:visited-style-name="Index_20_Link">5.2.3.1 Request<text:tab/>10</text:a></text:p>
          <text:p text:style-name="P195"><text:a xlink:type="simple" xlink:href="#__RefHeading__750_1353654000" text:style-name="Index_20_Link" text:visited-style-name="Index_20_Link">5.2.3.2 Response<text:tab/>11</text:a></text:p>
          <text:p text:style-name="P192"><text:a xlink:type="simple" xlink:href="#__RefHeading__2839_1723060967" text:style-name="Index_20_Link" text:visited-style-name="Index_20_Link">5.2.4 On<text:tab/>11</text:a></text:p>
          <text:p text:style-name="P195"><text:a xlink:type="simple" xlink:href="#__RefHeading__1023_107954951" text:style-name="Index_20_Link" text:visited-style-name="Index_20_Link">5.2.4.1 Request<text:tab/>12</text:a></text:p>
          <text:p text:style-name="P195"><text:a xlink:type="simple" xlink:href="#__RefHeading__1025_107954951" text:style-name="Index_20_Link" text:visited-style-name="Index_20_Link">5.2.4.2 Response<text:tab/>12</text:a></text:p>
          <text:p text:style-name="P192"><text:a xlink:type="simple" xlink:href="#__RefHeading__2841_1723060967" text:style-name="Index_20_Link" text:visited-style-name="Index_20_Link">5.2.5 Off<text:tab/>12</text:a></text:p>
          <text:p text:style-name="P195"><text:a xlink:type="simple" xlink:href="#__RefHeading__1027_107954951" text:style-name="Index_20_Link" text:visited-style-name="Index_20_Link">5.2.5.1 Request<text:tab/>12</text:a></text:p>
          <text:p text:style-name="P195"><text:a xlink:type="simple" xlink:href="#__RefHeading__1029_107954951" text:style-name="Index_20_Link" text:visited-style-name="Index_20_Link">5.2.5.2 Response<text:tab/>12</text:a></text:p>
          <text:p text:style-name="P192"><text:a xlink:type="simple" xlink:href="#__RefHeading__3624_732590779" text:style-name="Index_20_Link" text:visited-style-name="Index_20_Link">5.2.6 Dim<text:tab/>13</text:a></text:p>
          <text:p text:style-name="P195"><text:a xlink:type="simple" xlink:href="#__RefHeading__1027_1079549513" text:style-name="Index_20_Link" text:visited-style-name="Index_20_Link">5.2.6.1 Request<text:tab/>13</text:a></text:p>
          <text:p text:style-name="P195"><text:a xlink:type="simple" xlink:href="#__RefHeading__1029_1079549513" text:style-name="Index_20_Link" text:visited-style-name="Index_20_Link">5.2.6.2 Response<text:tab/>13</text:a></text:p>
          <text:p text:style-name="P192"><text:a xlink:type="simple" xlink:href="#__RefHeading__3822_1277109485" text:style-name="Index_20_Link" text:visited-style-name="Index_20_Link">5.2.7 Bright<text:tab/>13</text:a></text:p>
          <text:p text:style-name="P195"><text:a xlink:type="simple" xlink:href="#__RefHeading__1027_10795495131" text:style-name="Index_20_Link" text:visited-style-name="Index_20_Link">5.2.7.1 Request<text:tab/>13</text:a></text:p>
          <text:p text:style-name="P195"><text:a xlink:type="simple" xlink:href="#__RefHeading__1029_10795495131" text:style-name="Index_20_Link" text:visited-style-name="Index_20_Link">5.2.7.2 Response<text:tab/>14</text:a></text:p>
          <text:p text:style-name="P192"><text:a xlink:type="simple" xlink:href="#__RefHeading__4005_1277109485" text:style-name="Index_20_Link" text:visited-style-name="Index_20_Link">5.2.8 All Units Off<text:tab/>14</text:a></text:p>
          <text:p text:style-name="P195"><text:a xlink:type="simple" xlink:href="#__RefHeading__1027_107954951311" text:style-name="Index_20_Link" text:visited-style-name="Index_20_Link">5.2.8.1 Request<text:tab/>14</text:a></text:p>
          <text:p text:style-name="P195"><text:a xlink:type="simple" xlink:href="#__RefHeading__1029_107954951311" text:style-name="Index_20_Link" text:visited-style-name="Index_20_Link">5.2.8.2 Response<text:tab/>14</text:a></text:p>
          <text:p text:style-name="P192"><text:a xlink:type="simple" xlink:href="#__RefHeading__4007_1277109485" text:style-name="Index_20_Link" text:visited-style-name="Index_20_Link">5.2.9 All Lights Off<text:tab/>14</text:a></text:p>
          <text:p text:style-name="P195"><text:a xlink:type="simple" xlink:href="#__RefHeading__1027_1079549513111" text:style-name="Index_20_Link" text:visited-style-name="Index_20_Link">5.2.9.1 Request<text:tab/>14</text:a></text:p>
          <text:p text:style-name="P195"><text:a xlink:type="simple" xlink:href="#__RefHeading__1029_1079549513111" text:style-name="Index_20_Link" text:visited-style-name="Index_20_Link">5.2.9.2 Response<text:tab/>14</text:a></text:p>
          <text:p text:style-name="P192"><text:a xlink:type="simple" xlink:href="#__RefHeading__2240_1268137678" text:style-name="Index_20_Link" text:visited-style-name="Index_20_Link">5.2.10 All Lights On<text:tab/>14</text:a></text:p>
          <text:p text:style-name="P195"><text:soft-page-break/><text:a xlink:type="simple" xlink:href="#__RefHeading__1027_10795495131112" text:style-name="Index_20_Link" text:visited-style-name="Index_20_Link">5.2.10.1 Request<text:tab/>15</text:a></text:p>
          <text:p text:style-name="P195"><text:a xlink:type="simple" xlink:href="#__RefHeading__1029_10795495131112" text:style-name="Index_20_Link" text:visited-style-name="Index_20_Link">5.2.10.2 Response<text:tab/>15</text:a></text:p>
          <text:p text:style-name="P192"><text:a xlink:type="simple" xlink:href="#__RefHeading__2436_804841306" text:style-name="Index_20_Link" text:visited-style-name="Index_20_Link">5.2.11 Get Sun Data<text:tab/>15</text:a></text:p>
          <text:p text:style-name="P195"><text:a xlink:type="simple" xlink:href="#__RefHeading__1023_1079549511" text:style-name="Index_20_Link" text:visited-style-name="Index_20_Link">5.2.11.1 Request<text:tab/>15</text:a></text:p>
          <text:p text:style-name="P195"><text:a xlink:type="simple" xlink:href="#__RefHeading__1025_1079549511" text:style-name="Index_20_Link" text:visited-style-name="Index_20_Link">5.2.11.2 Response<text:tab/>15</text:a></text:p>
          <text:p text:style-name="P194"><text:a xlink:type="simple" xlink:href="#__RefHeading__2438_804841306" text:style-name="Index_20_Link" text:visited-style-name="Index_20_Link">5.3 Configuration File<text:tab/>16</text:a></text:p>
          <text:p text:style-name="P193"><text:a xlink:type="simple" xlink:href="#__RefHeading__754_1353654000" text:style-name="Index_20_Link" text:visited-style-name="Index_20_Link">6 Client Examples<text:tab/>16</text:a></text:p>
          <text:p text:style-name="P194"><text:a xlink:type="simple" xlink:href="#__RefHeading__2008_838893960" text:style-name="Index_20_Link" text:visited-style-name="Index_20_Link">6.1 Test Client<text:tab/>16</text:a></text:p>
          <text:p text:style-name="P194"><text:a xlink:type="simple" xlink:href="#__RefHeading__2012_838893960" text:style-name="Index_20_Link" text:visited-style-name="Index_20_Link">6.2 AtHomePowerlineServer Web (ahps_web)<text:tab/>16</text:a></text:p>
          <text:p text:style-name="P193"><text:a xlink:type="simple" xlink:href="#__RefHeading__2420_714493993" text:style-name="Index_20_Link" text:visited-style-name="Index_20_Link">7 References<text:tab/>17</text:a></text:p>
          <text:p text:style-name="P193"><text:a xlink:type="simple" xlink:href="#__RefHeading__2885_1723060967" text:style-name="Index_20_Link" text:visited-style-name="Index_20_Link">8 Appendix<text:tab/>17</text:a></text:p>
          <text:p text:style-name="P194"><text:a xlink:type="simple" xlink:href="#__RefHeading__2887_1723060967" text:style-name="Index_20_Link" text:visited-style-name="Index_20_Link">8.1 Raspberry Pi<text:tab/>17</text:a></text:p>
        </text:index-body>
      </text:table-of-content>
      <text:h text:style-name="Heading_20_1" text:outline-level="1"><text:bookmark-start text:name="__RefHeading__726_1353654000"/>Overview<text:bookmark-end text:name="__RefHeading__726_1353654000"/></text:h>
      <text:p text:style-name="P26">In the world of X10, most of the power line controllers like the CM11/CM11A have been around for years. <text:span text:style-name="T28">T</text:span>he <text:span text:style-name="T28">majority of the </text:span>sophisticated X10 management applications run on a PC <text:span text:style-name="T28">or Mac</text:span> and more or less use the power line controller as a relatively “dumb” controller. There are a number of problems with the current configurations that the AtHomePowerlineServer aims to address.</text:p>
      <text:p text:style-name="P27">First, the AtHomePowerline server is designed to run on a light weight system (<text:span text:style-name="T100">specifically</text:span> a Raspberry Pi <text:span text:style-name="T102">v1, v2 or v3</text:span>) that can be <text:span text:style-name="T28">run</text:span> head-less and fan-less. This is as opposed to a PC <text:span text:style-name="T52">or Mac </text:span>based solution. The small size of such a system <text:span text:style-name="T26">like the Raspberry Pi </text:span>allows it to be positioned more freely (<text:span text:style-name="T28">ideally, </text:span>close to the breaker panel). <text:span text:style-name="T26">And, a Raspberry Pi system can be assembled for considerably less than a PC. While the server was designed to run on a lightweight system, it will run on any system that supports Python 3.5 or later (including Windows).</text:span></text:p>
      <text:p text:style-name="P26">Second, the communication mechanism to the AtHomePowerlineServer is TCP/IP (over Ethernet). A light weight system like the Raspberry Pi supports many WiFi USB interfaces. This further improves the freedom of location for the X10 controller. In the past, the distance between a PC and the X10 controller was gated by the need for physical wiring and RS-232 limitations. With the AtHomePowerlineServer architecture, this limitation is <text:span text:style-name="T24">effectively </text:span>eliminated. See <text:sequence-ref text:reference-format="category-and-value" text:ref-name="refIllustration0">Illustration 1</text:sequence-ref>.</text:p>
      <text:p text:style-name="P26">Finally, the AtHomePowerlineServer application is open source. Anyone can fork it and build upon it.</text:p>
      <text:p text:style-name="P12">Th<text:span text:style-name="T23">e remainder of this</text:span> document describes:</text:p>
      <text:list xml:id="list2869067170" text:style-name="L1">
        <text:list-item>
          <text:p text:style-name="P253">Installation</text:p>
        </text:list-item>
        <text:list-item>
          <text:p text:style-name="P253">Configuration</text:p>
        </text:list-item>
        <text:list-item>
          <text:p text:style-name="P253">Programming interface</text:p>
        </text:list-item>
      </text:list>
      <text:p text:style-name="P80">While the functionality of the AtHomePowerlineServer is designed with knowledge of the CM11/CM11A architecture, it does not exactly match that architecture. The <text:s/>AtHomePowerlineServer is an abstraction of the capabilities of the CM11/CM11A. For example, the <text:s/>AtHomePowerlineServer features timers and actions that are conceptually similar to the CM11/CM11A timer initiators and macros, but they are not exactly alike.</text:p>
      <text:p text:style-name="P25"/>
      <text:p text:style-name="P25"><draw:frame draw:style-name="fr1" draw:name="Frame1" text:anchor-type="paragraph" svg:width="6in" draw:z-index="0"><draw:text-box fo:min-height="2.6902in"><text:p text:style-name="Illustration"><draw:frame draw:style-name="fr2" draw:name="Object1" text:anchor-type="paragraph" svg:width="6in" style:rel-width="100%" svg:height="2.6902in"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AtHomePowerlineServer Architecture</text:p></draw:text-box></draw:frame><text:soft-page-break/></text:p>
      <text:h text:style-name="P204" text:outline-level="1"><text:bookmark-start text:name="__RefHeading__728_1353654000"/>License<text:bookmark-end text:name="__RefHeading__728_1353654000"/></text:h>
      <text:p text:style-name="P24">The server is licensed under the <text:span text:style-name="T19">GNU General Public License v3 as published by the Free Software Foundation, Inc.. See the LICENSE file for the full text of the license.</text:span></text:p>
      <text:h text:style-name="P205" text:outline-level="1"><text:bookmark-start text:name="__RefHeading__730_1353654000"/>Source Code<text:bookmark-end text:name="__RefHeading__730_1353654000"/></text:h>
      <text:p text:style-name="P14">The server <text:span text:style-name="T109">was originally</text:span> written completely in Python 2.7 <text:span text:style-name="T109">but has since been converted to Python 3.5+ (latest maintenance release)</text:span>. The source code can be found on GitHub at: <text:a xlink:type="simple" xlink:href="https://github.com/dhocker/athomepowerlineserver.git" text:style-name="Internet_20_link" text:visited-style-name="Visited_20_Internet_20_Link"><text:span text:style-name="T97">https://github.com/dhocker/athomepowerlineserver.git</text:span></text:a></text:p>
      <text:h text:style-name="P206" text:outline-level="1"><text:bookmark-start text:name="__RefHeading__732_1353654000"/>Installation<text:bookmark-end text:name="__RefHeading__732_1353654000"/></text:h>
      <text:h text:style-name="P196" text:outline-level="2"><text:bookmark-start text:name="__RefHeading__1360_1177287362"/>Basic Steps<text:bookmark-end text:name="__RefHeading__1360_1177287362"/></text:h>
      <text:p text:style-name="P92">The following instructions assume that you have the following items already installed.</text:p>
      <text:list xml:id="list38194104" text:style-name="L2">
        <text:list-item>
          <text:p text:style-name="P254"><text:span text:style-name="T105">sudo apt-get install </text:span>python-dev</text:p>
        </text:list-item>
        <text:list-item>
          <text:p text:style-name="P254"><text:span text:style-name="T105">sudo pip install </text:span>virtualenv</text:p>
        </text:list-item>
        <text:list-item>
          <text:p text:style-name="P254"><text:span text:style-name="T105">sudo pip install </text:span>virtualenvwrapper</text:p>
        </text:list-item>
        <text:list-item>
          <text:p text:style-name="P254"><text:span text:style-name="T105">mkdir </text:span>~/Virtualenvs <text:span text:style-name="T105">#(or </text:span>similarly named directory for holding virtual environments<text:span text:style-name="T105">)</text:span>. </text:p>
        </text:list-item>
      </text:list>
      <text:list xml:id="list4019659305" text:style-name="Numbering_20_1">
        <text:list-item>
          <text:p text:style-name="P223">Open a terminal window (Linux) or a command prompt (Windows)</text:p>
        </text:list-item>
        <text:list-item>
          <text:p text:style-name="P224">Clone the repository from GitHub. <text:span text:style-name="T55">Under Raspbian Wheezy/Jessie the recommended location for cloning is /home/pi/rpi/athomeserver. Using this directory name will minimize the changes you will need to make to the init.d script.</text:span></text:p>
        </text:list-item>
        <text:list-item>
          <text:p text:style-name="Numbering_20_1">Change into the <text:span text:style-name="T10">main</text:span> repo directory.</text:p>
        </text:list-item>
        <text:list-item>
          <text:p text:style-name="P225">Create a virtual environment named athomeserver:</text:p>
        </text:list-item>
      </text:list>
      <text:list xml:id="list979816602" text:style-name="L3">
        <text:list-item>
          <text:p text:style-name="P226">mkvirtualenv -<text:span text:style-name="T109">p python3 -r requirements.txt </text:span>athomeserver</text:p>
        </text:list-item>
      </text:list>
      <text:list xml:id="list132159834269588" text:continue-list="list4019659305" text:style-name="Numbering_20_1">
        <text:list-item>
          <text:p text:style-name="Numbering_20_1">Copy the file sample AtHomePowerlineServer.example.conf to AtHomePowerlineServer.conf.</text:p>
        </text:list-item>
        <text:list-item>
          <text:p text:style-name="P227"><text:soft-page-break/>Edit the AtHomePowerlineServer.conf configuration file as needed. <text:span text:style-name="T25">Generally you will need to edit the ComPort parameter and the location parameters (city, longitude, latitude).</text:span></text:p>
        </text:list-item>
        <text:list-item>
          <text:p text:style-name="P228">Move the AtHomePowerlineServer.conf file to the location identified by section <text:bookmark-ref text:reference-format="chapter" text:ref-name="__RefHeading__1988_478316312">4.2</text:bookmark-ref>. <text:span text:style-name="T103">If you put the file in /etc, use sudo to move/copy the file so that it has root ownership.</text:span></text:p>
        </text:list-item>
        <text:list-item>
          <text:p text:style-name="P229"><text:span text:style-name="T104">If for some reason you have an existing database, </text:span>Move or copy the AtHomePowerlineServer.sqlite3 <text:span text:style-name="T104">file </text:span>to the location identified by section<text:span text:style-name="T70"> </text:span><text:span text:style-name="T70"><text:bookmark-ref text:reference-format="chapter" text:ref-name="__RefHeading__1988_478316312">4.2</text:bookmark-ref></text:span><text:span text:style-name="T70">. Be sure to use sudo so that the copied/moved file will belong to root. Otherwise, you will have to “chown” the copied file to root ownership. If this a new install, AtHomePowerlineServer will create the database when needed.</text:span></text:p>
        </text:list-item>
      </text:list>
      <text:h text:style-name="P198" text:outline-level="2"><text:bookmark-start text:name="__RefHeading__1988_478316312"/>Files and Their Location<text:bookmark-end text:name="__RefHeading__1988_478316312"/></text:h>
      <text:p text:style-name="P73">There are two key files:</text:p>
      <text:list xml:id="list1786736803" text:style-name="L4">
        <text:list-item>
          <text:p text:style-name="P255">AtHomePowerlineServer.conf – the configuration file</text:p>
        </text:list-item>
        <text:list-item>
          <text:p text:style-name="P255">AtHomePowerlineServer.sqlite3 – the database file</text:p>
        </text:list-item>
      </text:list>
      <text:p text:style-name="P73">These files are kept in OS dependent locations. AtHomePowerlineServer automatically creates the database file <text:span text:style-name="T96">(if it does not exist)</text:span>, so there is little to worry about there.</text:p>
      <text:h text:style-name="P211" text:outline-level="3"><text:bookmark-start text:name="__RefHeading__1766_838893960"/><text:span text:style-name="T95">Linux Based</text:span> Systems<text:bookmark-end text:name="__RefHeading__1766_838893960"/></text:h>
      <text:p text:style-name="P73">On <text:span text:style-name="T95">Linux based</text:span> systems like Raspbian Wheezy/<text:span text:style-name="T101">Jessie</text:span>, the key files are kept in traditional locations.</text:p>
      <table:table table:name="Table9" table:style-name="Table9">
        <table:table-column table:style-name="Table9.A"/>
        <table:table-column table:style-name="Table9.B"/>
        <table:table-row table:style-name="Table9.1">
          <table:table-cell table:style-name="Table9.A1" office:value-type="string">
            <text:p text:style-name="P6">File</text:p>
          </table:table-cell>
          <table:table-cell table:style-name="Table9.B1" office:value-type="string">
            <text:p text:style-name="P6">File Path</text:p>
          </table:table-cell>
        </table:table-row>
        <table:table-row>
          <table:table-cell table:style-name="Table9.A2" office:value-type="string">
            <text:p text:style-name="P69">Configuration</text:p>
          </table:table-cell>
          <table:table-cell table:style-name="Table9.B2" office:value-type="string">
            <text:p text:style-name="P69"><text:span text:style-name="T92">&lt;home&gt;/AtHomePowerlineServer.conf or </text:span>/<text:span text:style-name="T69">etc/AtHomePowerlineServer.conf</text:span></text:p>
          </table:table-cell>
        </table:table-row>
        <table:table-row>
          <table:table-cell table:style-name="Table9.A2" office:value-type="string">
            <text:p text:style-name="P69">Database</text:p>
          </table:table-cell>
          <table:table-cell table:style-name="Table9.B2" office:value-type="string">
            <text:p text:style-name="P84">&lt;DatabasePath&gt;/AtHomePowerlineServer.sqlite3. /<text:span text:style-name="T104">var/local/athomeserver is a reasonable choice.</text:span></text:p>
          </table:table-cell>
        </table:table-row>
        <table:table-row>
          <table:table-cell table:style-name="Table9.A2" office:value-type="string">
            <text:p text:style-name="P85">Logfile</text:p>
          </table:table-cell>
          <table:table-cell table:style-name="Table9.B2" office:value-type="string">
            <text:p text:style-name="P85">&lt;Logfile&gt; entry in AtHomePowerlineServer.conf</text:p>
          </table:table-cell>
        </table:table-row>
      </table:table>
      <text:p text:style-name="Text_20_body"/>
      <text:p text:style-name="P83">&lt;home&gt; is the path to AtHomePowerlineServer.py file.</text:p>
      <text:p text:style-name="P83">&lt;DatabasePath&gt; is the path specified by the AtHomePowerlineServer.conf DatabasePath <text:span text:style-name="T93">entry.</text:span></text:p>
      <text:p text:style-name="P88">&lt;LogFile&gt; is the path and file name specified by the AtHomePowerlineServer.conf LogFile entry.</text:p>
      <text:p text:style-name="P9">Note that a configuration file in &lt;home&gt; takes precedent over one in /etc.</text:p>
      <text:h text:style-name="P211" text:outline-level="3"><text:bookmark-start text:name="__RefHeading__1768_838893960"/>Windows<text:bookmark-end text:name="__RefHeading__1768_838893960"/></text:h>
      <text:p text:style-name="P74">On Windows based systems the configuration file and the database file are kept in <text:span text:style-name="T87">the following locations.</text:span></text:p>
      <table:table table:name="Table12" table:style-name="Table12">
        <table:table-column table:style-name="Table12.A"/>
        <table:table-column table:style-name="Table12.B"/>
        <table:table-row table:style-name="Table12.1">
          <table:table-cell table:style-name="Table12.A1" office:value-type="string">
            <text:p text:style-name="P7">File</text:p>
          </table:table-cell>
          <table:table-cell table:style-name="Table12.B1" office:value-type="string">
            <text:p text:style-name="P7">File Path</text:p>
          </table:table-cell>
        </table:table-row>
        <table:table-row>
          <table:table-cell table:style-name="Table12.A2" office:value-type="string">
            <text:p text:style-name="P75">Configuration</text:p>
          </table:table-cell>
          <table:table-cell table:style-name="Table12.B2" office:value-type="string">
            <text:p text:style-name="P76">Home directory of the AtHomePowerlineServer application. This will be the directory where AtHomePowerlineSe<text:span text:style-name="T102">r</text:span>ver.py resides.</text:p>
          </table:table-cell>
        </table:table-row>
        <table:table-row>
          <table:table-cell table:style-name="Table12.A2" office:value-type="string">
            <text:p text:style-name="P75">Database</text:p>
          </table:table-cell>
          <table:table-cell table:style-name="Table12.B2" office:value-type="string">
            <text:p text:style-name="P76">c:\users\username\AppData\Local\AtHomePowerlineServer\AtHomePowerlineServer.sqlite3</text:p>
          </table:table-cell>
        </table:table-row>
      </table:table>
      <text:h text:style-name="P199" text:outline-level="2"><text:bookmark-start text:name="__RefHeading__2536_1488884349"/><text:soft-page-break/>Configuration File<text:bookmark-end text:name="__RefHeading__2536_1488884349"/></text:h>
      <text:p text:style-name="P91">The configuration file is name<text:span text:style-name="T108">d</text:span> AtHomePowerlineServer.conf. The contents are JSON formatted. Look at the AtHomePowerlineServer.example.conf as a template.</text:p>
      <text:p text:style-name="P86"/>
      <table:table table:name="Table14" table:style-name="Table14">
        <table:table-column table:style-name="Table14.A"/>
        <table:table-column table:style-name="Table14.B"/>
        <table:table-row table:style-name="Table14.1">
          <table:table-cell table:style-name="Table14.A1" office:value-type="string">
            <text:p text:style-name="P8">Parameter</text:p>
          </table:table-cell>
          <table:table-cell table:style-name="Table14.B1" office:value-type="string">
            <text:p text:style-name="P8">Description</text:p>
          </table:table-cell>
        </table:table-row>
        <table:table-row>
          <table:table-cell table:style-name="Table14.A2" office:value-type="string">
            <text:p text:style-name="P87">X10ControllerDevice</text:p>
          </table:table-cell>
          <table:table-cell table:style-name="Table14.B2" office:value-type="string">
            <text:p text:style-name="P89">The X10 controller device to be used. Currently, two controllers are supported.</text:p>
            <text:p text:style-name="P89">XTB232 – The XTB-232 controller from JV Digital Engineering. Although it has never been tested, this should work for the original X10 serial interface.</text:p>
            <text:p text:style-name="P89">DUMMY – A simulated controller. This is good for testing your installation.</text:p>
          </table:table-cell>
        </table:table-row>
        <table:table-row>
          <table:table-cell table:style-name="Table14.A2" office:value-type="string">
            <text:p text:style-name="P87">ComPort</text:p>
          </table:table-cell>
          <table:table-cell table:style-name="Table14.B2" office:value-type="string">
            <text:p text:style-name="P89">The name of the port where the X10 controller is attached. Under Windows this will be something like COM3. Under Raspbian it will be something like “/dev/ttyUSB0” <text:span text:style-name="T98">(this is for a USB-Serial converter)</text:span>.</text:p>
          </table:table-cell>
        </table:table-row>
        <table:table-row>
          <table:table-cell table:style-name="Table14.A2" office:value-type="string">
            <text:p text:style-name="P87">Port</text:p>
          </table:table-cell>
          <table:table-cell table:style-name="Table14.B2" office:value-type="string">
            <text:p text:style-name="P90">The TCP/IP port that the server is to listen on.</text:p>
          </table:table-cell>
        </table:table-row>
        <table:table-row>
          <table:table-cell table:style-name="Table14.A2" office:value-type="string">
            <text:p text:style-name="P87">LogFile</text:p>
          </table:table-cell>
          <table:table-cell table:style-name="Table14.B2" office:value-type="string">
            <text:p text:style-name="P90">The full path and name of the log file. </text:p>
          </table:table-cell>
        </table:table-row>
        <table:table-row>
          <table:table-cell table:style-name="Table14.A2" office:value-type="string">
            <text:p text:style-name="P87">LogConsole</text:p>
          </table:table-cell>
          <table:table-cell table:style-name="Table14.B2" office:value-type="string">
            <text:p text:style-name="P90">True/False. Log to both console and file. Useful when running the server from a terminal window or from an IDE like PyCharm.</text:p>
          </table:table-cell>
        </table:table-row>
        <table:table-row>
          <table:table-cell table:style-name="Table14.A2" office:value-type="string">
            <text:p text:style-name="P87">LogLevel</text:p>
          </table:table-cell>
          <table:table-cell table:style-name="Table14.B2" office:value-type="string">
            <text:p text:style-name="P90">Degree of logging verbosity. </text:p>
            <text:p text:style-name="P90">DEBUG</text:p>
            <text:p text:style-name="P90">INFO</text:p>
            <text:p text:style-name="P90">WARN</text:p>
            <text:p text:style-name="P90">ERROR</text:p>
          </table:table-cell>
        </table:table-row>
        <table:table-row>
          <table:table-cell table:style-name="Table14.A2" office:value-type="string">
            <text:p text:style-name="P87">DatabasePath</text:p>
          </table:table-cell>
          <table:table-cell table:style-name="Table14.B2" office:value-type="string">
            <text:p text:style-name="P91">The location where the database will be kept. The name of the database file is always AtHomePowerlineServer.sqlite3 <text:span text:style-name="T99">and the full path/name will be &lt;DatabasePath&gt;/AtHomePowerlineServer.sqlite3.</text:span></text:p>
          </table:table-cell>
        </table:table-row>
        <table:table-row>
          <table:table-cell table:style-name="Table14.A2" office:value-type="string">
            <text:p text:style-name="P87">City</text:p>
          </table:table-cell>
          <table:table-cell table:style-name="Table14.B2" office:value-type="string">
            <text:p text:style-name="P87">The city where the installation is located. City, latitude and longitude are used for accurately calculating the sunset and sunrise (using the astral package).</text:p>
          </table:table-cell>
        </table:table-row>
        <table:table-row>
          <table:table-cell table:style-name="Table14.A2" office:value-type="string">
            <text:p text:style-name="P87">Latitude</text:p>
          </table:table-cell>
          <table:table-cell table:style-name="Table14.B2" office:value-type="string">
            <text:p text:style-name="P87">The latitude of installation.</text:p>
          </table:table-cell>
        </table:table-row>
        <table:table-row>
          <table:table-cell table:style-name="Table14.A2" office:value-type="string">
            <text:p text:style-name="P87">Longitude</text:p>
          </table:table-cell>
          <table:table-cell table:style-name="Table14.B2" office:value-type="string">
            <text:p text:style-name="P87">The longitude of the installation.</text:p>
          </table:table-cell>
        </table:table-row>
      </table:table>
      <text:h text:style-name="P197" text:outline-level="2"><text:bookmark-start text:name="__RefHeading__2064_478316312"/>Running the Server<text:bookmark-end text:name="__RefHeading__2064_478316312"/></text:h>
      <text:h text:style-name="Heading_20_3" text:outline-level="3"><text:bookmark-start text:name="__RefHeading__2291_714493993"/>Raspbian Wheezy/<text:span text:style-name="T101">Jessie</text:span><text:bookmark-end text:name="__RefHeading__2291_714493993"/></text:h>
      <text:h text:style-name="P241" text:outline-level="4"><text:bookmark-start text:name="__RefHeading__2293_714493993"/><text:span text:style-name="T88">A</text:span>s an Application<text:bookmark-end text:name="__RefHeading__2293_714493993"/></text:h>
      <text:p text:style-name="P77">Start the server: <text:span text:style-name="T71">sudo </text:span>python AtHomePowerlineServer.py</text:p>
      <text:h text:style-name="Heading_20_4" text:outline-level="4"><text:bookmark-start text:name="__RefHeading__1364_1177287362"/><text:soft-page-break/><text:span text:style-name="T88">A</text:span>s a Daemon<text:bookmark-end text:name="__RefHeading__1364_1177287362"/></text:h>
      <text:p text:style-name="P48">This technique will set up AtHomePowerlineServer so that it automatically starts when Raspbian boots up.</text:p>
      <text:list xml:id="list132161520184735" text:continue-list="list132159834269588" text:style-name="Numbering_20_1">
        <text:list-item text:start-value="1">
          <text:p text:style-name="P230">Change the AtHomePowerlineServerD.sh script according to where you have cloned the source code (approximately line <text:span text:style-name="T101">2</text:span>4). <text:span text:style-name="T55">If you cloned the source code into the recommended location no changes should be required.</text:span></text:p>
        </text:list-item>
        <text:list-item>
          <text:p text:style-name="P231">Copy the <text:span text:style-name="T54">edited </text:span>AtHomePowerlineServerD.sh file to /etc/init.d</text:p>
        </text:list-item>
        <text:list-item>
          <text:p text:style-name="P234"><text:span text:style-name="T53">Run: </text:span>sudo update-rc.d <text:span text:style-name="T53">AtHomePowerlineServerD.sh defaults</text:span></text:p>
        </text:list-item>
        <text:list-item>
          <text:p text:style-name="P232">Reboot or run: </text:p>
        </text:list-item>
      </text:list>
      <text:list xml:id="list3394200203" text:style-name="L5">
        <text:list-item>
          <text:p text:style-name="P233">sudo /etc/init.d/AtHomePowerlineServerD.sh start </text:p>
        </text:list-item>
        <text:list-item>
          <text:p text:style-name="P233">or</text:p>
        </text:list-item>
        <text:list-item>
          <text:p text:style-name="P233">sudo service AtHomePowerlineServerD.sh start</text:p>
        </text:list-item>
      </text:list>
      <text:h text:style-name="P212" text:outline-level="3"><text:bookmark-start text:name="__RefHeading__2295_714493993"/>Windows<text:bookmark-end text:name="__RefHeading__2295_714493993"/></text:h>
      <text:p text:style-name="P78">AtHomePowerlineServer can be run as an ordinary Python application. Change into the home directory and run: python AtHomePowerlineServer.py</text:p>
      <text:h text:style-name="P207" text:outline-level="1"><text:bookmark-start text:name="__RefHeading__734_1353654000"/>TCP/IP Protocol<text:bookmark-end text:name="__RefHeading__734_1353654000"/></text:h>
      <text:p text:style-name="P1"><text:span text:style-name="T4">A client communicates with the server by s</text:span>ending a JSON formatted request and the server returning a JSON formatted response. <text:span text:style-name="T4">For each request, the client opens a TCP/IP socket to the server, sends the request, receives the response and closes the socket.</text:span></text:p>
      <table:table table:name="Table1" table:style-name="Table1">
        <table:table-column table:style-name="Table1.A"/>
        <table:table-column table:style-name="Table1.B"/>
        <table:table-row table:style-name="Table1.1">
          <table:table-cell table:style-name="Table1.A1" office:value-type="string">
            <text:p text:style-name="P5">Client</text:p>
          </table:table-cell>
          <table:table-cell table:style-name="Table1.B1" office:value-type="string">
            <text:p text:style-name="P5">Server</text:p>
          </table:table-cell>
        </table:table-row>
        <table:table-row>
          <table:table-cell table:style-name="Table1.A2" office:value-type="string">
            <text:p text:style-name="P3">Open socket to server. <text:span text:style-name="T39">The default port is 9999. This can be changed through the configuration file.</text:span></text:p>
          </table:table-cell>
          <table:table-cell table:style-name="Table1.B2" office:value-type="string">
            <text:p text:style-name="Standard"/>
          </table:table-cell>
        </table:table-row>
        <table:table-row>
          <table:table-cell table:style-name="Table1.A2" office:value-type="string">
            <text:p text:style-name="P3"/>
          </table:table-cell>
          <table:table-cell table:style-name="Table1.B2" office:value-type="string">
            <text:p text:style-name="P3"><text:span text:style-name="T6">Accept</text:span> <text:span text:style-name="T22">call</text:span> <text:span text:style-name="T6">from</text:span> client. <text:span text:style-name="T40">The server will accept a call on any host network interface.</text:span></text:p>
          </table:table-cell>
        </table:table-row>
        <table:table-row>
          <table:table-cell table:style-name="Table1.A2" office:value-type="string">
            <text:p text:style-name="P3">Send JSON formatted request to server</text:p>
          </table:table-cell>
          <table:table-cell table:style-name="Table1.B2" office:value-type="string">
            <text:p text:style-name="Standard"/>
          </table:table-cell>
        </table:table-row>
        <table:table-row>
          <table:table-cell table:style-name="Table1.A2" office:value-type="string">
            <text:p text:style-name="P3"/>
          </table:table-cell>
          <table:table-cell table:style-name="Table1.B2" office:value-type="string">
            <text:p text:style-name="P3">Receive request from client</text:p>
          </table:table-cell>
        </table:table-row>
        <table:table-row>
          <table:table-cell table:style-name="Table1.A2" office:value-type="string">
            <text:p text:style-name="P3"/>
          </table:table-cell>
          <table:table-cell table:style-name="Table1.B2" office:value-type="string">
            <text:p text:style-name="P10">Execute request</text:p>
          </table:table-cell>
        </table:table-row>
        <table:table-row>
          <table:table-cell table:style-name="Table1.A2" office:value-type="string">
            <text:p text:style-name="P3"/>
          </table:table-cell>
          <table:table-cell table:style-name="Table1.B2" office:value-type="string">
            <text:p text:style-name="P3">Return JSON formatted response to client</text:p>
          </table:table-cell>
        </table:table-row>
        <table:table-row>
          <table:table-cell table:style-name="Table1.A2" office:value-type="string">
            <text:p text:style-name="P3">Receive response from server</text:p>
          </table:table-cell>
          <table:table-cell table:style-name="Table1.B2" office:value-type="string">
            <text:p text:style-name="Standard"/>
          </table:table-cell>
        </table:table-row>
        <table:table-row>
          <table:table-cell table:style-name="Table1.A2" office:value-type="string">
            <text:p text:style-name="P3">Close socket to server</text:p>
          </table:table-cell>
          <table:table-cell table:style-name="Table1.B2" office:value-type="string">
            <text:p text:style-name="P4">Close socket to client</text:p>
          </table:table-cell>
        </table:table-row>
      </table:table>
      <text:h text:style-name="P200" text:outline-level="2"><text:bookmark-start text:name="__RefHeading__736_1353654000"/><text:span text:style-name="T38">Standard </text:span>Response <text:span text:style-name="T38">Content</text:span><text:bookmark-end text:name="__RefHeading__736_1353654000"/></text:h>
      <text:p text:style-name="P36">Each request generates a return response. The content of a response is partially standard and partially request dependent. A request can add any number of key/value pairs to the standard content. The standard content is shown here.</text:p>
      <text:p text:style-name="P20">JSON Format <text:span text:style-name="T36">with standard content:</text:span></text:p>
      <text:p text:style-name="P119"><text:soft-page-break/>{</text:p>
      <text:p text:style-name="P105"><text:tab/>“<text:span text:style-name="T13">X10Response</text:span>”:</text:p>
      <text:p text:style-name="P105"><text:tab/><text:tab/>{</text:p>
      <text:p text:style-name="P95"><text:tab/><text:tab/><text:tab/>“<text:span text:style-name="T41">request”: “LoadTimers”,</text:span></text:p>
      <text:p text:style-name="P95"><text:tab/><text:tab/><text:tab/>“<text:span text:style-name="T13">server”: “AtHomePowerlineServer”,</text:span></text:p>
      <text:p text:style-name="P95"><text:tab/><text:tab/><text:tab/>“<text:span text:style-name="T13">server-version”: “1.0.0.0”,</text:span></text:p>
      <text:p text:style-name="P95"><text:tab/><text:tab/><text:tab/>“<text:span text:style-name="T13">result-code”: 0,</text:span></text:p>
      <text:p text:style-name="P95"><text:tab/><text:tab/><text:tab/>“<text:span text:style-name="T13">date-time”: “2014-01-29 11:04:06.093000”,</text:span></text:p>
      <text:p text:style-name="P95"><text:tab/><text:tab/><text:tab/>“<text:span text:style-name="T13">error”: “Error description”,</text:span></text:p>
      <text:p text:style-name="P95"><text:tab/><text:tab/><text:tab/>“<text:span text:style-name="T13">message”: “Message text”,</text:span></text:p>
      <text:p text:style-name="P95"><text:tab/><text:tab/><text:tab/>“<text:span text:style-name="T13">call-sequence”: 1</text:span></text:p>
      <text:p text:style-name="P105"><text:tab/><text:tab/><text:span text:style-name="T13">}</text:span></text:p>
      <text:p text:style-name="P105">}</text:p>
      <text:p text:style-name="P19"/>
      <text:p text:style-name="P1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7">Key</text:p>
          </table:table-cell>
          <table:table-cell table:style-name="Table4.A1" office:value-type="string">
            <text:p text:style-name="P167">Value(s)</text:p>
          </table:table-cell>
          <table:table-cell table:style-name="Table4.C1" office:value-type="string">
            <text:p text:style-name="P167">Description</text:p>
          </table:table-cell>
        </table:table-row>
        <table:table-row>
          <table:table-cell table:style-name="Table4.A9" office:value-type="string">
            <text:p text:style-name="P37">request</text:p>
          </table:table-cell>
          <table:table-cell table:style-name="Table4.B9" office:value-type="string">
            <text:p text:style-name="P143">LoadTimers</text:p>
          </table:table-cell>
          <table:table-cell table:style-name="Table4.C9" office:value-type="string">
            <text:p text:style-name="P143">Identifies the request for which the response is given.</text:p>
          </table:table-cell>
        </table:table-row>
        <table:table-row>
          <table:table-cell table:style-name="Table4.A9" office:value-type="string">
            <text:p text:style-name="P20">server</text:p>
          </table:table-cell>
          <table:table-cell table:style-name="Table4.B9" office:value-type="string">
            <text:p text:style-name="P143">AtHomePowerlineServer</text:p>
          </table:table-cell>
          <table:table-cell table:style-name="Table4.C9" office:value-type="string">
            <text:p text:style-name="P143">The name of the server yielding the response.</text:p>
          </table:table-cell>
        </table:table-row>
        <table:table-row>
          <table:table-cell table:style-name="Table4.A9" office:value-type="string">
            <text:p text:style-name="P20">server-version</text:p>
          </table:table-cell>
          <table:table-cell table:style-name="Table4.B9" office:value-type="string">
            <text:p text:style-name="P143">1.0.0.0</text:p>
          </table:table-cell>
          <table:table-cell table:style-name="Table4.C9" office:value-type="string">
            <text:p text:style-name="P143">The version of the responding server.</text:p>
          </table:table-cell>
        </table:table-row>
        <table:table-row>
          <table:table-cell table:style-name="Table4.A9" office:value-type="string">
            <text:p text:style-name="P20">result-code</text:p>
          </table:table-cell>
          <table:table-cell table:style-name="Table4.B9" office:value-type="string">
            <text:p text:style-name="P143">0</text:p>
            <text:p text:style-name="P143">1</text:p>
            <text:p text:style-name="P143">2</text:p>
            <text:p text:style-name="P143">3</text:p>
            <text:p text:style-name="P143">4</text:p>
            <text:p text:style-name="P143">5</text:p>
            <text:p text:style-name="P143">6</text:p>
          </table:table-cell>
          <table:table-cell table:style-name="Table4.C9" office:value-type="string">
            <text:p text:style-name="P143">The command was successfully executed.</text:p>
            <text:p text:style-name="P144">Time out waiting for checksum from controller.</text:p>
            <text:p text:style-name="P144">Time out waiting for interface ready from controller.</text:p>
            <text:p text:style-name="P144">Ack was not received from controller.</text:p>
            <text:p text:style-name="P144">COM port is not available.</text:p>
            <text:p text:style-name="P144">An exception occurred.</text:p>
            <text:p text:style-name="P144">Checksum error.</text:p>
          </table:table-cell>
        </table:table-row>
        <table:table-row>
          <table:table-cell table:style-name="Table4.A9" office:value-type="string">
            <text:p text:style-name="P21">date-time</text:p>
          </table:table-cell>
          <table:table-cell table:style-name="Table4.B9" office:value-type="string">
            <text:p text:style-name="P144">Local time, ISO formatted</text:p>
          </table:table-cell>
          <table:table-cell table:style-name="Table4.C9" office:value-type="string">
            <text:p text:style-name="P144">The server time when the request was executed.</text:p>
          </table:table-cell>
        </table:table-row>
        <table:table-row>
          <table:table-cell table:style-name="Table4.A9" office:value-type="string">
            <text:p text:style-name="P21">error</text:p>
          </table:table-cell>
          <table:table-cell table:style-name="Table4.B9" office:value-type="string">
            <text:p text:style-name="P144">Text</text:p>
          </table:table-cell>
          <table:table-cell table:style-name="Table4.C9" office:value-type="string">
            <text:p text:style-name="P144">Human readable text describing error condition. <text:span text:style-name="T15">This parameter will only be present if the resultcode &gt; 0.</text:span></text:p>
          </table:table-cell>
        </table:table-row>
        <table:table-row>
          <table:table-cell table:style-name="Table4.A9" office:value-type="string">
            <text:p text:style-name="P21">message</text:p>
          </table:table-cell>
          <table:table-cell table:style-name="Table4.B9" office:value-type="string">
            <text:p text:style-name="P144">Text</text:p>
          </table:table-cell>
          <table:table-cell table:style-name="Table4.C9" office:value-type="string">
            <text:p text:style-name="P144">Human readable text providing extra details on the request. <text:span text:style-name="T14">Consider this to be non-error text.</text:span></text:p>
          </table:table-cell>
        </table:table-row>
        <table:table-row>
          <table:table-cell table:style-name="Table4.A9" office:value-type="string">
            <text:p text:style-name="P21">call-sequence</text:p>
          </table:table-cell>
          <table:table-cell table:style-name="Table4.B9" office:value-type="string">
            <text:p text:style-name="P144">A <text:span text:style-name="T16">sequential </text:span>number</text:p>
          </table:table-cell>
          <table:table-cell table:style-name="Table4.C9" office:value-type="string">
            <text:p text:style-name="P144">An ever increasing number that identifies the order of the request. The sequence number is reset on every server start. Useful for client side logging.</text:p>
          </table:table-cell>
        </table:table-row>
      </table:table>
      <text:p text:style-name="Text_20_body"/>
      <text:p text:style-name="P22">Programmer Note: <text:span text:style-name="T17">Typically</text:span>, you are looking for a resultcode == 0. That means your request was successful. Any non-zero resultcode means your request failed for some reason. You will likely need to look at the server console or the server log to determine why your request failed.</text:p>
      <text:h text:style-name="P201" text:outline-level="2"><text:bookmark-start text:name="__RefHeading__738_1353654000"/>Request<text:span text:style-name="T2">s</text:span><text:bookmark-end text:name="__RefHeading__738_1353654000"/></text:h>
      <text:list xml:id="list2781886809" text:style-name="L6">
        <text:list-item>
          <text:p text:style-name="P237">StatusRequest</text:p>
        </text:list-item>
        <text:list-item>
          <text:p text:style-name="P236">LoadTimers</text:p>
        </text:list-item>
        <text:list-item>
          <text:p text:style-name="P235">LoadActions</text:p>
        </text:list-item>
        <text:list-item>
          <text:p text:style-name="P235">On</text:p>
        </text:list-item>
        <text:list-item>
          <text:p text:style-name="P235"><text:soft-page-break/>Off</text:p>
        </text:list-item>
        <text:list-item>
          <text:p text:style-name="P237">Dim</text:p>
        </text:list-item>
        <text:list-item>
          <text:p text:style-name="P238">Bright</text:p>
        </text:list-item>
        <text:list-item>
          <text:p text:style-name="P238">AllUnitsOff</text:p>
        </text:list-item>
        <text:list-item>
          <text:p text:style-name="P239">AllLightsOff</text:p>
        </text:list-item>
        <text:list-item>
          <text:p text:style-name="P240">GetTime</text:p>
        </text:list-item>
        <text:list-item>
          <text:p text:style-name="P240">SetTime</text:p>
        </text:list-item>
      </text:list>
      <text:h text:style-name="P213" text:outline-level="3"><text:bookmark-start text:name="__RefHeading__3773_732590779"/>StatusRequest<text:bookmark-end text:name="__RefHeading__3773_732590779"/></text:h>
      <text:p text:style-name="P79">The StatusRequest is useful as a server handshake.</text:p>
      <text:h text:style-name="P242" text:outline-level="4"><text:bookmark-start text:name="__RefHeading__3775_732590779"/>Request<text:bookmark-end text:name="__RefHeading__3775_732590779"/></text:h>
      <text:p text:style-name="P124">{</text:p>
      <text:p text:style-name="P110"><text:tab/>“<text:span text:style-name="T41">request</text:span>”: “<text:span text:style-name="T68">StatusRequest</text:span>”,</text:p>
      <text:p text:style-name="P110"><text:tab/>“args”: <text:span text:style-name="T68">{}</text:span></text:p>
      <text:p text:style-name="P110">}</text:p>
      <text:p text:style-name="P44"/>
      <text:h text:style-name="P242" text:outline-level="4"><text:bookmark-start text:name="__RefHeading__3777_732590779"/>Response<text:bookmark-end text:name="__RefHeading__3777_732590779"/></text:h>
      <text:p text:style-name="P41">The <text:span text:style-name="T68">StatusRequest</text:span> request returns a standard response as defined in section <text:bookmark-ref text:reference-format="chapter" text:ref-name="__RefHeading__736_1353654000">5.1</text:bookmark-ref>.</text:p>
      <text:h text:style-name="Heading_20_3" text:outline-level="3"><text:bookmark-start text:name="__RefHeading__740_1353654000"/>LoadTimers<text:bookmark-end text:name="__RefHeading__740_1353654000"/></text:h>
      <text:h text:style-name="P243" text:outline-level="4"><text:bookmark-start text:name="__RefHeading__742_1353654000"/>Request<text:bookmark-end text:name="__RefHeading__742_1353654000"/></text:h>
      <text:p text:style-name="P43">The LoadTimers <text:span text:style-name="T42">request</text:span> sends a complete set of timer programs to the server <text:span text:style-name="T11">(replacing the entire current set of timer programs)</text:span>. A timer program is reasona<text:span text:style-name="T8">b</text:span>ly <text:span text:style-name="T8">analogous</text:span> to a CM11 timer initiator. Each timer program specifies a start and <text:span text:style-name="T79">stop</text:span> <text:span text:style-name="T49">event</text:span> along with a day mask. These parameters identify when a <text:span text:style-name="T49">start or stop </text:span>event occurs. The timer program includes a house/device code that designates the target of the start/stop events. Finally, the timer program names a start and stop action that is to be executed when the corresponding event occurs.</text:p>
      <text:p text:style-name="P45">AtHomePowerlineServer offers different methods for triggering a start or stop event. The interesting case is the sunset/sunrise based case. You can specify an event to occur relative to sunrise or sunset. For example, you can create an event where the start time occurs 10 minutes before sunset. This would be useful for turning on a light <text:span text:style-name="T60">at dusk</text:span>. Or, you might set a stop event to occur a few minutes after sunrise. This might be useful for turning off outside lights <text:span text:style-name="T81">in the morning</text:span>. The obvious value of sunset/sunrise based events is that you do not have to change them to accommodate the time of year.</text:p>
      <text:p text:style-name="P45">As an aside, <text:span text:style-name="T109">the Astral package is used to get sunrise/sunset times.</text:span></text:p>
      <text:p text:style-name="P71">A timer program may also include a randomization factor for start and stop triggers. This feature can be used to adjust trigger <text:span text:style-name="T83">events</text:span> for a more “human” behavior.</text:p>
      <text:p text:style-name="P17">Timer programs are persisted in a Sqlite3 database <text:span text:style-name="T12">in the Timers table</text:span>. They are loaded at server start up.</text:p>
      <text:p text:style-name="P1">JSON Format</text:p>
      <text:p text:style-name="P118"><text:soft-page-break/>{</text:p>
      <text:p text:style-name="P104"><text:tab/>“<text:span text:style-name="T41">request</text:span>”: “LoadTimers”,</text:p>
      <text:p text:style-name="P104"><text:tab/>“args”:</text:p>
      <text:p text:style-name="P104"><text:tab/><text:tab/><text:tab/>{</text:p>
      <text:p text:style-name="P104"><text:tab/><text:tab/><text:tab/><text:tab/>“programs”:</text:p>
      <text:p text:style-name="P104"><text:tab/><text:tab/><text:tab/><text:tab/><text:tab/>[</text:p>
      <text:p text:style-name="P104"><text:tab/><text:tab/><text:tab/><text:tab/><text:tab/><text:tab/><text:span text:style-name="T3">{</text:span></text:p>
      <text:p text:style-name="P104"><text:tab/><text:tab/><text:tab/><text:tab/><text:tab/><text:tab/><text:tab/>“<text:span text:style-name="T3">name”: “program-name”,</text:span></text:p>
      <text:p text:style-name="P104"><text:tab/><text:tab/><text:tab/><text:tab/><text:tab/><text:tab/><text:tab/>“<text:span text:style-name="T3">house-device-code”: “a1”,</text:span></text:p>
      <text:p text:style-name="P94"><text:tab/><text:tab/><text:tab/><text:tab/><text:tab/><text:tab/><text:tab/>“<text:span text:style-name="T50">start-trigger-method”: “clock-time”,</text:span></text:p>
      <text:p text:style-name="P94"><text:tab/><text:tab/><text:tab/><text:tab/><text:tab/><text:tab/><text:tab/>“<text:span text:style-name="T50">stop-trigger-method”: “clock-time”,</text:span></text:p>
      <text:p text:style-name="P104"><text:tab/><text:tab/><text:tab/><text:tab/><text:tab/><text:tab/><text:tab/>“<text:span text:style-name="T7">start-time”: “15:30”,</text:span></text:p>
      <text:p text:style-name="P94"><text:tab/><text:tab/><text:tab/><text:tab/><text:tab/><text:tab/><text:tab/>“<text:span text:style-name="T44">start-time-offset”: “10”,</text:span></text:p>
      <text:p text:style-name="P94"><text:tab/><text:tab/><text:tab/><text:tab/><text:tab/><text:tab/><text:tab/>“<text:span text:style-name="T77">start-randomize”: “1”,</text:span></text:p>
      <text:p text:style-name="P94"><text:tab/><text:tab/><text:tab/><text:tab/><text:tab/><text:tab/><text:tab/>“<text:span text:style-name="T77">start-randomize-amount”: “10”,</text:span></text:p>
      <text:p text:style-name="P104"><text:tab/><text:tab/><text:tab/><text:tab/><text:tab/><text:tab/><text:tab/>“<text:span text:style-name="T7">stop-time”: “23:30”,</text:span></text:p>
      <text:p text:style-name="P94"><text:tab/><text:tab/><text:tab/><text:tab/><text:tab/><text:tab/><text:tab/>“<text:span text:style-name="T44">stop-time-offset”: “-10”,</text:span></text:p>
      <text:p text:style-name="P101"><text:tab/><text:tab/><text:tab/><text:tab/><text:tab/><text:tab/><text:tab/>“<text:span text:style-name="T77">stop-randomize”: “1”,</text:span></text:p>
      <text:p text:style-name="P101"><text:tab/><text:tab/><text:tab/><text:tab/><text:tab/><text:tab/><text:tab/>“<text:span text:style-name="T77">stop-randomize-amount”: “10”,</text:span></text:p>
      <text:p text:style-name="P114"><text:tab/><text:tab/><text:tab/><text:tab/><text:tab/><text:tab/><text:tab/>“<text:span text:style-name="T3">day-mask”: “mtwtfss”,</text:span></text:p>
      <text:p text:style-name="P104"><text:tab/><text:tab/><text:tab/><text:tab/><text:tab/><text:tab/><text:tab/>“<text:span text:style-name="T7">start-action”: “action-name”,</text:span></text:p>
      <text:p text:style-name="P94"><text:tab/><text:tab/><text:tab/><text:tab/><text:tab/><text:tab/><text:tab/>“<text:span text:style-name="T7">stop-action”: “action-name”</text:span></text:p>
      <text:p text:style-name="P104"><text:tab/><text:tab/><text:tab/><text:tab/><text:tab/><text:tab/><text:span text:style-name="T3">},</text:span></text:p>
      <text:p text:style-name="P104"><text:tab/><text:tab/><text:tab/><text:tab/><text:tab/><text:tab/><text:span text:style-name="T3">{</text:span></text:p>
      <text:p text:style-name="P94"><text:tab/><text:tab/><text:tab/><text:tab/><text:tab/><text:tab/><text:tab/>...</text:p>
      <text:p text:style-name="P104"><text:tab/><text:tab/><text:tab/><text:tab/><text:tab/><text:tab/><text:span text:style-name="T3">}</text:span></text:p>
      <text:p text:style-name="P104"><text:tab/><text:tab/><text:tab/><text:tab/><text:tab/>]</text:p>
      <text:p text:style-name="P104"><text:tab/><text:tab/><text:tab/>}</text:p>
      <text:p text:style-name="P104">}</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7">args Key</text:p>
          </table:table-cell>
          <table:table-cell table:style-name="Table3.A1" office:value-type="string">
            <text:p text:style-name="P168">Value(s)</text:p>
          </table:table-cell>
          <table:table-cell table:style-name="Table3.C1" office:value-type="string">
            <text:p text:style-name="P168">Description</text:p>
          </table:table-cell>
        </table:table-row>
        <table:table-row>
          <table:table-cell table:style-name="Table3.A16" office:value-type="string">
            <text:p text:style-name="P23">programs</text:p>
          </table:table-cell>
          <table:table-cell table:style-name="Table3.B16" office:value-type="string">
            <text:p text:style-name="P145">[]</text:p>
          </table:table-cell>
          <table:table-cell table:style-name="Table3.C16" office:value-type="string">
            <text:p text:style-name="P145"><text:span text:style-name="T20">The</text:span> array of timer programs.</text:p>
          </table:table-cell>
        </table:table-row>
        <table:table-row>
          <table:table-cell table:style-name="Table3.A3" office:value-type="string">
            <text:p text:style-name="P15">name</text:p>
          </table:table-cell>
          <table:table-cell table:style-name="Table3.B3" office:value-type="string">
            <text:p text:style-name="P140">LightOn</text:p>
          </table:table-cell>
          <table:table-cell table:style-name="Table3.C3" office:value-type="string">
            <text:p text:style-name="P140">Human readable name for the program. <text:span text:style-name="T37">The name must be unique. Currently, n</text:span>ot used by the server.</text:p>
          </table:table-cell>
        </table:table-row>
        <table:table-row>
          <table:table-cell table:style-name="Table3.A16" office:value-type="string">
            <text:p text:style-name="P15">house-device-code</text:p>
          </table:table-cell>
          <table:table-cell table:style-name="Table3.B16" office:value-type="string">
            <text:p text:style-name="P133">a1...a16 through p1...p16</text:p>
            <text:p text:style-name="P164">or</text:p>
            <text:p text:style-name="P164">a through p</text:p>
          </table:table-cell>
          <table:table-cell table:style-name="Table3.C16" office:value-type="string">
            <text:p text:style-name="P133"><text:span text:style-name="T78">For X10 modules, t</text:span>he house code concatenated with the device code. <text:span text:style-name="T18">Case insensitive.</text:span></text:p>
            <text:p text:style-name="P164">For house “modules”, the house code. Case insensitive.</text:p>
          </table:table-cell>
        </table:table-row>
        <table:table-row>
          <table:table-cell table:style-name="Table3.A16" office:value-type="string">
            <text:p text:style-name="P42"><text:span text:style-name="T47">start-trigger-</text:span>method</text:p>
          </table:table-cell>
          <table:table-cell table:style-name="Table3.B16" office:value-type="string">
            <text:p text:style-name="P163">none</text:p>
            <text:p text:style-name="P154">clock-time</text:p>
            <text:p text:style-name="P153">sun<text:span text:style-name="T46">rise</text:span></text:p>
            <text:p text:style-name="P154">sunset</text:p>
          </table:table-cell>
          <table:table-cell table:style-name="Table3.C16" office:value-type="string">
            <text:p text:style-name="P163">Event is not used.</text:p>
            <text:p text:style-name="P153"><text:span text:style-name="T45">Event t</text:span>riggered on local clock time.</text:p>
            <text:p text:style-name="P153"><text:span text:style-name="T45">Event t</text:span>riggered <text:span text:style-name="T46">relative to sunrise.</text:span></text:p>
            <text:p text:style-name="P154">Event triggered relative to sunset.</text:p>
          </table:table-cell>
        </table:table-row>
        <table:table-row>
          <table:table-cell table:style-name="Table3.A16" office:value-type="string">
            <text:p text:style-name="P42"><text:span text:style-name="T47">stop-trigger-</text:span>method</text:p>
          </table:table-cell>
          <table:table-cell table:style-name="Table3.B16" office:value-type="string">
            <text:p text:style-name="P163">none</text:p>
            <text:p text:style-name="P155">clock-time</text:p>
            <text:p text:style-name="P153">sun<text:span text:style-name="T46">rise</text:span></text:p>
            <text:p text:style-name="P154">sunset</text:p>
          </table:table-cell>
          <table:table-cell table:style-name="Table3.C16" office:value-type="string">
            <text:p text:style-name="P163">Event is not used.</text:p>
            <text:p text:style-name="P153"><text:span text:style-name="T45">Event t</text:span>riggered on local clock time.</text:p>
            <text:p text:style-name="P153"><text:span text:style-name="T45">Event t</text:span>riggered <text:span text:style-name="T46">relative to sunrise.</text:span></text:p>
            <text:p text:style-name="P154">Event triggered relative to sunset.</text:p>
          </table:table-cell>
        </table:table-row>
        <table:table-row>
          <table:table-cell table:style-name="Table3.A16" office:value-type="string">
            <text:p text:style-name="P15">start-time</text:p>
          </table:table-cell>
          <table:table-cell table:style-name="Table3.B16" office:value-type="string">
            <text:p text:style-name="P133">HH:MM</text:p>
          </table:table-cell>
          <table:table-cell table:style-name="Table3.C16" office:value-type="string">
            <text:p text:style-name="P133">Using a 24 hour clock, the time when the <text:span text:style-name="T48">start event triggers</text:span>. <text:span text:style-name="T59">For start trigger method clock-time, only.</text:span></text:p>
          </table:table-cell>
        </table:table-row>
        <table:table-row>
          <table:table-cell table:style-name="Table3.A16" office:value-type="string">
            <text:p text:style-name="P42">start-<text:span text:style-name="T50">time-</text:span>offset</text:p>
          </table:table-cell>
          <table:table-cell table:style-name="Table3.B16" office:value-type="string">
            <text:p text:style-name="P153">+/-n (minutes)</text:p>
          </table:table-cell>
          <table:table-cell table:style-name="Table3.C16" office:value-type="string">
            <text:p text:style-name="P153">Offset from <text:span text:style-name="T57">sunrise/</text:span>sunset for <text:span text:style-name="T58">the start </text:span>event.</text:p>
          </table:table-cell>
        </table:table-row>
        <table:table-row>
          <table:table-cell table:style-name="Table3.A11" office:value-type="string">
            <text:p text:style-name="P70">start-randomize</text:p>
          </table:table-cell>
          <table:table-cell table:style-name="Table3.B11" office:value-type="string">
            <text:p text:style-name="P161">0 or 1</text:p>
          </table:table-cell>
          <table:table-cell table:style-name="Table3.C11" office:value-type="string">
            <text:p text:style-name="P161">0=false, 1=true. If true, randomize the start trigger time using the start-randomize-amount value.</text:p>
          </table:table-cell>
        </table:table-row>
        <text:soft-page-break/>
        <table:table-row>
          <table:table-cell table:style-name="Table3.A11" office:value-type="string">
            <text:p text:style-name="P70">start-randomize-amount</text:p>
          </table:table-cell>
          <table:table-cell table:style-name="Table3.B11" office:value-type="string">
            <text:p text:style-name="P161">n (minutes)</text:p>
          </table:table-cell>
          <table:table-cell table:style-name="Table3.C11" office:value-type="string">
            <text:p text:style-name="P161">If start-randomize is true, the effective start trigger time will be adjusted by a randomized value r (in minutes) where -amount &lt;= r &lt;= amount.</text:p>
          </table:table-cell>
        </table:table-row>
        <table:table-row>
          <table:table-cell table:style-name="Table3.A11" office:value-type="string">
            <text:p text:style-name="P15">stop-time</text:p>
          </table:table-cell>
          <table:table-cell table:style-name="Table3.B11" office:value-type="string">
            <text:p text:style-name="P133">HH:MM</text:p>
          </table:table-cell>
          <table:table-cell table:style-name="Table3.C11" office:value-type="string">
            <text:p text:style-name="P139">Using a 24 hour clock, the time when the <text:span text:style-name="T48">stop event triggers</text:span>. <text:span text:style-name="T59">For stop trigger method clock-time, only.</text:span></text:p>
          </table:table-cell>
        </table:table-row>
        <table:table-row>
          <table:table-cell table:style-name="Table3.A16" office:value-type="string">
            <text:p text:style-name="P42">stop-<text:span text:style-name="T50">time-</text:span>offset</text:p>
          </table:table-cell>
          <table:table-cell table:style-name="Table3.B16" office:value-type="string">
            <text:p text:style-name="P153">+/- n (minutes)</text:p>
          </table:table-cell>
          <table:table-cell table:style-name="Table3.C16" office:value-type="string">
            <text:p text:style-name="P153">Offset from sunrise/<text:span text:style-name="T57">sunset</text:span> for <text:span text:style-name="T58">the stop </text:span>event.</text:p>
          </table:table-cell>
        </table:table-row>
        <table:table-row>
          <table:table-cell table:style-name="Table3.A15" office:value-type="string">
            <text:p text:style-name="P70">stop-randomize</text:p>
          </table:table-cell>
          <table:table-cell table:style-name="Table3.B15" office:value-type="string">
            <text:p text:style-name="P161">0 or 1</text:p>
          </table:table-cell>
          <table:table-cell table:style-name="Table3.C15" office:value-type="string">
            <text:p text:style-name="P161">0=false, 1=true. If true, randomize the stop trigger time using the stop-randomize-amount value.</text:p>
          </table:table-cell>
        </table:table-row>
        <table:table-row>
          <table:table-cell table:style-name="Table3.A15" office:value-type="string">
            <text:p text:style-name="P70">stop-randomize-amount</text:p>
          </table:table-cell>
          <table:table-cell table:style-name="Table3.B15" office:value-type="string">
            <text:p text:style-name="P161">n (minutes)</text:p>
          </table:table-cell>
          <table:table-cell table:style-name="Table3.C15" office:value-type="string">
            <text:p text:style-name="P161">If stop-randomize is true, the effective stop trigger time will be adjusted by a randomized value r (in minutes) where -amount &lt;= r &lt;= amount.</text:p>
          </table:table-cell>
        </table:table-row>
        <table:table-row>
          <table:table-cell table:style-name="Table3.A15" office:value-type="string">
            <text:p text:style-name="P15">day-mask</text:p>
          </table:table-cell>
          <table:table-cell table:style-name="Table3.B15" office:value-type="string">
            <text:p text:style-name="P133">mtwtfss (whole week)</text:p>
            <text:p text:style-name="P133">mtwtf-- (week days)</text:p>
            <text:p text:style-name="P133">-----ss (weekend days)</text:p>
          </table:table-cell>
          <table:table-cell table:style-name="Table3.C15" office:value-type="string">
            <text:p text:style-name="P133">The day<text:span text:style-name="T18">(s)</text:span> of the week when the program is effective. Starts with Monday and ends with Sunday. Days with letters are effective. Days with a dash (-) or a period (.) are not effective.</text:p>
          </table:table-cell>
        </table:table-row>
        <table:table-row>
          <table:table-cell table:style-name="Table3.A16" office:value-type="string">
            <text:p text:style-name="P15">start-action</text:p>
          </table:table-cell>
          <table:table-cell table:style-name="Table3.B16" office:value-type="string">
            <text:p text:style-name="P141">on</text:p>
            <text:p text:style-name="P141">“”</text:p>
          </table:table-cell>
          <table:table-cell table:style-name="Table3.C16" office:value-type="string">
            <text:p text:style-name="P141">The name of the action to be taken when the start event occurs. A value of “” causes no action to be taken. <text:span text:style-name="T12">If the named action is not found in the Actions table, no action is taken.</text:span></text:p>
          </table:table-cell>
        </table:table-row>
        <table:table-row>
          <table:table-cell table:style-name="Table3.A17" office:value-type="string">
            <text:p text:style-name="P15">stop-action</text:p>
          </table:table-cell>
          <table:table-cell table:style-name="Table3.B17" office:value-type="string">
            <text:p text:style-name="P141">off</text:p>
            <text:p text:style-name="P141">“”</text:p>
          </table:table-cell>
          <table:table-cell table:style-name="Table3.C17" office:value-type="string">
            <text:p text:style-name="P142">The name of the action to be taken when the stop event occurs. A value of “” causes no action to be taken. <text:span text:style-name="T12">If the named action is not found in the Actions table, no action is taken.</text:span></text:p>
          </table:table-cell>
        </table:table-row>
      </table:table>
      <text:h text:style-name="P243" text:outline-level="4"><text:bookmark-start text:name="__RefHeading__744_1353654000"/>Response<text:bookmark-end text:name="__RefHeading__744_1353654000"/></text:h>
      <text:p text:style-name="P40">The LoadTimers request returns a standard response as defined in section <text:bookmark-ref text:reference-format="chapter" text:ref-name="__RefHeading__736_1353654000">5.1</text:bookmark-ref>.</text:p>
      <text:h text:style-name="P214" text:outline-level="3"><text:bookmark-start text:name="__RefHeading__746_1353654000"/>LoadActions<text:bookmark-end text:name="__RefHeading__746_1353654000"/></text:h>
      <text:p text:style-name="P46">The LoadActions request establishes the set of timer program actions that are available to timer programs.</text:p>
      <text:h text:style-name="P243" text:outline-level="4"><text:bookmark-start text:name="__RefHeading__748_1353654000"/>Request<text:bookmark-end text:name="__RefHeading__748_1353654000"/></text:h>
      <text:p text:style-name="P18"><text:span text:style-name="T34">Actions</text:span> are persisted in a Sqlite3 database <text:span text:style-name="T12">in the Actions table</text:span>. They are reloaded at server start up.</text:p>
      <text:p text:style-name="P2">JSON Format</text:p>
      <text:p text:style-name="P120">{</text:p>
      <text:p text:style-name="P106"><text:tab/>“<text:span text:style-name="T41">request</text:span>”: “Load<text:span text:style-name="T32">Action</text:span>s”,</text:p>
      <text:p text:style-name="P106"><text:tab/>“args”:</text:p>
      <text:p text:style-name="P106"><text:tab/><text:tab/><text:tab/>{</text:p>
      <text:p text:style-name="P106"><text:tab/><text:tab/><text:tab/><text:tab/>“<text:span text:style-name="T32">actions</text:span>”:</text:p>
      <text:p text:style-name="P106"><text:tab/><text:tab/><text:tab/><text:tab/><text:tab/>[</text:p>
      <text:p text:style-name="P106"><text:tab/><text:tab/><text:tab/><text:tab/><text:tab/><text:tab/><text:span text:style-name="T3">{</text:span></text:p>
      <text:p text:style-name="P106"><text:tab/><text:tab/><text:tab/><text:tab/><text:tab/><text:tab/><text:tab/>“<text:span text:style-name="T3">name”: “action-name”,</text:span></text:p>
      <text:p text:style-name="P106"><text:tab/><text:tab/><text:tab/><text:tab/><text:tab/><text:tab/><text:tab/>“<text:span text:style-name="T32">command”: “x10-command”,</text:span></text:p>
      <text:p text:style-name="P106"><text:tab/><text:tab/><text:tab/><text:tab/><text:tab/><text:tab/><text:tab/>“<text:span text:style-name="T32">dim-amount”: “nn”</text:span></text:p>
      <text:p text:style-name="P106"><text:tab/><text:tab/><text:tab/><text:tab/><text:tab/><text:tab/><text:span text:style-name="T3">},</text:span></text:p>
      <text:p text:style-name="P106"><text:tab/><text:tab/><text:tab/><text:tab/><text:tab/><text:tab/><text:span text:style-name="T3">{</text:span></text:p>
      <text:p text:style-name="P96"><text:tab/><text:tab/><text:tab/><text:tab/><text:tab/><text:tab/><text:tab/>...</text:p>
      <text:p text:style-name="P106"><text:soft-page-break/><text:tab/><text:tab/><text:tab/><text:tab/><text:tab/><text:tab/><text:span text:style-name="T3">}</text:span></text:p>
      <text:p text:style-name="P106"><text:tab/><text:tab/><text:tab/><text:tab/><text:tab/>]</text:p>
      <text:p text:style-name="P106"><text:tab/><text:tab/><text:tab/>}</text:p>
      <text:p text:style-name="P106">}</text:p>
      <text:p text:style-name="P3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8">args Key</text:p>
          </table:table-cell>
          <table:table-cell table:style-name="Table5.A1" office:value-type="string">
            <text:p text:style-name="P170">Value(s)</text:p>
          </table:table-cell>
          <table:table-cell table:style-name="Table5.C1" office:value-type="string">
            <text:p text:style-name="P170">Description</text:p>
          </table:table-cell>
        </table:table-row>
        <table:table-row>
          <table:table-cell table:style-name="Table5.A4" office:value-type="string">
            <text:p text:style-name="P31">actions</text:p>
          </table:table-cell>
          <table:table-cell table:style-name="Table5.B4" office:value-type="string">
            <text:p text:style-name="P146">[]</text:p>
          </table:table-cell>
          <table:table-cell table:style-name="Table5.C4" office:value-type="string">
            <text:p text:style-name="P146"><text:span text:style-name="T20">The</text:span> array of <text:span text:style-name="T32">actions to be loaded</text:span>.</text:p>
          </table:table-cell>
        </table:table-row>
        <table:table-row>
          <table:table-cell table:style-name="Table5.A3" office:value-type="string">
            <text:p text:style-name="P16">name</text:p>
          </table:table-cell>
          <table:table-cell table:style-name="Table5.B3" office:value-type="string">
            <text:p text:style-name="P147">Unique action name</text:p>
          </table:table-cell>
          <table:table-cell table:style-name="Table5.C3" office:value-type="string">
            <text:p text:style-name="P147">The action name must be unique among all other <text:span text:style-name="T33">action</text:span> names. A timer program specifies an action name that is to be executed when the timer event <text:span text:style-name="T35">occurs</text:span>.</text:p>
          </table:table-cell>
        </table:table-row>
        <table:table-row>
          <table:table-cell table:style-name="Table5.A4" office:value-type="string">
            <text:p text:style-name="P31">command</text:p>
          </table:table-cell>
          <table:table-cell table:style-name="Table5.B4" office:value-type="string">
            <text:p text:style-name="P147"/>
            <text:p text:style-name="P147">on</text:p>
            <text:p text:style-name="P147">off</text:p>
            <text:p text:style-name="P147">dim</text:p>
            <text:p text:style-name="P147">bright<text:span text:style-name="T84">en or bright</text:span></text:p>
            <text:p text:style-name="P147"/>
            <text:p text:style-name="P162">allunitsoff</text:p>
            <text:p text:style-name="P162">alllightsoff</text:p>
            <text:p text:style-name="P162">alllightson</text:p>
          </table:table-cell>
          <table:table-cell table:style-name="Table5.C4" office:value-type="string">
            <text:p text:style-name="P147">The X10 command to be executed as the action. </text:p>
            <text:p text:style-name="P162">Valid for X10 module types (e.g. appliance or lamp)</text:p>
            <text:p text:style-name="P162"/>
            <text:p text:style-name="P162"/>
            <text:p text:style-name="P162"/>
            <text:p text:style-name="P162"/>
            <text:p text:style-name="P162">Valid for house “module” type. These <text:span text:style-name="T80">commands </text:span>use a house code as opposed to a house/device code.</text:p>
          </table:table-cell>
        </table:table-row>
        <table:table-row>
          <table:table-cell table:style-name="Table5.A5" office:value-type="string">
            <text:p text:style-name="P31">dim-amount</text:p>
          </table:table-cell>
          <table:table-cell table:style-name="Table5.B5" office:value-type="string">
            <text:p text:style-name="P147">nn</text:p>
          </table:table-cell>
          <table:table-cell table:style-name="Table5.C5" office:value-type="string">
            <text:p text:style-name="P147">For commands that utilize a dim amount. <text:span text:style-name="T62">Expressed as a percent. </text:span>Must be a value in the range 0-<text:span text:style-name="T62">100</text:span>. <text:span text:style-name="T62">The power line controller driver will convert this value into a something more meaningful to the actual power line controller.</text:span></text:p>
          </table:table-cell>
        </table:table-row>
      </table:table>
      <text:h text:style-name="P243" text:outline-level="4"><text:bookmark-start text:name="__RefHeading__750_1353654000"/>Response<text:bookmark-end text:name="__RefHeading__750_1353654000"/></text:h>
      <text:p text:style-name="P40">The LoadActions request returns a standard response as defined in section <text:bookmark-ref text:reference-format="chapter" text:ref-name="__RefHeading__736_1353654000">5.1</text:bookmark-ref>.</text:p>
      <text:h text:style-name="P215" text:outline-level="3"><text:bookmark-start text:name="__RefHeading__2839_1723060967"/>On<text:bookmark-end text:name="__RefHeading__2839_1723060967"/></text:h>
      <text:p text:style-name="P46">The On request <text:span text:style-name="T65">is an immediate request that </text:span>specifies a device to be turned on.</text:p>
      <text:h text:style-name="P244" text:outline-level="4"><text:bookmark-start text:name="__RefHeading__1023_107954951"/>Request<text:bookmark-end text:name="__RefHeading__1023_107954951"/></text:h>
      <text:p text:style-name="P121">{</text:p>
      <text:p text:style-name="P107"><text:tab/>“<text:span text:style-name="T41">request</text:span>”: “<text:span text:style-name="T63">On</text:span>”,</text:p>
      <text:p text:style-name="P107"><text:tab/>“args”:</text:p>
      <text:p text:style-name="P107"><text:tab/><text:tab/><text:tab/>{</text:p>
      <text:p text:style-name="P107"><text:tab/><text:tab/><text:tab/><text:tab/>“<text:span text:style-name="T63">house-device-code</text:span>”: “<text:span text:style-name="T63">A1”,</text:span></text:p>
      <text:p text:style-name="P97"><text:tab/><text:tab/><text:tab/><text:tab/>“<text:span text:style-name="T63">dim-amount”: “nn”</text:span></text:p>
      <text:p text:style-name="P107"><text:tab/><text:tab/><text:tab/>}</text:p>
      <text:p text:style-name="P107">}</text:p>
      <text:p text:style-name="P4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9">args Key</text:p>
          </table:table-cell>
          <table:table-cell table:style-name="Table6.A1" office:value-type="string">
            <text:p text:style-name="P171">Value(s)</text:p>
          </table:table-cell>
          <table:table-cell table:style-name="Table6.C1" office:value-type="string">
            <text:p text:style-name="P171">Description</text:p>
          </table:table-cell>
        </table:table-row>
        <table:table-row>
          <table:table-cell table:style-name="Table6.A2" office:value-type="string">
            <text:p text:style-name="P56">house-device-code</text:p>
          </table:table-cell>
          <table:table-cell table:style-name="Table6.B2" office:value-type="string">
            <text:p text:style-name="P156">a1...p16</text:p>
          </table:table-cell>
          <table:table-cell table:style-name="Table6.C2" office:value-type="string">
            <text:p text:style-name="P134">The house code concatenated with the device code. <text:span text:style-name="T18">Case insensitive.</text:span></text:p>
          </table:table-cell>
        </table:table-row>
        <table:table-row>
          <table:table-cell table:style-name="Table6.A3" office:value-type="string">
            <text:p text:style-name="P32">dim-amount</text:p>
          </table:table-cell>
          <table:table-cell table:style-name="Table6.B3" office:value-type="string">
            <text:p text:style-name="P148">nn</text:p>
          </table:table-cell>
          <table:table-cell table:style-name="Table6.C3" office:value-type="string">
            <text:p text:style-name="P148"><text:span text:style-name="T64">Dim amount expressed as a percent. </text:span>Must be a value in the range 0-<text:span text:style-name="T62">100</text:span>. <text:span text:style-name="T62">The power line controller driver will convert this value into a something more meaningful to the actual power line controller.</text:span></text:p>
          </table:table-cell>
        </table:table-row>
      </table:table>
      <text:h text:style-name="P245" text:outline-level="4"><text:bookmark-start text:name="__RefHeading__1025_107954951"/><text:soft-page-break/>Response<text:bookmark-end text:name="__RefHeading__1025_107954951"/></text:h>
      <text:p text:style-name="P40">The On request returns a standard response as defined in section <text:bookmark-ref text:reference-format="chapter" text:ref-name="__RefHeading__736_1353654000">5.1</text:bookmark-ref>.</text:p>
      <text:h text:style-name="P216" text:outline-level="3"><text:bookmark-start text:name="__RefHeading__2841_1723060967"/>Off<text:bookmark-end text:name="__RefHeading__2841_1723060967"/></text:h>
      <text:p text:style-name="Text_20_body">The <text:span text:style-name="T51">Off request is an immediate request that specifies a device to be turned off.</text:span></text:p>
      <text:h text:style-name="P246" text:outline-level="4"><text:bookmark-start text:name="__RefHeading__1027_107954951"/>Request<text:bookmark-end text:name="__RefHeading__1027_107954951"/></text:h>
      <text:p text:style-name="P122">{</text:p>
      <text:p text:style-name="P108"><text:tab/>“<text:span text:style-name="T41">request</text:span>”: “<text:span text:style-name="T63">Off</text:span>”,</text:p>
      <text:p text:style-name="P108"><text:tab/>“args”:</text:p>
      <text:p text:style-name="P108"><text:tab/><text:tab/><text:tab/>{</text:p>
      <text:p text:style-name="P108"><text:tab/><text:tab/><text:tab/><text:tab/>“<text:span text:style-name="T63">house-device-code</text:span>”: “<text:span text:style-name="T63">A1”,</text:span></text:p>
      <text:p text:style-name="P98"><text:tab/><text:tab/><text:tab/><text:tab/>“<text:span text:style-name="T63">dim-amount”: “nn”</text:span></text:p>
      <text:p text:style-name="P108"><text:tab/><text:tab/><text:tab/>}</text:p>
      <text:p text:style-name="P108">}</text:p>
      <text:p text:style-name="P5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80">args Key</text:p>
          </table:table-cell>
          <table:table-cell table:style-name="Table7.A1" office:value-type="string">
            <text:p text:style-name="P172">Value(s)</text:p>
          </table:table-cell>
          <table:table-cell table:style-name="Table7.C1" office:value-type="string">
            <text:p text:style-name="P172">Description</text:p>
          </table:table-cell>
        </table:table-row>
        <table:table-row>
          <table:table-cell table:style-name="Table7.A2" office:value-type="string">
            <text:p text:style-name="P57">house-device-code</text:p>
          </table:table-cell>
          <table:table-cell table:style-name="Table7.B2" office:value-type="string">
            <text:p text:style-name="P157">a1...p16</text:p>
          </table:table-cell>
          <table:table-cell table:style-name="Table7.C2" office:value-type="string">
            <text:p text:style-name="P135">The house code concatenated with the device code. <text:span text:style-name="T18">Case insensitive.</text:span></text:p>
          </table:table-cell>
        </table:table-row>
        <table:table-row>
          <table:table-cell table:style-name="Table7.A3" office:value-type="string">
            <text:p text:style-name="P33">dim-amount</text:p>
          </table:table-cell>
          <table:table-cell table:style-name="Table7.B3" office:value-type="string">
            <text:p text:style-name="P149">nn</text:p>
          </table:table-cell>
          <table:table-cell table:style-name="Table7.C3" office:value-type="string">
            <text:p text:style-name="P149"><text:span text:style-name="T64">Dim amount expressed as a percent. </text:span>Must be a value in the range 0-<text:span text:style-name="T62">100</text:span>. <text:span text:style-name="T62">The power line controller driver will convert this value into a something more meaningful to the actual power line controller.</text:span></text:p>
          </table:table-cell>
        </table:table-row>
      </table:table>
      <text:h text:style-name="P246" text:outline-level="4"><text:bookmark-start text:name="__RefHeading__1029_107954951"/>Response<text:bookmark-end text:name="__RefHeading__1029_107954951"/></text:h>
      <text:p text:style-name="P40">The Off request returns a standard response as defined in section <text:bookmark-ref text:reference-format="chapter" text:ref-name="__RefHeading__736_1353654000">5.1</text:bookmark-ref>.</text:p>
      <text:h text:style-name="P217" text:outline-level="3"><text:bookmark-start text:name="__RefHeading__3624_732590779"/>Dim<text:bookmark-end text:name="__RefHeading__3624_732590779"/></text:h>
      <text:p text:style-name="P61">The <text:span text:style-name="T67">Dim request is an immediate request that specifies a device to be dimmed by a given percent.</text:span></text:p>
      <text:h text:style-name="P247" text:outline-level="4"><text:bookmark-start text:name="__RefHeading__1027_1079549513"/>Request<text:bookmark-end text:name="__RefHeading__1027_1079549513"/></text:h>
      <text:p text:style-name="P123">{</text:p>
      <text:p text:style-name="P109"><text:tab/>“<text:span text:style-name="T41">request</text:span>”: “<text:span text:style-name="T67">Dim</text:span>”,</text:p>
      <text:p text:style-name="P109"><text:tab/>“args”:</text:p>
      <text:p text:style-name="P109"><text:tab/><text:tab/><text:tab/>{</text:p>
      <text:p text:style-name="P109"><text:tab/><text:tab/><text:tab/><text:tab/>“<text:span text:style-name="T63">house-device-code</text:span>”: “<text:span text:style-name="T63">A1”,</text:span></text:p>
      <text:p text:style-name="P99"><text:tab/><text:tab/><text:tab/><text:tab/>“<text:span text:style-name="T63">dim-amount”: “nn”</text:span></text:p>
      <text:p text:style-name="P109"><text:tab/><text:tab/><text:tab/>}</text:p>
      <text:p text:style-name="P109">}</text:p>
      <text:p text:style-name="P5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1">args Key</text:p>
          </table:table-cell>
          <table:table-cell table:style-name="Table8.A1" office:value-type="string">
            <text:p text:style-name="P173">Value(s)</text:p>
          </table:table-cell>
          <table:table-cell table:style-name="Table8.C1" office:value-type="string">
            <text:p text:style-name="P173">Description</text:p>
          </table:table-cell>
        </table:table-row>
        <table:table-row>
          <table:table-cell table:style-name="Table8.A2" office:value-type="string">
            <text:p text:style-name="P58">house-device-code</text:p>
          </table:table-cell>
          <table:table-cell table:style-name="Table8.B2" office:value-type="string">
            <text:p text:style-name="P158">a1...p16</text:p>
          </table:table-cell>
          <table:table-cell table:style-name="Table8.C2" office:value-type="string">
            <text:p text:style-name="P136">The house code concatenated with the device code. <text:span text:style-name="T18">Case insensitive.</text:span></text:p>
          </table:table-cell>
        </table:table-row>
        <table:table-row>
          <table:table-cell table:style-name="Table8.A3" office:value-type="string">
            <text:p text:style-name="P34">dim-amount</text:p>
          </table:table-cell>
          <table:table-cell table:style-name="Table8.B3" office:value-type="string">
            <text:p text:style-name="P150">nn</text:p>
          </table:table-cell>
          <table:table-cell table:style-name="Table8.C3" office:value-type="string">
            <text:p text:style-name="P150"><text:span text:style-name="T64">Dim amount expressed as a percent. </text:span>Must be a value in the range 0-<text:span text:style-name="T62">100</text:span>. <text:span text:style-name="T62">The power line controller driver will convert </text:span><text:soft-page-break/><text:span text:style-name="T62">this value into a something more meaningful to the actual power line controller.</text:span></text:p>
          </table:table-cell>
        </table:table-row>
      </table:table>
      <text:h text:style-name="P247" text:outline-level="4"><text:bookmark-start text:name="__RefHeading__1029_1079549513"/>Response<text:bookmark-end text:name="__RefHeading__1029_1079549513"/></text:h>
      <text:p text:style-name="Text_20_body"><text:bookmark-start text:name="__RefHeading__2841_17230609671"/><text:span text:style-name="T66">The Dim request returns a standard response as defined in section </text:span><text:span text:style-name="T66"><text:bookmark-ref text:reference-format="chapter" text:ref-name="__RefHeading__736_1353654000">5.1</text:bookmark-ref></text:span><text:span text:style-name="T66">.</text:span><text:bookmark-end text:name="__RefHeading__2841_17230609671"/></text:p>
      <text:h text:style-name="P218" text:outline-level="3"><text:bookmark-start text:name="__RefHeading__3822_1277109485"/>Bright<text:bookmark-end text:name="__RefHeading__3822_1277109485"/></text:h>
      <text:p text:style-name="P66">The <text:span text:style-name="T67">Dim request is an immediate request that specifies a device to be brightened by a given percent.</text:span></text:p>
      <text:h text:style-name="P248" text:outline-level="4"><text:bookmark-start text:name="__RefHeading__1027_10795495131"/>Request<text:bookmark-end text:name="__RefHeading__1027_10795495131"/></text:h>
      <text:p text:style-name="P125">{</text:p>
      <text:p text:style-name="P111"><text:tab/>“<text:span text:style-name="T41">request</text:span>”: “<text:span text:style-name="T75">Bright</text:span>”,</text:p>
      <text:p text:style-name="P111"><text:tab/>“args”:</text:p>
      <text:p text:style-name="P111"><text:tab/><text:tab/><text:tab/>{</text:p>
      <text:p text:style-name="P111"><text:tab/><text:tab/><text:tab/><text:tab/>“<text:span text:style-name="T63">house-device-code</text:span>”: “<text:span text:style-name="T63">A1”,</text:span></text:p>
      <text:p text:style-name="P100"><text:tab/><text:tab/><text:tab/><text:tab/>“<text:span text:style-name="T73">bright-amount”: “nn”</text:span></text:p>
      <text:p text:style-name="P111"><text:tab/><text:tab/><text:tab/>}</text:p>
      <text:p text:style-name="P111">}</text:p>
      <text:p text:style-name="P52"/>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82">args Key</text:p>
          </table:table-cell>
          <table:table-cell table:style-name="Table10.A1" office:value-type="string">
            <text:p text:style-name="P174">Value(s)</text:p>
          </table:table-cell>
          <table:table-cell table:style-name="Table10.C1" office:value-type="string">
            <text:p text:style-name="P174">Description</text:p>
          </table:table-cell>
        </table:table-row>
        <table:table-row>
          <table:table-cell table:style-name="Table10.A2" office:value-type="string">
            <text:p text:style-name="P59">house-device-code</text:p>
          </table:table-cell>
          <table:table-cell table:style-name="Table10.B2" office:value-type="string">
            <text:p text:style-name="P159">a1...p16</text:p>
          </table:table-cell>
          <table:table-cell table:style-name="Table10.C2" office:value-type="string">
            <text:p text:style-name="P137">The house code concatenated with the device code. <text:span text:style-name="T18">Case insensitive.</text:span></text:p>
          </table:table-cell>
        </table:table-row>
        <table:table-row>
          <table:table-cell table:style-name="Table10.A3" office:value-type="string">
            <text:p text:style-name="P35"><text:span text:style-name="T73">bright</text:span>-amount</text:p>
          </table:table-cell>
          <table:table-cell table:style-name="Table10.B3" office:value-type="string">
            <text:p text:style-name="P151">nn</text:p>
          </table:table-cell>
          <table:table-cell table:style-name="Table10.C3" office:value-type="string">
            <text:p text:style-name="P151"><text:span text:style-name="T73">Bright amount expressed as a percent. </text:span>Must be a value in the range 0-<text:span text:style-name="T62">100</text:span>. <text:span text:style-name="T62">The power line controller driver will convert this value into a something more meaningful to the actual power line controller.</text:span></text:p>
          </table:table-cell>
        </table:table-row>
      </table:table>
      <text:h text:style-name="P248" text:outline-level="4"><text:bookmark-start text:name="__RefHeading__1029_10795495131"/>Response<text:bookmark-end text:name="__RefHeading__1029_10795495131"/></text:h>
      <text:p text:style-name="Text_20_body"><text:bookmark-start text:name="__RefHeading__3682_732590779"/><text:span text:style-name="T66">The Bright request returns a standard response as defined in section </text:span><text:span text:style-name="T66"><text:bookmark-ref text:reference-format="chapter" text:ref-name="__RefHeading__736_1353654000">5.1</text:bookmark-ref></text:span><text:span text:style-name="T66">.</text:span><text:bookmark-end text:name="__RefHeading__3682_732590779"/></text:p>
      <text:h text:style-name="P219" text:outline-level="3"><text:bookmark-start text:name="__RefHeading__4005_1277109485"/>All Units Off<text:bookmark-end text:name="__RefHeading__4005_1277109485"/></text:h>
      <text:p text:style-name="P67">The <text:span text:style-name="T75">all units off request is an immediate request that turns off all devices in a given house code.</text:span></text:p>
      <text:h text:style-name="P249" text:outline-level="4"><text:bookmark-start text:name="__RefHeading__1027_107954951311"/>Request<text:bookmark-end text:name="__RefHeading__1027_107954951311"/></text:h>
      <text:p text:style-name="P126">{</text:p>
      <text:p text:style-name="P112"><text:tab/>“<text:span text:style-name="T41">request</text:span>”: “<text:span text:style-name="T75">AllUnitsOff</text:span>”,</text:p>
      <text:p text:style-name="P112"><text:tab/>“args”:</text:p>
      <text:p text:style-name="P112"><text:tab/><text:tab/><text:tab/>{</text:p>
      <text:p text:style-name="P112"><text:tab/><text:tab/><text:tab/><text:tab/>“<text:span text:style-name="T63">house-code</text:span>”: “<text:span text:style-name="T63">A”,</text:span></text:p>
      <text:p text:style-name="P112"><text:tab/><text:tab/><text:tab/>}</text:p>
      <text:p text:style-name="P112">}</text:p>
      <text:p text:style-name="P5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83">args Key</text:p>
          </table:table-cell>
          <table:table-cell table:style-name="Table11.A1" office:value-type="string">
            <text:p text:style-name="P175">Value(s)</text:p>
          </table:table-cell>
          <table:table-cell table:style-name="Table11.C1" office:value-type="string">
            <text:p text:style-name="P175">Description</text:p>
          </table:table-cell>
        </table:table-row>
        <table:table-row>
          <table:table-cell table:style-name="Table11.A2" office:value-type="string">
            <text:p text:style-name="P60">house-code</text:p>
          </table:table-cell>
          <table:table-cell table:style-name="Table11.B2" office:value-type="string">
            <text:p text:style-name="P160">a...p</text:p>
          </table:table-cell>
          <table:table-cell table:style-name="Table11.C2" office:value-type="string">
            <text:p text:style-name="P138">The house code <text:span text:style-name="T75">whose units are to be turned off.</text:span> <text:span text:style-name="T18">Case insensitive.</text:span></text:p>
          </table:table-cell>
        </table:table-row>
      </table:table>
      <text:h text:style-name="P249" text:outline-level="4"><text:bookmark-start text:name="__RefHeading__1029_107954951311"/><text:soft-page-break/>Response<text:bookmark-end text:name="__RefHeading__1029_107954951311"/></text:h>
      <text:p text:style-name="P67"><text:span text:style-name="T66">The All Units Off request returns a standard response as defined in section </text:span><text:span text:style-name="T66"><text:bookmark-ref text:reference-format="chapter" text:ref-name="__RefHeading__736_1353654000">5.1</text:bookmark-ref></text:span><text:span text:style-name="T66">.</text:span></text:p>
      <text:h text:style-name="P220" text:outline-level="3"><text:bookmark-start text:name="__RefHeading__4007_1277109485"/>All <text:span text:style-name="T76">Lights</text:span> Off<text:bookmark-end text:name="__RefHeading__4007_1277109485"/></text:h>
      <text:p text:style-name="P68">The <text:span text:style-name="T75">all lights off request is an immediate request that turns off all lights for a given house code.</text:span></text:p>
      <text:h text:style-name="P250" text:outline-level="4"><text:bookmark-start text:name="__RefHeading__1027_1079549513111"/>Request<text:bookmark-end text:name="__RefHeading__1027_1079549513111"/></text:h>
      <text:p text:style-name="P127">{</text:p>
      <text:p text:style-name="P113"><text:tab/>“<text:span text:style-name="T41">request</text:span>”: “<text:span text:style-name="T75">AllLightsOff</text:span>”,</text:p>
      <text:p text:style-name="P113"><text:tab/>“args”:</text:p>
      <text:p text:style-name="P113"><text:tab/><text:tab/><text:tab/>{</text:p>
      <text:p text:style-name="P115"><text:tab/><text:tab/><text:tab/><text:tab/>“<text:span text:style-name="T63">house-code</text:span>”: “<text:span text:style-name="T63">A”,</text:span></text:p>
      <text:p text:style-name="P115"><text:tab/><text:tab/><text:tab/>}</text:p>
      <text:p text:style-name="P113">}</text:p>
      <text:p text:style-name="P54"/>
      <text:h text:style-name="P250" text:outline-level="4"><text:bookmark-start text:name="__RefHeading__1029_1079549513111"/>Response<text:bookmark-end text:name="__RefHeading__1029_1079549513111"/></text:h>
      <text:p text:style-name="P68"><text:span text:style-name="T66">The All Lights Off request returns a standard response as defined in section </text:span><text:span text:style-name="T66"><text:bookmark-ref text:reference-format="chapter" text:ref-name="__RefHeading__736_1353654000">5.1</text:bookmark-ref></text:span><text:span text:style-name="T66">.</text:span></text:p>
      <text:p text:style-name="P68"/>
      <text:h text:style-name="P221" text:outline-level="3"><text:bookmark-start text:name="__RefHeading__2240_1268137678"/>All <text:span text:style-name="T76">Lights</text:span> O<text:span text:style-name="T85">n</text:span><text:bookmark-end text:name="__RefHeading__2240_1268137678"/></text:h>
      <text:p text:style-name="P72">The <text:span text:style-name="T75">all lights on request is an immediate request that turns on all lights for a given house code.</text:span></text:p>
      <text:h text:style-name="P251" text:outline-level="4"><text:bookmark-start text:name="__RefHeading__1027_10795495131112"/>Request<text:bookmark-end text:name="__RefHeading__1027_10795495131112"/></text:h>
      <text:p text:style-name="P128">{</text:p>
      <text:p text:style-name="P115"><text:tab/>“<text:span text:style-name="T41">request</text:span>”: “<text:span text:style-name="T75">AllLightsOn</text:span>”,</text:p>
      <text:p text:style-name="P115"><text:tab/>“args”:</text:p>
      <text:p text:style-name="P115"><text:tab/><text:tab/><text:tab/>{</text:p>
      <text:p text:style-name="P115"><text:tab/><text:tab/><text:tab/><text:tab/>“<text:span text:style-name="T63">house-code</text:span>”: “<text:span text:style-name="T63">A”,</text:span></text:p>
      <text:p text:style-name="P115"><text:tab/><text:tab/><text:tab/>}</text:p>
      <text:p text:style-name="P115">}</text:p>
      <text:p text:style-name="P72"/>
      <text:h text:style-name="P251" text:outline-level="4"><text:bookmark-start text:name="__RefHeading__1029_10795495131112"/>Response<text:bookmark-end text:name="__RefHeading__1029_10795495131112"/></text:h>
      <text:p text:style-name="P72"><text:span text:style-name="T66">The All Lights Off request returns a standard response as defined in section </text:span><text:span text:style-name="T66"><text:bookmark-ref text:reference-format="chapter" text:ref-name="__RefHeading__736_1353654000">5.1</text:bookmark-ref></text:span><text:span text:style-name="T66">.</text:span></text:p>
      <text:h text:style-name="P222" text:outline-level="3"><text:bookmark-start text:name="__RefHeading__2436_804841306"/>Get Sun Data<text:bookmark-end text:name="__RefHeading__2436_804841306"/></text:h>
      <text:p text:style-name="P47">The <text:span text:style-name="T90">Get Sun Data </text:span>request <text:span text:style-name="T90">returns the sunset and sunrise times for a given date.</text:span></text:p>
      <text:h text:style-name="P252" text:outline-level="4"><text:bookmark-start text:name="__RefHeading__1023_1079549511"/><text:soft-page-break/>Request<text:bookmark-end text:name="__RefHeading__1023_1079549511"/></text:h>
      <text:p text:style-name="P129">{</text:p>
      <text:p text:style-name="P116"><text:tab/>“<text:span text:style-name="T41">request</text:span>”: “<text:span text:style-name="T90">GetSunData</text:span>”,</text:p>
      <text:p text:style-name="P116"><text:tab/>“args”:</text:p>
      <text:p text:style-name="P116"><text:tab/><text:tab/><text:tab/>{</text:p>
      <text:p text:style-name="P116"><text:tab/><text:tab/><text:tab/><text:tab/>“<text:span text:style-name="T90">date</text:span>”: “<text:span text:style-name="T90">2014-10-02”</text:span></text:p>
      <text:p text:style-name="P116"><text:tab/><text:tab/><text:tab/>}</text:p>
      <text:p text:style-name="P116">}</text:p>
      <text:p text:style-name="P5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84">args Key</text:p>
          </table:table-cell>
          <table:table-cell table:style-name="Table13.A1" office:value-type="string">
            <text:p text:style-name="P176">Value(s)</text:p>
          </table:table-cell>
          <table:table-cell table:style-name="Table13.C1" office:value-type="string">
            <text:p text:style-name="P176">Description</text:p>
          </table:table-cell>
        </table:table-row>
        <table:table-row>
          <table:table-cell table:style-name="Table13.A2" office:value-type="string">
            <text:p text:style-name="P81">date</text:p>
          </table:table-cell>
          <table:table-cell table:style-name="Table13.B2" office:value-type="string">
            <text:p text:style-name="P166">ISO formatted date</text:p>
          </table:table-cell>
          <table:table-cell table:style-name="Table13.C2" office:value-type="string">
            <text:p text:style-name="P166">The date for which sunset/sunrise times are desired.</text:p>
          </table:table-cell>
        </table:table-row>
      </table:table>
      <text:h text:style-name="P252" text:outline-level="4"><text:bookmark-start text:name="__RefHeading__1025_1079549511"/>Response<text:bookmark-end text:name="__RefHeading__1025_1079549511"/></text:h>
      <text:p text:style-name="P39">The GetSunData request returns a standard response augmented with the sunset/sunrise times.</text:p>
      <text:p text:style-name="P130">{</text:p>
      <text:p text:style-name="P117"><text:tab/>“<text:span text:style-name="T13">X10Response</text:span>”:</text:p>
      <text:p text:style-name="P117"><text:tab/><text:tab/>{</text:p>
      <text:p text:style-name="P102"><text:tab/><text:tab/><text:tab/>“<text:span text:style-name="T41">request”: “LoadTimers”,</text:span></text:p>
      <text:p text:style-name="P102"><text:tab/><text:tab/><text:tab/>“<text:span text:style-name="T13">server”: “AtHomePowerlineServer”,</text:span></text:p>
      <text:p text:style-name="P102"><text:tab/><text:tab/><text:tab/>“<text:span text:style-name="T13">server-version”: “1.0.0.0”,</text:span></text:p>
      <text:p text:style-name="P102"><text:tab/><text:tab/><text:tab/>“<text:span text:style-name="T13">result-code”: 0,</text:span></text:p>
      <text:p text:style-name="P102"><text:tab/><text:tab/><text:tab/>“<text:span text:style-name="T13">date-time”: “2014-01-29 11:04:06.093000”,</text:span></text:p>
      <text:p text:style-name="P102"><text:tab/><text:tab/><text:tab/>“<text:span text:style-name="T13">error”: “Error description”,</text:span></text:p>
      <text:p text:style-name="P102"><text:tab/><text:tab/><text:tab/>“<text:span text:style-name="T13">message”: “Message text”,</text:span></text:p>
      <text:p text:style-name="P102"><text:tab/><text:tab/><text:tab/>“<text:span text:style-name="T13">call-sequence”: 1,</text:span></text:p>
      <text:p text:style-name="P102"><text:tab/><text:tab/><text:tab/>“<text:span text:style-name="T91">data”:</text:span></text:p>
      <text:p text:style-name="P102"><text:tab/><text:tab/><text:tab/><text:tab/><text:span text:style-name="T91">{</text:span></text:p>
      <text:p text:style-name="P102"><text:tab/><text:tab/><text:tab/><text:tab/><text:tab/>“<text:span text:style-name="T91">sunset”: “yyyy-mm-ddTHH:mm:ss”</text:span></text:p>
      <text:p text:style-name="P102"><text:tab/><text:tab/><text:tab/><text:tab/><text:tab/>“<text:span text:style-name="T91">sunrise”: “yyyy-mm-ddTHH:mm:ss”</text:span></text:p>
      <text:p text:style-name="P102"><text:tab/><text:tab/><text:tab/><text:tab/><text:span text:style-name="T91">}</text:span></text:p>
      <text:p text:style-name="P117"><text:tab/><text:tab/><text:span text:style-name="T13">}</text:span></text:p>
      <text:p text:style-name="P117">}</text:p>
      <text:p text:style-name="P82"/>
      <text:p text:style-name="Text_20_body"/>
      <text:h text:style-name="Heading_20_2" text:outline-level="2"><text:bookmark-start text:name="__RefHeading__2438_804841306"/>Configuration File<text:bookmark-end text:name="__RefHeading__2438_804841306"/></text:h>
      <text:p text:style-name="P11">The server is controlled by a small text configuration file: <text:span text:style-name="T5">AtHomePowerlineServer.conf</text:span><text:span text:style-name="T9">.</text:span> The contents of the configuration file are JSON formatted.</text:p>
      <text:p text:style-name="P13">JSON Format</text:p>
      <text:p text:style-name="P93">{</text:p>
      <text:p text:style-name="P93"><text:s text:c="2"/>"Configuration":</text:p>
      <text:p text:style-name="P93"><text:s text:c="2"/>{</text:p>
      <text:p text:style-name="P93"><text:s text:c="4"/>"X10ControllerDevice": "XTB232",</text:p>
      <text:p text:style-name="P93"><text:s text:c="4"/>"ComPort": "/<text:span text:style-name="T18">dev/ttyAMA0</text:span>",</text:p>
      <text:p text:style-name="P93"><text:s text:c="4"/>"Port": 9999,</text:p>
      <text:p text:style-name="P103"><text:s text:c="4"/>"<text:span text:style-name="T43">LogFile": ""</text:span></text:p>
      <text:p text:style-name="P93"><text:s text:c="2"/>}</text:p>
      <text:p text:style-name="P93">}</text:p>
      <text:p text:style-name="Text_20_body"/>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69">Parameter</text:p>
          </table:table-cell>
          <table:table-cell table:style-name="Table2.A1" office:value-type="string">
            <text:p text:style-name="P169">Value(s)</text:p>
          </table:table-cell>
          <table:table-cell table:style-name="Table2.C1" office:value-type="string">
            <text:p text:style-name="P169">Description</text:p>
          </table:table-cell>
        </table:table-row>
        <table:table-row>
          <table:table-cell table:style-name="Table2.A5" office:value-type="string">
            <text:p text:style-name="Text_20_body">X10ControllerDevice</text:p>
          </table:table-cell>
          <table:table-cell table:style-name="Table2.B5" office:value-type="string">
            <text:p text:style-name="P131">XTB232</text:p>
            <text:p text:style-name="P131">XTB-232</text:p>
            <text:p text:style-name="P131">CM11</text:p>
            <text:p text:style-name="P131">CM11A</text:p>
          </table:table-cell>
          <table:table-cell table:style-name="Table2.C5" office:value-type="string">
            <text:p text:style-name="P131">Identifies the X10 controller to be supported.</text:p>
          </table:table-cell>
        </table:table-row>
        <table:table-row>
          <table:table-cell table:style-name="Table2.A5" office:value-type="string">
            <text:p text:style-name="Text_20_body">ComPort</text:p>
          </table:table-cell>
          <table:table-cell table:style-name="Table2.B5" office:value-type="string">
            <text:p text:style-name="P131">COM1</text:p>
            <text:p text:style-name="P131"/>
            <text:p text:style-name="P131">/dev/ttyAMA0</text:p>
            <text:p text:style-name="P131">/<text:span text:style-name="T89">dev/ttyUSB0</text:span></text:p>
          </table:table-cell>
          <table:table-cell table:style-name="Table2.C5" office:value-type="string">
            <text:p text:style-name="P131"><text:span text:style-name="T21">A COM port o</text:span>n Windows. <text:span text:style-name="T89">This can be a regular serial port or it can be a USB-to-Serial adapter.</text:span></text:p>
            <text:p text:style-name="P132">Typical UART port on Raspberry Pi. </text:p>
            <text:p text:style-name="P165">A USB-to-Serial adapter on Raspberry Pi.</text:p>
          </table:table-cell>
        </table:table-row>
        <table:table-row>
          <table:table-cell table:style-name="Table2.A5" office:value-type="string">
            <text:p text:style-name="Text_20_body">Port</text:p>
          </table:table-cell>
          <table:table-cell table:style-name="Table2.B5" office:value-type="string">
            <text:p text:style-name="P131">9999</text:p>
          </table:table-cell>
          <table:table-cell table:style-name="Table2.C5" office:value-type="string">
            <text:p text:style-name="P131">TCP/IP port number where server will listen for incoming client calls</text:p>
          </table:table-cell>
        </table:table-row>
        <table:table-row>
          <table:table-cell table:style-name="Table2.A5" office:value-type="string">
            <text:p text:style-name="P38">Logfile</text:p>
          </table:table-cell>
          <table:table-cell table:style-name="Table2.B5" office:value-type="string">
            <text:p text:style-name="P152">Full path and file name to be used for logging</text:p>
          </table:table-cell>
          <table:table-cell table:style-name="Table2.C5" office:value-type="string">
            <text:p text:style-name="P152">If there is no log file value, all logging will go to the console. On a Raspberry Pi, you might want to log to a console or you might want to log to a file that is in RAM (to avoid constant writing to the SDCard).</text:p>
          </table:table-cell>
        </table:table-row>
      </table:table>
      <text:p text:style-name="Table">Table <text:sequence text:ref-name="refTable0" text:name="Table" text:formula="ooow:Table+1" style:num-format="1">1</text:sequence>: Configuration File Parameters</text:p>
      <text:h text:style-name="P208" text:outline-level="1"><text:bookmark-start text:name="__RefHeading__754_1353654000"/>Client Examples<text:bookmark-end text:name="__RefHeading__754_1353654000"/></text:h>
      <text:h text:style-name="P202" text:outline-level="2"><text:bookmark-start text:name="__RefHeading__2008_838893960"/>Test Client<text:bookmark-end text:name="__RefHeading__2008_838893960"/></text:h>
      <text:p text:style-name="P62">The test client application in <text:span text:style-name="T86">athomepowerlineserver/</text:span>testclient/<text:span text:style-name="T74">ahps_client</text:span>.py provides several examples of sending commands to the server and receiving command responses.</text:p>
      <text:h text:style-name="P202" text:outline-level="2"><text:bookmark-start text:name="__RefHeading__2012_838893960"/>AtHome<text:span text:style-name="T107">PowerlineServer </text:span>Web <text:span text:style-name="T107">(ahps_web)</text:span><text:bookmark-end text:name="__RefHeading__2012_838893960"/></text:h>
      <text:p text:style-name="P63"><text:span text:style-name="T107">ahps_web</text:span> <text:span text:style-name="T100">is</text:span> an open source <text:span text:style-name="T100">web server</text:span> based application that works with AtHomePowerlineServer. <text:s/><text:span text:style-name="T100">It can be found on GitHub at </text:span><text:a xlink:type="simple" xlink:href="https://github.com/dhocker/ahps_web" office:name="ahps_web" text:style-name="Internet_20_link" text:visited-style-name="Visited_20_Internet_20_Link"><text:span text:style-name="T100">https://github.com/dhocker/ahps_web</text:span></text:a>.</text:p>
      <text:h text:style-name="P209" text:outline-level="1"><text:bookmark-start text:name="__RefHeading__2420_714493993"/>References<text:bookmark-end text:name="__RefHeading__2420_714493993"/></text:h>
      <text:list xml:id="list994066953" text:style-name="L7">
        <text:list-item>
          <text:p text:style-name="P256">CM11A Protocol - <text:a xlink:type="simple" xlink:href="http://jvde.us/info/CM11A_protocol.txt" text:style-name="Internet_20_link" text:visited-style-name="Visited_20_Internet_20_Link">http://jvde.us/info/CM11A_protocol.txt</text:a></text:p>
        </text:list-item>
        <text:list-item>
          <text:p text:style-name="P256">XTB-232 - <text:a xlink:type="simple" xlink:href="http://jvde.us//xtb/XTB-232_description.htm" text:style-name="Internet_20_link" text:visited-style-name="Visited_20_Internet_20_Link">http://jvde.us//xtb/XTB-232_description.htm</text:a></text:p>
        </text:list-item>
        <text:list-item>
          <text:p text:style-name="P256">Raspberry Pi - <text:a xlink:type="simple" xlink:href="http://www.raspberrypi.org/" text:style-name="Internet_20_link" text:visited-style-name="Visited_20_Internet_20_Link">http://www.raspberrypi.org/</text:a></text:p>
        </text:list-item>
      </text:list>
      <text:h text:style-name="P210" text:outline-level="1"><text:bookmark-start text:name="__RefHeading__2885_1723060967"/>Appendix<text:bookmark-end text:name="__RefHeading__2885_1723060967"/></text:h>
      <text:h text:style-name="P203" text:outline-level="2"><text:bookmark-start text:name="__RefHeading__2887_1723060967"/>Raspberry Pi<text:bookmark-end text:name="__RefHeading__2887_1723060967"/></text:h>
      <text:p text:style-name="P29"><text:span text:style-name="T27">Home: </text:span><text:a xlink:type="simple" xlink:href="http://www.raspberrypi.org/" text:style-name="Internet_20_link" text:visited-style-name="Visited_20_Internet_20_Link"><text:span text:style-name="T27">www.raspberrypi.org</text:span></text:a></text:p>
      <text:p text:style-name="P28">If you are unfamiliar with the Raspberry Pi, here is a list of parts you will need to get started. Good sources of these parts are:</text:p>
      <text:p text:style-name="List_20_2"><text:span text:style-name="T27">Newark/Element14: </text:span><text:a xlink:type="simple" xlink:href="http://www.newark.com/" text:style-name="Internet_20_link" text:visited-style-name="Visited_20_Internet_20_Link"><text:span text:style-name="T27">www.newark.com</text:span></text:a></text:p>
      <text:p text:style-name="P190"><text:span text:style-name="T106">Microcenter: </text:span><text:a xlink:type="simple" xlink:href="http://www.microcenter.com/" office:name="Microcenter" text:style-name="Internet_20_link" text:visited-style-name="Visited_20_Internet_20_Link"><text:span text:style-name="T106">Microcenter</text:span></text:a></text:p>
      <text:p text:style-name="List_20_2"><text:span text:style-name="T27">adafruit: </text:span><text:a xlink:type="simple" xlink:href="http://www.adafruit.com/" text:style-name="Internet_20_link" text:visited-style-name="Visited_20_Internet_20_Link"><text:span text:style-name="T27">www.adafruit.com</text:span></text:a></text:p>
      <text:p text:style-name="P188"><text:soft-page-break/><text:span text:style-name="T29">Sparkfun: </text:span><text:a xlink:type="simple" xlink:href="https://www.sparkfun.com/" text:style-name="Internet_20_link" text:visited-style-name="Visited_20_Internet_20_Link"><text:span text:style-name="T29">www.sparkfun.com</text:span></text:a></text:p>
      <text:p text:style-name="P28">Here is <text:span text:style-name="T72">a </text:span>reasonable bill of materials.</text:p>
      <text:p text:style-name="List_20_2">Raspberry Pi Model <text:span text:style-name="T106">v1</text:span>B, <text:span text:style-name="T106">v2B or v3B</text:span></text:p>
      <text:p text:style-name="P185"><text:span text:style-name="T106">2</text:span> amp USB power supply with micro USB cable <text:span text:style-name="T106">(especially for the v2B and v3B)</text:span></text:p>
      <text:p text:style-name="P185">HDMI to VGA converter, if you do not have a monitor with HDMI input</text:p>
      <text:p text:style-name="P185">8 GB Class 10 S<text:span text:style-name="T30">D</text:span>Card <text:span text:style-name="T106">(or larger)</text:span></text:p>
      <text:p text:style-name="P186"><text:span text:style-name="T27">USB WiFi interface (check here for a list of WiFi interfaces that have been tested with the RPi: </text:span><text:a xlink:type="simple" xlink:href="http://elinux.org/RPi_VerifiedPeripherals#USB_Wi-Fi_Adapters" text:style-name="Internet_20_link" text:visited-style-name="Visited_20_Internet_20_Link"><text:span text:style-name="T27">USB WiFi Adapters</text:span></text:a></text:p>
      <text:p text:style-name="P187">RS-232 level converter (<text:a xlink:type="simple" xlink:href="https://www.sparkfun.com/products/449" text:style-name="Internet_20_link" text:visited-style-name="Visited_20_Internet_20_Link">RS232 Shifter SMD</text:a>)</text:p>
      <text:p text:style-name="P189">Powered USB hub. <text:span text:style-name="T31">Y</text:span>ou might need this depending on your choice of WiFi interface and your need to attached a keyboard and mouse. <text:span text:style-name="T31">The RPi USB ports (2) can source a limited amount of power to attached USB devices.</text:span></text:p>
      <text:p text:style-name="P185">Case (optional)</text:p>
      <text:p text:style-name="P28">The best way to get started is to go to the <text:a xlink:type="simple" xlink:href="http://www.raspberrypi.org/" text:style-name="Internet_20_link" text:visited-style-name="Visited_20_Internet_20_Link">RPi home site</text:a>, download the Raspbian <text:span text:style-name="T106">Jessie</text:span> operating system and follow the installation instructions.</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ab-stops>
          <style:tab-stop style:position="0.25in"/>
        </style:tab-stops>
      </style:paragraph-properties>
      <style:text-properties fo:font-size="10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6pt" fo:font-weight="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_20_JSON" style:display-name="Text JSON" style:family="paragraph" style:parent-style-name="Text_20_body" style:master-page-name="">
      <style:paragraph-properties fo:margin-top="0in" fo:margin-bottom="0in" loext:contextual-spacing="false" style:page-number="auto">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s>
      </style:paragraph-properties>
      <style:text-properties style:font-name="Courier New" fo:font-family="'Courier New'" style:font-style-name="Regular" style:font-family-generic="modern" style:font-pitch="fixed" officeooo:rsid="0015ebf9"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5pt"/>
    </style:style>
    <style:style style:name="Numbering_20_1" style:display-name="Numbering 1" style:family="paragraph" style:parent-style-name="List" style:list-style-name="Numbering_20_1" style:class="list">
      <style:paragraph-properties fo:margin-top="0in" fo:margin-bottom="0.0835in" loext:contextual-spacing="false">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4" style:display-name="Heading 4" style:family="paragraph" style:parent-style-name="Heading" style:next-style-name="Text_20_body" style:default-outline-level="4" style:class="text">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 style:family="paragraph" style:parent-style-name="Caption"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b28aa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pan text:style-name="MT1">AtHomePowerlineServer</text:span><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9T11:48:07.635000000</meta:creation-date>
    <dc:date>2019-04-22T13:21:59.588612241</dc:date>
    <meta:editing-duration>P2DT1H50M45S</meta:editing-duration>
    <meta:editing-cycles>220</meta:editing-cycles>
    <meta:generator>LibreOffice/6.1.5.2$MacOSX_X86_64 LibreOffice_project/90f8dcf33c87b3705e78202e3df5142b201bd805</meta:generator>
    <meta:print-date>2016-04-18T10:58:57.797309000</meta:print-date>
    <meta:document-statistic meta:table-count="14" meta:image-count="0" meta:object-count="1" meta:page-count="17" meta:paragraph-count="639" meta:word-count="3791" meta:character-count="24643" meta:non-whitespace-character-count="211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svg:stroke-width="0.051cm" svg:stroke-color="#000000" draw:marker-start-width="0.355cm" draw:marker-end-width="0.355cm" draw:fill="none"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1cm" svg:stroke-color="#000000" draw:marker-start-width="0.355cm" draw:marker-end-width="0.355cm" draw:fill="none" fo:min-height="6.812cm" fo:min-width="5.8cm" fo:padding-top="0.15cm" fo:padding-bottom="0.15cm" fo:padding-left="0.275cm" fo:padding-right="0.275cm"/>
    </style:style>
    <style:style style:name="gr3" style:family="graphic" style:parent-style-name="standard" style:list-style-name="L1">
      <style:graphic-properties svg:stroke-width="0.051cm" svg:stroke-color="#000000" draw:marker-start-width="0.355cm" draw:marker-end-width="0.355cm" draw:fill="none" draw:textarea-horizontal-align="justify" draw:textarea-vertical-align="middle" draw:auto-grow-height="false" fo:padding-top="0.15cm" fo:padding-bottom="0.15cm" fo:padding-left="0.275cm" fo:padding-right="0.275cm"/>
    </style:style>
    <style:style style:name="gr4" style:family="graphic" style:parent-style-name="standard" style:list-style-name="L1">
      <style:graphic-properties svg:stroke-width="0.051cm" svg:stroke-color="#000000" draw:marker-start-width="0.355cm" draw:marker-end-width="0.355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color="#000000" draw:marker-start="Arrow" draw:marker-start-width="0.3cm" draw:marker-end="Arrow" draw:marker-end-width="0.3cm"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1.528cm" fo:min-width="0cm"/>
    </style:style>
    <style:style style:name="gr7" style:family="graphic" style:parent-style-name="standard">
      <style:graphic-properties draw:stroke="none" svg:stroke-color="#000000" draw:fill="none" draw:fill-color="#ffffff" fo:min-height="0.713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ab-stops/>
      </style:paragraph-properties>
    </style:style>
    <style:style style:name="P2" style:family="paragraph">
      <style:paragraph-properties fo:text-align="center">
        <style:tab-stops/>
      </style:paragraph-properties>
      <style:text-properties style:font-name="Arial" fo:font-size="12pt" style:letter-kerning="true" style:font-name-asian="Microsoft YaHei" style:font-size-asian="12pt" style:font-name-complex="Mangal" style:font-size-complex="12pt"/>
    </style:style>
    <style:style style:name="P3" style:family="paragraph">
      <style:text-properties fo:font-size="12pt" style:font-size-asian="12pt" style:font-size-complex="12pt"/>
    </style:style>
    <style:style style:name="P4" style:family="paragraph">
      <style:paragraph-properties fo:text-align="center"/>
    </style:style>
    <style:style style:name="P5" style:family="paragraph">
      <style:paragraph-properties fo:text-align="center"/>
      <style:text-properties style:font-name="Arial" fo:font-size="12pt" style:letter-kerning="true" style:font-name-asian="Microsoft YaHei" style:font-size-asian="12pt" style:font-name-complex="Mangal" style:font-size-complex="12pt"/>
    </style:style>
    <style:style style:name="T1" style:family="text">
      <style:text-properties style:font-name="Arial" fo:font-size="12pt" style:letter-kerning="true" style:font-name-asian="Microsoft YaHei" style:font-size-asian="12pt" style:font-name-complex="Mangal"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custom-shape draw:style-name="gr1" draw:text-style-name="P2" draw:layer="layout" svg:width="3.048cm" svg:height="2.767cm" svg:x="0.026cm" svg:y="0.407cm">
          <text:p text:style-name="P1"><text:span text:style-name="T1">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6.35cm" svg:height="7.112cm" svg:x="7.519cm" svg:y="0.026cm">
          <text:p/>
          <draw:enhanced-geometry svg:viewBox="0 0 21600 21600" draw:mirror-horizontal="false" draw:mirror-vertical="false" draw:type="rectangle" draw:enhanced-path="M 0 0 L 21600 0 21600 21600 0 21600 0 0 Z N"/>
        </draw:custom-shape>
        <draw:custom-shape draw:style-name="gr3" draw:text-style-name="P5" draw:layer="layout" svg:width="5.588cm" svg:height="2.032cm" svg:x="7.9cm" svg:y="0.761cm">
          <text:p text:style-name="P4"><text:span text:style-name="T1">AtHomePowerline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3.048cm" svg:height="1.905cm" svg:x="15.012cm" svg:y="0.861cm">
          <text:p text:style-name="P4"><text:span text:style-name="T1">X10</text:span></text:p>
          <text:p text:style-name="P4"><text:span text:style-name="T1">Power Line</text:span></text:p>
          <text:p text:style-name="P4"><text:span text:style-name="T1">Controller</text:span></text:p>
          <draw:enhanced-geometry svg:viewBox="0 0 21600 21600" draw:mirror-horizontal="false" draw:mirror-vertical="false" draw:type="rectangle" draw:enhanced-path="M 0 0 L 21600 0 21600 21600 0 21600 0 0 Z N"/>
        </draw:custom-shape>
        <draw:line draw:style-name="gr5" draw:text-style-name="P4" draw:layer="layout" svg:x1="3.074cm" svg:y1="1.777cm" svg:x2="7.9cm" svg:y2="1.777cm">
          <text:p/>
        </draw:line>
        <draw:line draw:style-name="gr5" draw:text-style-name="P4" draw:layer="layout" svg:x1="13.488cm" svg:y1="1.804cm" svg:x2="15.012cm" svg:y2="1.804cm">
          <text:p/>
        </draw:line>
        <draw:frame draw:style-name="gr6" draw:text-style-name="P4" draw:layer="layout" svg:width="5.392cm" svg:height="1.778cm" svg:x="7.996cm" svg:y="5.233cm">
          <draw:text-box>
            <text:p text:style-name="P4">Host Machine</text:p>
            <text:p text:style-name="P4">e.g. Raspberry Pi</text:p>
          </draw:text-box>
        </draw:frame>
        <draw:frame draw:style-name="gr7" draw:layer="layout" svg:width="2.667cm" svg:height="0.963cm" svg:x="4.09cm" svg:y="0.788cm">
          <draw:text-box>
            <text:p>TCP/IP</text:p>
          </draw:text-box>
        </draw:frame>
        <draw:frame draw:style-name="gr8" draw:layer="layout" svg:width="0.68cm" svg:height="0.963cm" svg:x="1.931cm" svg:y="7.265cm">
          <draw:text-box>
            <text:p><text:s/></text:p>
          </draw:text-box>
        </draw:frame>
        <draw:frame draw:style-name="gr8" draw:layer="layout" svg:width="0.68cm" svg:height="0.963cm" svg:x="17.634cm" svg:y="6.503cm">
          <draw:text-box>
            <text:p><text:s/></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